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3.4756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0.6563in"/>
    </style:style>
    <style:style style:name="co30" style:family="table-column">
      <style:table-column-properties fo:break-before="auto" style:column-width="5.2626in"/>
    </style:style>
    <style:style style:name="co31" style:family="table-column">
      <style:table-column-properties fo:break-before="auto" style:column-width="2.4535in"/>
    </style:style>
    <style:style style:name="co32" style:family="table-column">
      <style:table-column-properties fo:break-before="auto" style:column-width="1.7791in"/>
    </style:style>
    <style:style style:name="co33" style:family="table-column">
      <style:table-column-properties fo:break-before="auto" style:column-width="1.8118in"/>
    </style:style>
    <style:style style:name="co34" style:family="table-column">
      <style:table-column-properties fo:break-before="auto" style:column-width="5.5in"/>
    </style:style>
    <style:style style:name="co35" style:family="table-column">
      <style:table-column-properties fo:break-before="auto" style:column-width="0.6862in"/>
    </style:style>
    <style:style style:name="co36" style:family="table-column">
      <style:table-column-properties fo:break-before="auto" style:column-width="2.2299in"/>
    </style:style>
    <style:style style:name="co37" style:family="table-column">
      <style:table-column-properties fo:break-before="auto" style:column-width="2.648in"/>
    </style:style>
    <style:style style:name="co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3.9984in"/>
    </style:style>
    <style:style style:name="co16" style:family="table-column">
      <style:table-column-properties fo:break-before="auto" style:column-width="5.6717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1.8835in"/>
    </style:style>
    <style:style style:name="co19" style:family="table-column">
      <style:table-column-properties fo:break-before="auto" style:column-width="2.1307in"/>
    </style:style>
    <style:style style:name="co20" style:family="table-column">
      <style:table-column-properties fo:break-before="auto" style:column-width="1.9366in"/>
    </style:style>
    <style:style style:name="co21" style:family="table-column">
      <style:table-column-properties fo:break-before="auto" style:column-width="3.1854in"/>
    </style:style>
    <style:style style:name="co22" style:family="table-column">
      <style:table-column-properties fo:break-before="auto" style:column-width="6.3819in"/>
    </style:style>
    <style:style style:name="co23" style:family="table-column">
      <style:table-column-properties fo:break-before="auto" style:column-width="3.6909in"/>
    </style:style>
    <style:style style:name="co24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1.7256in"/>
    </style:style>
    <style:style style:name="co26" style:family="table-column">
      <style:table-column-properties fo:break-before="auto" style:column-width="4.9929in"/>
    </style:style>
    <style:style style:name="co38" style:family="table-column">
      <style:table-column-properties fo:break-before="auto" style:column-width="2.4547in"/>
    </style:style>
    <style:style style:name="co39" style:family="table-column">
      <style:table-column-properties fo:break-before="auto" style:column-width="2.1335in"/>
    </style:style>
    <style:style style:name="co40" style:family="table-column">
      <style:table-column-properties fo:break-before="auto" style:column-width="1.7154in"/>
    </style:style>
    <style:style style:name="co41" style:family="table-column">
      <style:table-column-properties fo:break-before="auto" style:column-width="2.228in"/>
    </style:style>
    <style:style style:name="co42" style:family="table-column">
      <style:table-column-properties fo:break-before="auto" style:column-width="3.8098in"/>
    </style:style>
    <style:style style:name="co43" style:family="table-column">
      <style:table-column-properties fo:break-before="auto" style:column-width="4.2346in"/>
    </style:style>
    <style:style style:name="co44" style:family="table-column">
      <style:table-column-properties fo:break-before="auto" style:column-width="4.0311in"/>
    </style:style>
    <style:style style:name="co45" style:family="table-column">
      <style:table-column-properties fo:break-before="auto" style:column-width="6.1862in"/>
    </style:style>
    <style:style style:name="co46" style:family="table-column">
      <style:table-column-properties fo:break-before="auto" style:column-width="3.5272in"/>
    </style:style>
    <style:style style:name="co47" style:family="table-column">
      <style:table-column-properties fo:break-before="auto" style:column-width="2.5827in"/>
    </style:style>
    <style:style style:name="co48" style:family="table-column">
      <style:table-column-properties fo:break-before="auto" style:column-width="3.1528in"/>
    </style:style>
    <style:style style:name="co49" style:family="table-column">
      <style:table-column-properties fo:break-before="auto" style:column-width="2.6799in"/>
    </style:style>
    <style:style style:name="co50" style:family="table-column">
      <style:table-column-properties fo:break-before="auto" style:column-width="0.5354in"/>
    </style:style>
    <style:style style:name="co51" style:family="table-column">
      <style:table-column-properties fo:break-before="auto" style:column-width="0.9646in"/>
    </style:style>
    <style:style style:name="ro5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 style:data-style-name="N100">
      <style:text-properties fo:font-size="12pt" fo:font-weight="bold"/>
    </style:style>
    <style:style style:name="ce79" style:family="table-cell" style:parent-style-name="Default" style:data-style-name="N100"/>
    <style:style style:name="ce80" style:family="table-cell" style:parent-style-name="Default" style:data-style-name="N100">
      <style:text-properties style:font-name="Arial" style:font-name-asian="Droid Sans Fallback" style:font-name-complex="Lohit Hindi"/>
    </style:style>
    <style:style style:name="ce81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82" style:family="table-cell" style:parent-style-name="Default">
      <style:table-cell-properties fo:background-color="transparent" fo:border="none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5" table:default-cell-style-name="Default"/>
        <table:table-column table:style-name="co16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17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3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47">
            <text:p>347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177">
            <text:p>177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510086455331412">
            <text:p>51.01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ce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1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1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29">
          <table:table-cell table:number-columns-repeated="1024"/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0" table:default-cell-style-name="ce5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12];&quot;No&quot;)" office:value-type="float" office:value="156">
            <text:p>156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12];&quot;Yes&quot;)" office:value-type="float" office:value="57">
            <text:p>5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10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11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1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2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12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3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13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13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4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14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5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15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6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16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1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7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17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1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8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1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8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9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68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19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0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2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0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1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68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21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2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2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3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23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4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2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5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25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6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6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2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7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7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27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8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2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9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2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0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1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31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3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32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32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32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3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33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33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3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4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34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34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3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5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35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3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6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36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36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36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7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37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3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8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38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38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3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6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1020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49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49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0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50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50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1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51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5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2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52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3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5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4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4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5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55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55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6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56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56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7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5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8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58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5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9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59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59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5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0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6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1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6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2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62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6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3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2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63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63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62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4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6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6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6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6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formula="of:=NOTATION(SUBSTITUTE([.E70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70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71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76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77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78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7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$Linphone.$A$2:.$E$9000];MATCH([.E79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8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2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81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81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2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82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82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2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83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83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getAudioCodecs">
            <text:p>getAudioCodecs</text:p>
          </table:table-cell>
          <table:table-cell/>
          <table:table-cell office:value-type="string">
            <text:p>Array of PayloadType</text:p>
          </table:table-cell>
          <table:table-cell table:style-name="ce62" table:formula="of:=SEEKIMPL(&quot;Impl&quot;;&quot;class:CoreAPI&quot;;[.A84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8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4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8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2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8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2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88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8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62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8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62" table:formula="of:=SEEKIMPL(&quot;Impl&quot;;&quot;class:CoreAPI&quot;;[.A90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9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9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1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9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2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3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62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9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9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96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96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97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DefaultProxy">
            <text:p>getDefaultProxy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8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98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9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DeviceRotation">
            <text:p>getDeviceRot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99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DownloadBandwidth">
            <text:p>getDown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$Linphone.$A$2:.$E$9000];MATCH([.E10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DownloadPtime">
            <text:p>getDown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$Linphone.$A$2:.$E$9000];MATCH([.E10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2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0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2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2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0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3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10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2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0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10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1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2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8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0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0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1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1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12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13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1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1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4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2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1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5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6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1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1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7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2" table:formula="of:=SEEKIMPL(&quot;Impl&quot;;&quot;class:CoreAPI&quot;;[.A118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1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8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1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9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20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2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5" table:formula="of:=INDEX([$Linphone.$A$2:.$E$9000];MATCH([.E12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2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2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124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2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2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6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27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28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8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2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9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30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0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3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62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3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2" table:formula="of:=SEEKIMPL(&quot;Impl&quot;;&quot;class:CoreAPI&quot;;[.A132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3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2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2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3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$Linphone.$A$2:.$E$9000];MATCH([.E13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$Linphone.$A$2:.$E$9000];MATCH([.E13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5" table:formula="of:=INDEX([$Linphone.$A$2:.$E$9000];MATCH([.E13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5" table:formula="of:=INDEX([$Linphone.$A$2:.$E$9000];MATCH([.E13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3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8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2" table:formula="of:=SEEKIMPL(&quot;Impl&quot;;&quot;class:CoreAPI&quot;;[.A139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3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40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4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0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2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4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1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4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4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44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4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2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45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2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46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6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2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47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7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2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48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2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49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4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2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50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5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formula="of:=NOTATION(SUBSTITUTE([.E152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5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5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5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5" table:formula="of:=INDEX([$Linphone.$A$2:.$E$9000];MATCH([.E15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56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5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5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5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formula="of:=NOTATION(SUBSTITUTE([.E160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2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6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2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61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5" table:formula="of:=INDEX([$Linphone.$A$2:.$E$9000];MATCH([.E162];[$Linphone.$D$2:.$D$9000]);5)" office:value-type="string" office:string-value="signature:(LinphoneCore *lc, bool_t muted)">
            <text:p>signature:(LinphoneCore *lc, bool_t muted)</text:p>
          </table:table-cell>
          <table:table-cell table:style-name="ce15" table:formula="of:=INDEX([$Linphone.$A$2:.$E$9000];MATCH([.E1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63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63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2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62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6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62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66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6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62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67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2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68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2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69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6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62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70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7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2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7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2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73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2" table:formula="of:=SEEKIMPL(&quot;Impl&quot;;&quot;class:CoreAPI&quot;;[.A174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74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5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75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62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76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62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$Linphone.$A$2:.$E$9000];MATCH([.E17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8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8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9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79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7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80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81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2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82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83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8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84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$Linphone.$A$2:.$E$9000];MATCH([.E185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$Linphone.$A$2:.$E$9000];MATCH([.E186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87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8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9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90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91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92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93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9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94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95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19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96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97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8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2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9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2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200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62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201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2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2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202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62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203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2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2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04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62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5" table:formula="of:=INDEX([$Linphone.$A$2:.$E$9000];MATCH([.E205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62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206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20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8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9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62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10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2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11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1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2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12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62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13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1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62" table:formula="of:=SEEKIMPL(&quot;Impl&quot;;&quot;class:CoreAPI&quot;;[.A214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14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62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15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62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$Linphone.$A$2:.$E$9000];MATCH([.E216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$Linphone.$A$2:.$E$9000];MATCH([.E217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62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5" table:formula="of:=INDEX([$Linphone.$A$2:.$E$9000];MATCH([.E218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62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5" table:formula="of:=INDEX([$Linphone.$A$2:.$E$9000];MATCH([.E219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62" table:formula="of:=SEEKIMPL(&quot;Impl&quot;;&quot;class:CoreAPI&quot;;[.A220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20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62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21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2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22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2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23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24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2" table:formula="of:=SEEKIMPL(&quot;Impl&quot;;&quot;class:CoreAPI&quot;;[.A225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25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2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62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26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15" table:formula="of:=INDEX([$Linphone.$A$2:.$E$9000];MATCH([.E22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2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27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8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8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9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9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2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3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31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3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3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3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3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4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5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5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35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3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6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6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36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3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7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7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37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3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8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8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8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9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9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5" table:formula="of:=INDEX([$Linphone.$A$2:.$E$9000];MATCH([.E239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0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40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40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4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1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41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4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2" table:formula="of:=SEEKIMPL(&quot;Impl&quot;;&quot;class:CoreAPI&quot;;[.A243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43];[$Linphone.$D$2:.$D$9000]);5)" office:value-type="string" office:string-value="signature:(void)">
            <text:p>signature:(void)</text:p>
          </table:table-cell>
          <table:table-cell table:formula="of:=INDEX([$Linphone.$A$2:.$E$9000];MATCH([.E243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2" table:formula="of:=SEEKIMPL(&quot;Impl&quot;;&quot;class:CoreAPI&quot;;[.A244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44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4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loadTyp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4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4];&quot;Yes&quot;)" office:value-type="float" office:value="26">
            <text:p>2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Enabled</text:p>
          </table:table-cell>
          <table:table-cell table:style-name="ce18" office:value-type="string">
            <text:p>enabled</text:p>
          </table:table-cell>
          <table:table-cell table:style-name="ce18" office:value-type="string">
            <text:p>boolean</text:p>
          </table:table-cell>
          <table:table-cell table:style-name="ce71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linphone_core_payload_type_enabled</text:p>
          </table:table-cell>
          <table:table-cell table:style-name="ce31" table:formula="of:=INDEX([$Linphone.$A$2:.$E$9000];MATCH([.E13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8" table:formula="of:=INDEX([$Linphone.$A$2:.$E$9000];MATCH([.E1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Enabled</text:p>
          </table:table-cell>
          <table:table-cell table:style-name="ce19" office:value-type="string">
            <text:p>enabled</text:p>
          </table:table-cell>
          <table:table-cell table:style-name="ce19" office:value-type="string">
            <text:p>boolean</text:p>
          </table:table-cell>
          <table:table-cell table:style-name="ce72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linphone_core_enable_payload_type</text:p>
          </table:table-cell>
          <table:table-cell table:style-name="ce32" table:formula="of:=INDEX([$Linphone.$A$2:.$E$9000];MATCH([.E14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9" table:formula="of:=INDEX([$Linphone.$A$2:.$E$9000];MATCH([.E1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71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72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71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72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71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72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71" table:formula="of:=SEEKIMPL(&quot;Impl&quot;;&quot;class:PayloadTypeAPI&quot;;[.A29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72" table:formula="of:=SEEKIMPL(&quot;Impl&quot;;&quot;class:PayloadTypeAPI&quot;;[.A30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3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3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41];[$Linphone.$D$2:.$D$9000]);5)" office:value-type="string" office:string-value="struct:_PayloadType">
            <text:p>struct:_PayloadType</text:p>
          </table:table-cell>
          <table:table-cell table:formula="of:=INDEX([$Linphone.$A$2:.$E$9000];MATCH([.E41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1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4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71" table:formula="of:=SEEKIMPL(&quot;Impl&quot;;&quot;class:PayloadTypeAPI&quot;;[.A46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6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1" table:formula="of:=SEEKIMPL(&quot;Impl&quot;;&quot;class:PayloadTypeAPI&quot;;[.A47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7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75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75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5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5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75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75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75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7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75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5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7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5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7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46" table:default-cell-style-name="ce79"/>
        <table:table-column table:style-name="co24" table:default-cell-style-name="ce79"/>
        <table:table-column table:style-name="co47" table:default-cell-style-name="ce79"/>
        <table:table-column table:style-name="co48" table:default-cell-style-name="ce79"/>
        <table:table-column table:style-name="co49" table:default-cell-style-name="ce79"/>
        <table:table-column table:style-name="co47" table:default-cell-style-name="ce79"/>
        <table:table-column table:style-name="co24" table:number-columns-repeated="1017" table:default-cell-style-name="ce79"/>
        <table:table-row table:style-name="ro6">
          <table:table-cell table:style-name="ce78" office:value-type="string">
            <text:p>File</text:p>
          </table:table-cell>
          <table:table-cell table:style-name="ce78" office:value-type="string">
            <text:p>Line</text:p>
          </table:table-cell>
          <table:table-cell table:style-name="ce78" office:value-type="string">
            <text:p>Return type</text:p>
          </table:table-cell>
          <table:table-cell table:style-name="ce78" office:value-type="string">
            <text:p>Function</text:p>
          </table:table-cell>
          <table:table-cell table:style-name="ce78" office:value-type="string">
            <text:p>Parameters</text:p>
          </table:table-cell>
          <table:table-cell table:style-name="ce78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682">
            <text:p>682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683">
            <text:p>683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084">
            <text:p>1084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085">
            <text:p>1085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082">
            <text:p>1082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083">
            <text:p>1083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659">
            <text:p>6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20">
            <text:p>220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19">
            <text:p>219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666">
            <text:p>666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664">
            <text:p>664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660">
            <text:p>660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656">
            <text:p>656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668">
            <text:p>668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670">
            <text:p>670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669">
            <text:p>669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672">
            <text:p>672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671">
            <text:p>671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459">
            <text:p>459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662">
            <text:p>662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461">
            <text:p>461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654">
            <text:p>654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41">
            <text:p>241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455">
            <text:p>455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478">
            <text:p>478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474">
            <text:p>474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473">
            <text:p>473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466">
            <text:p>466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469">
            <text:p>469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471">
            <text:p>471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468">
            <text:p>468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470">
            <text:p>470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472">
            <text:p>472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467">
            <text:p>467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475">
            <text:p>475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476">
            <text:p>476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477">
            <text:p>477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19">
            <text:p>519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15">
            <text:p>515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16">
            <text:p>516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14">
            <text:p>514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08">
            <text:p>508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20">
            <text:p>520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10">
            <text:p>510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12">
            <text:p>512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97">
            <text:p>197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94">
            <text:p>194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93">
            <text:p>193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89">
            <text:p>189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1">
            <text:p>191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86">
            <text:p>186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87">
            <text:p>187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5">
            <text:p>195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196">
            <text:p>196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2">
            <text:p>192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0">
            <text:p>190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90">
            <text:p>290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11">
            <text:p>311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10">
            <text:p>310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14">
            <text:p>314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13">
            <text:p>313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281">
            <text:p>281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01">
            <text:p>301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291">
            <text:p>291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159">
            <text:p>1159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44">
            <text:p>544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552">
            <text:p>552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561">
            <text:p>561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558">
            <text:p>558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560">
            <text:p>560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847">
            <text:p>847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37">
            <text:p>737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57">
            <text:p>757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39">
            <text:p>739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87">
            <text:p>787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13">
            <text:p>1113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39">
            <text:p>839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25">
            <text:p>825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12">
            <text:p>1112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952">
            <text:p>952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23">
            <text:p>823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849">
            <text:p>849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971">
            <text:p>971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27">
            <text:p>827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39">
            <text:p>539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759">
            <text:p>759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5">
            <text:p>755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077">
            <text:p>1077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06">
            <text:p>706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946">
            <text:p>946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949">
            <text:p>949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786">
            <text:p>786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51">
            <text:p>951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45">
            <text:p>945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948">
            <text:p>948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775">
            <text:p>775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57">
            <text:p>1057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04">
            <text:p>704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05">
            <text:p>705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15">
            <text:p>815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993">
            <text:p>993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975">
            <text:p>975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990">
            <text:p>990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16">
            <text:p>1116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845">
            <text:p>845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10">
            <text:p>1110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17">
            <text:p>817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05">
            <text:p>805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851">
            <text:p>851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855">
            <text:p>855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43">
            <text:p>843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761">
            <text:p>761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970">
            <text:p>970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097">
            <text:p>1097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28">
            <text:p>928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18">
            <text:p>1118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21">
            <text:p>1121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069">
            <text:p>1069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35">
            <text:p>735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32">
            <text:p>1032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286">
            <text:p>286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095">
            <text:p>1095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37">
            <text:p>837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18">
            <text:p>1018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783">
            <text:p>783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798">
            <text:p>798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04">
            <text:p>904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099">
            <text:p>1099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772">
            <text:p>772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769">
            <text:p>769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778">
            <text:p>778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892">
            <text:p>892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23">
            <text:p>1123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34">
            <text:p>1134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35">
            <text:p>1035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tu">
            <text:p>linphone_core_get_mtu</text:p>
          </table:table-cell>
          <table:table-cell table:style-name="Default" table:formula="of:=['RAW Linphone'.E20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900">
            <text:p>900</text:p>
          </table:table-cell>
          <table:table-cell table:style-name="Default" table:formula="of:=SUBSTITUTE(['RAW Linphone'.F205];&quot;returntype:&quot;;&quot;&quot;)" office:value-type="string" office:string-value="const char*">
            <text:p>const char*</text:p>
          </table:table-cell>
          <table:table-cell table:style-name="Default" table:formula="of:=['RAW Linphone'.A205]" office:value-type="string" office:string-value="linphone_core_get_nat_address">
            <text:p>linphone_core_get_nat_address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014">
            <text:p>1014</text:p>
          </table:table-cell>
          <table:table-cell table:style-name="Default" table:formula="of:=SUBSTITUTE(['RAW Linphone'.F206];&quot;returntype:&quot;;&quot;&quot;)" office:value-type="string" office:string-value="unsigned long">
            <text:p>unsigned long</text:p>
          </table:table-cell>
          <table:table-cell table:style-name="Default" table:formula="of:=['RAW Linphone'.A206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11">
            <text:p>1011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859">
            <text:p>859</text:p>
          </table:table-cell>
          <table:table-cell table:style-name="Default" table:formula="of:=SUBSTITUTE(['RAW Linphone'.F208];&quot;returntype:&quot;;&quot;&quot;)" office:value-type="string" office:string-value="int">
            <text:p>int</text:p>
          </table:table-cell>
          <table:table-cell table:style-name="Default" table:formula="of:=['RAW Linphone'.A208]" office:value-type="string" office:string-value="linphone_core_get_nortp_timeout">
            <text:p>linphone_core_get_nortp_timeout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821">
            <text:p>821</text:p>
          </table:table-cell>
          <table:table-cell table:style-name="Default" table:formula="of:=SUBSTITUTE(['RAW Linphone'.F209];&quot;returntype:&quot;;&quot;&quot;)" office:value-type="string" office:string-value="const char*">
            <text:p>const char*</text:p>
          </table:table-cell>
          <table:table-cell table:style-name="Default" table:formula="of:=['RAW Linphone'.A209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09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19">
            <text:p>819</text:p>
          </table:table-cell>
          <table:table-cell table:style-name="Default" table:formula="of:=SUBSTITUTE(['RAW Linphone'.F210];&quot;returntype:&quot;;&quot;&quot;)" office:value-type="string" office:string-value="int">
            <text:p>int</text:p>
          </table:table-cell>
          <table:table-cell table:style-name="Default" table:formula="of:=['RAW Linphone'.A210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917">
            <text:p>917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lay_level">
            <text:p>linphone_core_get_play_level</text:p>
          </table:table-cell>
          <table:table-cell table:style-name="Default" table:formula="of:=['RAW Linphone'.E21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27">
            <text:p>92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playback_device">
            <text:p>linphone_core_get_playback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24">
            <text:p>924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playback_gain_db">
            <text:p>linphone_core_get_playback_gain_db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87">
            <text:p>987</text:p>
          </table:table-cell>
          <table:table-cell table:style-name="Default" table:formula="of:=SUBSTITUTE(['RAW Linphone'.F214];&quot;returntype:&quot;;&quot;&quot;)" office:value-type="string" office:string-value="MSVideoSize">
            <text:p>MSVideoSize</text:p>
          </table:table-cell>
          <table:table-cell table:style-name="Default" table:formula="of:=['RAW Linphone'.A214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767">
            <text:p>767</text:p>
          </table:table-cell>
          <table:table-cell table:style-name="Default" table:formula="of:=SUBSTITUTE(['RAW Linphone'.F215];&quot;returntype:&quot;;&quot;&quot;)" office:value-type="string" office:string-value="const char*">
            <text:p>const char*</text:p>
          </table:table-cell>
          <table:table-cell table:style-name="Default" table:formula="of:=['RAW Linphone'.A215]" office:value-type="string" office:string-value="linphone_core_get_primary_contact">
            <text:p>linphone_core_get_primary_contact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777">
            <text:p>777</text:p>
          </table:table-cell>
          <table:table-cell table:style-name="Default" table:formula="of:=SUBSTITUTE(['RAW Linphone'.F216];&quot;returntype:&quot;;&quot;&quot;)" office:value-type="string" office:string-value="LinphoneAddress*">
            <text:p>LinphoneAddress*</text:p>
          </table:table-cell>
          <table:table-cell table:style-name="Default" table:formula="of:=['RAW Linphone'.A216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1">
            <text:p>831</text:p>
          </table:table-cell>
          <table:table-cell table:style-name="Default" table:formula="of:=SUBSTITUTE(['RAW Linphone'.F217];&quot;returntype:&quot;;&quot;&quot;)" office:value-type="string" office:string-value="constMSList*">
            <text:p>constMSList*</text:p>
          </table:table-cell>
          <table:table-cell table:style-name="Default" table:formula="of:=['RAW Linphone'.A217]" office:value-type="string" office:string-value="linphone_core_get_proxy_config_list">
            <text:p>linphone_core_get_proxy_config_list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918">
            <text:p>918</text:p>
          </table:table-cell>
          <table:table-cell table:style-name="Default" table:formula="of:=SUBSTITUTE(['RAW Linphone'.F218];&quot;returntype:&quot;;&quot;&quot;)" office:value-type="string" office:string-value="int">
            <text:p>int</text:p>
          </table:table-cell>
          <table:table-cell table:style-name="Default" table:formula="of:=['RAW Linphone'.A218]" office:value-type="string" office:string-value="linphone_core_get_rec_level">
            <text:p>linphone_core_get_rec_level</text:p>
          </table:table-cell>
          <table:table-cell table:style-name="Default" table:formula="of:=['RAW Linphone'.E21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06">
            <text:p>906</text:p>
          </table:table-cell>
          <table:table-cell table:style-name="Default" table:formula="of:=SUBSTITUTE(['RAW Linphone'.F219];&quot;returntype:&quot;;&quot;&quot;)" office:value-type="string" office:string-value="const char*">
            <text:p>const char*</text:p>
          </table:table-cell>
          <table:table-cell table:style-name="Default" table:formula="of:=['RAW Linphone'.A219]" office:value-type="string" office:string-value="linphone_core_get_relay_addr">
            <text:p>linphone_core_get_relay_addr</text:p>
          </table:table-cell>
          <table:table-cell table:style-name="Default" table:formula="of:=['RAW Linphone'.E21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42">
            <text:p>942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35">
            <text:p>935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ing">
            <text:p>linphone_core_get_ring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16">
            <text:p>916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ring_level">
            <text:p>linphone_core_get_ring_level</text:p>
          </table:table-cell>
          <table:table-cell table:style-name="Default" table:formula="of:=['RAW Linphone'.E22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39">
            <text:p>939</text:p>
          </table:table-cell>
          <table:table-cell table:style-name="Default" table:formula="of:=SUBSTITUTE(['RAW Linphone'.F223];&quot;returntype:&quot;;&quot;&quot;)" office:value-type="string" office:string-value="const char*">
            <text:p>const char*</text:p>
          </table:table-cell>
          <table:table-cell table:style-name="Default" table:formula="of:=['RAW Linphone'.A223]" office:value-type="string" office:string-value="linphone_core_get_ringback">
            <text:p>linphone_core_get_ringback</text:p>
          </table:table-cell>
          <table:table-cell table:style-name="Default" table:formula="of:=['RAW Linphone'.E2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26">
            <text:p>926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er_device">
            <text:p>linphone_core_get_ringer_device</text:p>
          </table:table-cell>
          <table:table-cell table:style-name="Default" table:formula="of:=['RAW Linphone'.E22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65">
            <text:p>965</text:p>
          </table:table-cell>
          <table:table-cell table:style-name="Default" table:formula="of:=SUBSTITUTE(['RAW Linphone'.F225];&quot;returntype:&quot;;&quot;&quot;)" office:value-type="string" office:string-value="bool_t">
            <text:p>bool_t</text:p>
          </table:table-cell>
          <table:table-cell table:style-name="Default" table:formula="of:=['RAW Linphone'.A225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877">
            <text:p>877</text:p>
          </table:table-cell>
          <table:table-cell table:style-name="Default" table:formula="of:=SUBSTITUTE(['RAW Linphone'.F226];&quot;returntype:&quot;;&quot;&quot;)" office:value-type="string" office:string-value="int">
            <text:p>int</text:p>
          </table:table-cell>
          <table:table-cell table:style-name="Default" table:formula="of:=['RAW Linphone'.A226]" office:value-type="string" office:string-value="linphone_core_get_sip_port">
            <text:p>linphone_core_get_sip_port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75">
            <text:p>1075</text:p>
          </table:table-cell>
          <table:table-cell table:style-name="Default" table:formula="of:=SUBSTITUTE(['RAW Linphone'.F227];&quot;returntype:&quot;;&quot;&quot;)" office:value-type="string" office:string-value="constMSList*">
            <text:p>constMSList*</text:p>
          </table:table-cell>
          <table:table-cell table:style-name="Default" table:formula="of:=['RAW Linphone'.A227]" office:value-type="string" office:string-value="linphone_core_get_sip_setups">
            <text:p>linphone_core_get_sip_setups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888">
            <text:p>888</text:p>
          </table:table-cell>
          <table:table-cell table:style-name="Default" table:formula="of:=SUBSTITUTE(['RAW Linphone'.F228];&quot;returntype:&quot;;&quot;&quot;)" office:value-type="string" office:string-value="ortp_socket_t">
            <text:p>ortp_socket_t</text:p>
          </table:table-cell>
          <table:table-cell table:style-name="Default" table:formula="of:=['RAW Linphone'.A228]" office:value-type="string" office:string-value="linphone_core_get_sip_socket">
            <text:p>linphone_core_get_sip_socket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881">
            <text:p>881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sip_transports">
            <text:p>linphone_core_get_sip_transports</text:p>
          </table:table-cell>
          <table:table-cell table:style-name="Default" table:formula="of:=['RAW Linphone'.E229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12">
            <text:p>912</text:p>
          </table:table-cell>
          <table:table-cell table:style-name="Default" table:formula="of:=SUBSTITUTE(['RAW Linphone'.F230];&quot;returntype:&quot;;&quot;&quot;)" office:value-type="string" office:string-value="const char**">
            <text:p>const char**</text:p>
          </table:table-cell>
          <table:table-cell table:style-name="Default" table:formula="of:=['RAW Linphone'.A230]" office:value-type="string" office:string-value="linphone_core_get_sound_devices">
            <text:p>linphone_core_get_sound_devices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32">
            <text:p>932</text:p>
          </table:table-cell>
          <table:table-cell table:style-name="Default" table:formula="of:=SUBSTITUTE(['RAW Linphone'.F231];&quot;returntype:&quot;;&quot;&quot;)" office:value-type="string" office:string-value="char">
            <text:p>char</text:p>
          </table:table-cell>
          <table:table-cell table:style-name="Default" table:formula="of:=['RAW Linphone'.A231]" office:value-type="string" office:string-value="linphone_core_get_sound_source">
            <text:p>linphone_core_get_sound_source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008">
            <text:p>1008</text:p>
          </table:table-cell>
          <table:table-cell table:style-name="Default" table:formula="of:=SUBSTITUTE(['RAW Linphone'.F232];&quot;returntype:&quot;;&quot;&quot;)" office:value-type="string" office:string-value="float">
            <text:p>float</text:p>
          </table:table-cell>
          <table:table-cell table:style-name="Default" table:formula="of:=['RAW Linphone'.A232]" office:value-type="string" office:string-value="linphone_core_get_static_picture_fps">
            <text:p>linphone_core_get_static_picture_fps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896">
            <text:p>896</text:p>
          </table:table-cell>
          <table:table-cell table:style-name="Default" table:formula="of:=SUBSTITUTE(['RAW Linphone'.F233];&quot;returntype:&quot;;&quot;&quot;)" office:value-type="string" office:string-value="const char*">
            <text:p>const char*</text:p>
          </table:table-cell>
          <table:table-cell table:style-name="Default" table:formula="of:=['RAW Linphone'.A233]" office:value-type="string" office:string-value="linphone_core_get_stun_server">
            <text:p>linphone_core_get_stun_server</text:p>
          </table:table-cell>
          <table:table-cell table:style-name="Default" table:formula="of:=['RAW Linphone'.E23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85">
            <text:p>985</text:p>
          </table:table-cell>
          <table:table-cell table:style-name="Default" table:formula="of:=SUBSTITUTE(['RAW Linphone'.F234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4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157">
            <text:p>1157</text:p>
          </table:table-cell>
          <table:table-cell table:style-name="Default" table:formula="of:=SUBSTITUTE(['RAW Linphone'.F235];&quot;returntype:&quot;;&quot;&quot;)" office:value-type="string" office:string-value="LinphoneTunnel*">
            <text:p>LinphoneTunnel*</text:p>
          </table:table-cell>
          <table:table-cell table:style-name="Default" table:formula="of:=['RAW Linphone'.A235]" office:value-type="string" office:string-value="linphone_core_get_tunnel">
            <text:p>linphone_core_get_tunnel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784">
            <text:p>784</text:p>
          </table:table-cell>
          <table:table-cell table:style-name="Default" table:formula="of:=SUBSTITUTE(['RAW Linphone'.F236];&quot;returntype:&quot;;&quot;&quot;)" office:value-type="string" office:string-value="int">
            <text:p>int</text:p>
          </table:table-cell>
          <table:table-cell table:style-name="Default" table:formula="of:=['RAW Linphone'.A236]" office:value-type="string" office:string-value="linphone_core_get_upload_bandwidth">
            <text:p>linphone_core_get_upload_bandwidth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02">
            <text:p>802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ptime">
            <text:p>linphone_core_get_upload_ptime</text:p>
          </table:table-cell>
          <table:table-cell table:style-name="Default" table:formula="of:=['RAW Linphone'.E23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69">
            <text:p>869</text:p>
          </table:table-cell>
          <table:table-cell table:style-name="Default" table:formula="of:=SUBSTITUTE(['RAW Linphone'.F238];&quot;returntype:&quot;;&quot;&quot;)" office:value-type="string" office:string-value="bool_t">
            <text:p>bool_t</text:p>
          </table:table-cell>
          <table:table-cell table:style-name="Default" table:formula="of:=['RAW Linphone'.A238]" office:value-type="string" office:string-value="linphone_core_get_use_info_for_dtmf">
            <text:p>linphone_core_get_use_info_for_dtmf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873">
            <text:p>873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4">
            <text:p>1064</text:p>
          </table:table-cell>
          <table:table-cell table:style-name="Default" table:formula="of:=SUBSTITUTE(['RAW Linphone'.F240];&quot;returntype:&quot;;&quot;&quot;)" office:value-type="string" office:string-value="void*">
            <text:p>void*</text:p>
          </table:table-cell>
          <table:table-cell table:style-name="Default" table:formula="of:=['RAW Linphone'.A240]" office:value-type="string" office:string-value="linphone_core_get_user_data">
            <text:p>linphone_core_get_user_data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709">
            <text:p>709</text:p>
          </table:table-cell>
          <table:table-cell table:style-name="Default" table:formula="of:=SUBSTITUTE(['RAW Linphone'.F241];&quot;returntype:&quot;;&quot;&quot;)" office:value-type="string" office:string-value="const char*">
            <text:p>const char*</text:p>
          </table:table-cell>
          <table:table-cell table:style-name="Default" table:formula="of:=['RAW Linphone'.A241]" office:value-type="string" office:string-value="linphone_core_get_version">
            <text:p>linphone_core_get_version</text:p>
          </table:table-cell>
          <table:table-cell table:style-name="Default" table:formula="of:=['RAW Linphone'.E24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809">
            <text:p>809</text:p>
          </table:table-cell>
          <table:table-cell table:style-name="Default" table:formula="of:=SUBSTITUTE(['RAW Linphone'.F242];&quot;returntype:&quot;;&quot;&quot;)" office:value-type="string" office:string-value="constMSList*">
            <text:p>constMSList*</text:p>
          </table:table-cell>
          <table:table-cell table:style-name="Default" table:formula="of:=['RAW Linphone'.A242]" office:value-type="string" office:string-value="linphone_core_get_video_codecs">
            <text:p>linphone_core_get_video_codecs</text:p>
          </table:table-cell>
          <table:table-cell table:style-name="Default" table:formula="of:=['RAW Linphone'.E24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001">
            <text:p>1001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video_device">
            <text:p>linphone_core_get_video_device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999">
            <text:p>999</text:p>
          </table:table-cell>
          <table:table-cell table:style-name="Default" table:formula="of:=SUBSTITUTE(['RAW Linphone'.F244];&quot;returntype:&quot;;&quot;&quot;)" office:value-type="string" office:string-value="const char**">
            <text:p>const char**</text:p>
          </table:table-cell>
          <table:table-cell table:style-name="Default" table:formula="of:=['RAW Linphone'.A244]" office:value-type="string" office:string-value="linphone_core_get_video_devices">
            <text:p>linphone_core_get_video_devices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978">
            <text:p>978</text:p>
          </table:table-cell>
          <table:table-cell table:style-name="Default" table:formula="of:=SUBSTITUTE(['RAW Linphone'.F245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5]" office:value-type="string" office:string-value="linphone_core_get_video_policy">
            <text:p>linphone_core_get_video_policy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857">
            <text:p>857</text:p>
          </table:table-cell>
          <table:table-cell table:style-name="Default" table:formula="of:=SUBSTITUTE(['RAW Linphone'.F246];&quot;returntype:&quot;;&quot;&quot;)" office:value-type="string" office:string-value="int">
            <text:p>int</text:p>
          </table:table-cell>
          <table:table-cell table:style-name="Default" table:formula="of:=['RAW Linphone'.A246]" office:value-type="string" office:string-value="linphone_core_get_video_port">
            <text:p>linphone_core_get_video_port</text:p>
          </table:table-cell>
          <table:table-cell table:style-name="Default" table:formula="of:=['RAW Linphone'.E24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733">
            <text:p>733</text:p>
          </table:table-cell>
          <table:table-cell table:style-name="Default" table:formula="of:=SUBSTITUTE(['RAW Linphone'.F247];&quot;returntype:&quot;;&quot;&quot;)" office:value-type="string" office:string-value="bool_t">
            <text:p>bool_t</text:p>
          </table:table-cell>
          <table:table-cell table:style-name="Default" table:formula="of:=['RAW Linphone'.A247]" office:value-type="string" office:string-value="linphone_core_in_call">
            <text:p>linphone_core_in_call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31">
            <text:p>731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c_invite_pending">
            <text:p>linphone_core_inc_invite_pending</text:p>
          </table:table-cell>
          <table:table-cell table:style-name="Default" table:formula="of:=['RAW Linphone'.E24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46">
            <text:p>1146</text:p>
          </table:table-cell>
          <table:table-cell table:style-name="Default" table:formula="of:=SUBSTITUTE(['RAW Linphone'.F249];&quot;returntype:&quot;;&quot;&quot;)" office:value-type="string" office:string-value="void">
            <text:p>void</text:p>
          </table:table-cell>
          <table:table-cell table:style-name="Default" table:formula="of:=['RAW Linphone'.A249]" office:value-type="string" office:string-value="linphone_core_init_default_params">
            <text:p>linphone_core_init_default_params</text:p>
          </table:table-cell>
          <table:table-cell table:style-name="Default" table:formula="of:=['RAW Linphone'.E24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717">
            <text:p>717</text:p>
          </table:table-cell>
          <table:table-cell table:style-name="Default" table:formula="of:=SUBSTITUTE(['RAW Linphone'.F250];&quot;returntype:&quot;;&quot;&quot;)" office:value-type="string" office:string-value="LinphoneAddress*">
            <text:p>LinphoneAddress*</text:p>
          </table:table-cell>
          <table:table-cell table:style-name="Default" table:formula="of:=['RAW Linphone'.A250]" office:value-type="string" office:string-value="linphone_core_interpret_url">
            <text:p>linphone_core_interpret_url</text:p>
          </table:table-cell>
          <table:table-cell table:style-name="Default" table:formula="of:=['RAW Linphone'.E25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19">
            <text:p>719</text:p>
          </table:table-cell>
          <table:table-cell table:style-name="Default" table:formula="of:=SUBSTITUTE(['RAW Linphone'.F251];&quot;returntype:&quot;;&quot;&quot;)" office:value-type="string" office:string-value="LinphoneCall*">
            <text:p>LinphoneCall*</text:p>
          </table:table-cell>
          <table:table-cell table:style-name="Default" table:formula="of:=['RAW Linphone'.A251]" office:value-type="string" office:string-value="linphone_core_invite">
            <text:p>linphone_core_invite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21">
            <text:p>721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_address">
            <text:p>linphone_core_invite_address</text:p>
          </table:table-cell>
          <table:table-cell table:style-name="Default" table:formula="of:=['RAW Linphone'.E25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25">
            <text:p>725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23">
            <text:p>723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with_params">
            <text:p>linphone_core_invite_with_params</text:p>
          </table:table-cell>
          <table:table-cell table:style-name="Default" table:formula="of:=['RAW Linphone'.E25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4">
            <text:p>774</text:p>
          </table:table-cell>
          <table:table-cell table:style-name="Default" table:formula="of:=SUBSTITUTE(['RAW Linphone'.F255];&quot;returntype:&quot;;&quot;&quot;)" office:value-type="string" office:string-value="bool_t">
            <text:p>bool_t</text:p>
          </table:table-cell>
          <table:table-cell table:style-name="Default" table:formula="of:=['RAW Linphone'.A255]" office:value-type="string" office:string-value="linphone_core_ipv6_enabled">
            <text:p>linphone_core_ipv6_enabled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962">
            <text:p>962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s_audio_muted">
            <text:p>linphone_core_is_audio_mut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115">
            <text:p>111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in_conference">
            <text:p>linphone_core_is_in_conferenc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36">
            <text:p>1136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960">
            <text:p>960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ic_muted">
            <text:p>linphone_core_is_mic_muted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51">
            <text:p>1051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network_reachabled">
            <text:p>linphone_core_is_network_reachabled</text:p>
          </table:table-cell>
          <table:table-cell table:style-name="Default" table:formula="of:=['RAW Linphone'.E26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963">
            <text:p>963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rtp_muted">
            <text:p>linphone_core_is_rtp_muted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715">
            <text:p>715</text:p>
          </table:table-cell>
          <table:table-cell table:style-name="Default" table:formula="of:=SUBSTITUTE(['RAW Linphone'.F262];&quot;returntype:&quot;;&quot;&quot;)" office:value-type="string" office:string-value="void">
            <text:p>void</text:p>
          </table:table-cell>
          <table:table-cell table:style-name="Default" table:formula="of:=['RAW Linphone'.A262]" office:value-type="string" office:string-value="linphone_core_iterate">
            <text:p>linphone_core_iterate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062">
            <text:p>1062</text:p>
          </table:table-cell>
          <table:table-cell table:style-name="Default" table:formula="of:=SUBSTITUTE(['RAW Linphone'.F263];&quot;returntype:&quot;;&quot;&quot;)" office:value-type="string" office:string-value="bool_t">
            <text:p>bool_t</text:p>
          </table:table-cell>
          <table:table-cell table:style-name="Default" table:formula="of:=['RAW Linphone'.A263]" office:value-type="string" office:string-value="linphone_core_keep_alive_enabled">
            <text:p>linphone_core_keep_alive_enabled</text:p>
          </table:table-cell>
          <table:table-cell table:style-name="Default" table:formula="of:=['RAW Linphone'.E26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17">
            <text:p>1117</text:p>
          </table:table-cell>
          <table:table-cell table:style-name="Default" table:formula="of:=SUBSTITUTE(['RAW Linphone'.F264];&quot;returntype:&quot;;&quot;&quot;)" office:value-type="string" office:string-value="int">
            <text:p>int</text:p>
          </table:table-cell>
          <table:table-cell table:style-name="Default" table:formula="of:=['RAW Linphone'.A264]" office:value-type="string" office:string-value="linphone_core_leave_conference">
            <text:p>linphone_core_leave_conferen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28">
            <text:p>1128</text:p>
          </table:table-cell>
          <table:table-cell table:style-name="Default" table:formula="of:=SUBSTITUTE(['RAW Linphone'.F265];&quot;returntype:&quot;;&quot;&quot;)" office:value-type="string" office:string-value="bool_t">
            <text:p>bool_t</text:p>
          </table:table-cell>
          <table:table-cell table:style-name="Default" table:formula="of:=['RAW Linphone'.A26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954">
            <text:p>954</text:p>
          </table:table-cell>
          <table:table-cell table:style-name="Default" table:formula="of:=SUBSTITUTE(['RAW Linphone'.F266];&quot;returntype:&quot;;&quot;&quot;)" office:value-type="string" office:string-value="void">
            <text:p>void</text:p>
          </table:table-cell>
          <table:table-cell table:style-name="Default" table:formula="of:=['RAW Linphone'.A266]" office:value-type="string" office:string-value="linphone_core_mute_mic">
            <text:p>linphone_core_mute_mic</text:p>
          </table:table-cell>
          <table:table-cell table:style-name="Default" table:formula="of:=['RAW Linphone'.E26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711">
            <text:p>711</text:p>
          </table:table-cell>
          <table:table-cell table:style-name="Default" table:formula="of:=SUBSTITUTE(['RAW Linphone'.F267];&quot;returntype:&quot;;&quot;&quot;)" office:value-type="string" office:string-value="LinphoneCore*">
            <text:p>LinphoneCore*</text:p>
          </table:table-cell>
          <table:table-cell table:style-name="Default" table:formula="of:=['RAW Linphone'.A267]" office:value-type="string" office:string-value="linphone_core_new">
            <text:p>linphone_core_new</text:p>
          </table:table-cell>
          <table:table-cell table:style-name="Default" table:formula="of:=['RAW Linphone'.E26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49">
            <text:p>749</text:p>
          </table:table-cell>
          <table:table-cell table:style-name="Default" table:formula="of:=SUBSTITUTE(['RAW Linphone'.F268];&quot;returntype:&quot;;&quot;&quot;)" office:value-type="string" office:string-value="int">
            <text:p>int</text:p>
          </table:table-cell>
          <table:table-cell table:style-name="Default" table:formula="of:=['RAW Linphone'.A268]" office:value-type="string" office:string-value="linphone_core_pause_all_calls">
            <text:p>linphone_core_pause_all_call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747">
            <text:p>747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call">
            <text:p>linphone_core_pause_call</text:p>
          </table:table-cell>
          <table:table-cell table:style-name="Default" table:formula="of:=['RAW Linphone'.E26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13">
            <text:p>813</text:p>
          </table:table-cell>
          <table:table-cell table:style-name="Default" table:formula="of:=SUBSTITUTE(['RAW Linphone'.F270];&quot;returntype:&quot;;&quot;&quot;)" office:value-type="string" office:string-value="bool_t">
            <text:p>bool_t</text:p>
          </table:table-cell>
          <table:table-cell table:style-name="Default" table:formula="of:=['RAW Linphone'.A270]" office:value-type="string" office:string-value="linphone_core_payload_type_enabled">
            <text:p>linphone_core_payload_type_enabled</text:p>
          </table:table-cell>
          <table:table-cell table:style-name="Default" table:formula="of:=['RAW Linphone'.E27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9">
            <text:p>1029</text:p>
          </table:table-cell>
          <table:table-cell table:style-name="Default" table:formula="of:=SUBSTITUTE(['RAW Linphone'.F271];&quot;returntype:&quot;;&quot;&quot;)" office:value-type="string" office:string-value="void">
            <text:p>void</text:p>
          </table:table-cell>
          <table:table-cell table:style-name="Default" table:formula="of:=['RAW Linphone'.A271]" office:value-type="string" office:string-value="linphone_core_play_dtmf">
            <text:p>linphone_core_play_dtmf</text:p>
          </table:table-cell>
          <table:table-cell table:style-name="Default" table:formula="of:=['RAW Linphone'.E27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944">
            <text:p>944</text:p>
          </table:table-cell>
          <table:table-cell table:style-name="Default" table:formula="of:=SUBSTITUTE(['RAW Linphone'.F272];&quot;returntype:&quot;;&quot;&quot;)" office:value-type="string" office:string-value="int">
            <text:p>int</text:p>
          </table:table-cell>
          <table:table-cell table:style-name="Default" table:formula="of:=['RAW Linphone'.A272]" office:value-type="string" office:string-value="linphone_core_preview_ring">
            <text:p>linphone_core_preview_ring</text:p>
          </table:table-cell>
          <table:table-cell table:style-name="Default" table:formula="of:=['RAW Linphone'.E27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743">
            <text:p>743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redirect_call">
            <text:p>linphone_core_redirect_call</text:p>
          </table:table-cell>
          <table:table-cell table:style-name="Default" table:formula="of:=['RAW Linphone'.E27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1104">
            <text:p>1104</text:p>
          </table:table-cell>
          <table:table-cell table:style-name="Default" table:formula="of:=SUBSTITUTE(['RAW Linphone'.F274];&quot;returntype:&quot;;&quot;&quot;)" office:value-type="string" office:string-value="void">
            <text:p>void</text:p>
          </table:table-cell>
          <table:table-cell table:style-name="Default" table:formula="of:=['RAW Linphone'.A274]" office:value-type="string" office:string-value="linphone_core_refresh_registers">
            <text:p>linphone_core_refresh_registers</text:p>
          </table:table-cell>
          <table:table-cell table:style-name="Default" table:formula="of:=['RAW Linphone'.E27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load_sound_devices">
            <text:p>linphone_core_reload_sound_devices</text:p>
          </table:table-cell>
          <table:table-cell table:style-name="Default" table:formula="of:=['RAW Linphone'.E27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98">
            <text:p>99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video_devices">
            <text:p>linphone_core_reload_video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841">
            <text:p>841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move_auth_info">
            <text:p>linphone_core_remove_auth_info</text:p>
          </table:table-cell>
          <table:table-cell table:style-name="Default" table:formula="of:=['RAW Linphone'.E27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114">
            <text:p>1114</text:p>
          </table:table-cell>
          <table:table-cell table:style-name="Default" table:formula="of:=SUBSTITUTE(['RAW Linphone'.F278];&quot;returntype:&quot;;&quot;&quot;)" office:value-type="string" office:string-value="int">
            <text:p>int</text:p>
          </table:table-cell>
          <table:table-cell table:style-name="Default" table:formula="of:=['RAW Linphone'.A278]" office:value-type="string" office:string-value="linphone_core_remove_from_conference">
            <text:p>linphone_core_remove_from_conference</text:p>
          </table:table-cell>
          <table:table-cell table:style-name="Default" table:formula="of:=['RAW Linphone'.E27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829">
            <text:p>8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proxy_config">
            <text:p>linphone_core_remove_proxy_config</text:p>
          </table:table-cell>
          <table:table-cell table:style-name="Default" table:formula="of:=['RAW Linphone'.E279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751">
            <text:p>751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sume_call">
            <text:p>linphone_core_resume_call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994">
            <text:p>994</text:p>
          </table:table-cell>
          <table:table-cell table:style-name="Default" table:formula="of:=SUBSTITUTE(['RAW Linphone'.F281];&quot;returntype:&quot;;&quot;&quot;)" office:value-type="string" office:string-value="bool_t">
            <text:p>bool_t</text:p>
          </table:table-cell>
          <table:table-cell table:style-name="Default" table:formula="of:=['RAW Linphone'.A281]" office:value-type="string" office:string-value="linphone_core_self_view_enabled">
            <text:p>linphone_core_self_view_enabled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763">
            <text:p>763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send_dtmf">
            <text:p>linphone_core_send_dtmf</text:p>
          </table:table-cell>
          <table:table-cell table:style-name="Default" table:formula="of:=['RAW Linphone'.E282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7">
            <text:p>807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set_audio_codecs">
            <text:p>linphone_core_set_audio_codecs</text:p>
          </table:table-cell>
          <table:table-cell table:style-name="Default" table:formula="of:=['RAW Linphone'.E283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853">
            <text:p>853</text:p>
          </table:table-cell>
          <table:table-cell table:style-name="Default" table:formula="of:=SUBSTITUTE(['RAW Linphone'.F284];&quot;returntype:&quot;;&quot;&quot;)" office:value-type="string" office:string-value="void">
            <text:p>void</text:p>
          </table:table-cell>
          <table:table-cell table:style-name="Default" table:formula="of:=['RAW Linphone'.A284]" office:value-type="string" office:string-value="linphone_core_set_audio_jittcomp">
            <text:p>linphone_core_set_audio_jittcomp</text:p>
          </table:table-cell>
          <table:table-cell table:style-name="Default" table:formula="of:=['RAW Linphone'.E2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61">
            <text:p>861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t_audio_port">
            <text:p>linphone_core_set_audio_port</text:p>
          </table:table-cell>
          <table:table-cell table:style-name="Default" table:formula="of:=['RAW Linphone'.E28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931">
            <text:p>931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capture_device">
            <text:p>linphone_core_set_capture_device</text:p>
          </table:table-cell>
          <table:table-cell table:style-name="Default" table:formula="of:=['RAW Linphone'.E28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833">
            <text:p>833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default_proxy">
            <text:p>linphone_core_set_default_proxy</text:p>
          </table:table-cell>
          <table:table-cell table:style-name="Default" table:formula="of:=['RAW Linphone'.E28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835">
            <text:p>835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88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019">
            <text:p>1019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set_device_rotation">
            <text:p>linphone_core_set_device_rotation</text:p>
          </table:table-cell>
          <table:table-cell table:style-name="Default" table:formula="of:=['RAW Linphone'.E289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780">
            <text:p>780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ownload_bandwidth">
            <text:p>linphone_core_set_download_bandwidth</text:p>
          </table:table-cell>
          <table:table-cell table:style-name="Default" table:formula="of:=['RAW Linphone'.E290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793">
            <text:p>793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ownload_ptime">
            <text:p>linphone_core_set_download_ptime</text:p>
          </table:table-cell>
          <table:table-cell table:style-name="Default" table:formula="of:=['RAW Linphone'.E291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02">
            <text:p>902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firewall_policy">
            <text:p>linphone_core_set_firewall_policy</text:p>
          </table:table-cell>
          <table:table-cell table:style-name="Default" table:formula="of:=['RAW Linphone'.E292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771">
            <text:p>771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guess_hostname">
            <text:p>linphone_core_set_guess_hostname</text:p>
          </table:table-cell>
          <table:table-cell table:style-name="Default" table:formula="of:=['RAW Linphone'.E29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90">
            <text:p>890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inc_timeout">
            <text:p>linphone_core_set_inc_timeout</text:p>
          </table:table-cell>
          <table:table-cell table:style-name="Default" table:formula="of:=['RAW Linphone'.E294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1124">
            <text:p>1124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max_calls">
            <text:p>linphone_core_set_max_calls</text:p>
          </table:table-cell>
          <table:table-cell table:style-name="Default" table:formula="of:=['RAW Linphone'.E295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133">
            <text:p>1133</text:p>
          </table:table-cell>
          <table:table-cell table:style-name="Default" table:formula="of:=SUBSTITUTE(['RAW Linphone'.F296];&quot;returntype:&quot;;&quot;&quot;)" office:value-type="string" office:string-value="int">
            <text:p>int</text:p>
          </table:table-cell>
          <table:table-cell table:style-name="Default" table:formula="of:=['RAW Linphone'.A296]" office:value-type="string" office:string-value="linphone_core_set_media_encryption">
            <text:p>linphone_core_set_media_encryption</text:p>
          </table:table-cell>
          <table:table-cell table:style-name="Default" table:formula="of:=['RAW Linphone'.E296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141">
            <text:p>1141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297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036">
            <text:p>1036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tu">
            <text:p>linphone_core_set_mtu</text:p>
          </table:table-cell>
          <table:table-cell table:style-name="Default" table:formula="of:=['RAW Linphone'.E298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898">
            <text:p>898</text:p>
          </table:table-cell>
          <table:table-cell table:style-name="Default" table:formula="of:=SUBSTITUTE(['RAW Linphone'.F299];&quot;returntype:&quot;;&quot;&quot;)" office:value-type="string" office:string-value="void">
            <text:p>void</text:p>
          </table:table-cell>
          <table:table-cell table:style-name="Default" table:formula="of:=['RAW Linphone'.A299]" office:value-type="string" office:string-value="linphone_core_set_nat_address">
            <text:p>linphone_core_set_nat_address</text:p>
          </table:table-cell>
          <table:table-cell table:style-name="Default" table:formula="of:=['RAW Linphone'.E29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015">
            <text:p>1015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0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12">
            <text:p>1012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1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1046">
            <text:p>1046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etwork_reachable">
            <text:p>linphone_core_set_network_reachable</text:p>
          </table:table-cell>
          <table:table-cell table:style-name="Default" table:formula="of:=['RAW Linphone'.E302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865">
            <text:p>865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ortp_timeout">
            <text:p>linphone_core_set_nortp_timeout</text:p>
          </table:table-cell>
          <table:table-cell table:style-name="Default" table:formula="of:=['RAW Linphone'.E303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26">
            <text:p>1026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play_file">
            <text:p>linphone_core_set_play_file</text:p>
          </table:table-cell>
          <table:table-cell table:style-name="Default" table:formula="of:=['RAW Linphone'.E304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920">
            <text:p>920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play_level">
            <text:p>linphone_core_set_play_level</text:p>
          </table:table-cell>
          <table:table-cell table:style-name="Default" table:formula="of:=['RAW Linphone'.E305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30">
            <text:p>930</text:p>
          </table:table-cell>
          <table:table-cell table:style-name="Default" table:formula="of:=SUBSTITUTE(['RAW Linphone'.F306];&quot;returntype:&quot;;&quot;&quot;)" office:value-type="string" office:string-value="int">
            <text:p>int</text:p>
          </table:table-cell>
          <table:table-cell table:style-name="Default" table:formula="of:=['RAW Linphone'.A306]" office:value-type="string" office:string-value="linphone_core_set_playback_device">
            <text:p>linphone_core_set_playback_device</text:p>
          </table:table-cell>
          <table:table-cell table:style-name="Default" table:formula="of:=['RAW Linphone'.E30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22">
            <text:p>922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back_gain_db">
            <text:p>linphone_core_set_playback_gain_db</text:p>
          </table:table-cell>
          <table:table-cell table:style-name="Default" table:formula="of:=['RAW Linphone'.E307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86">
            <text:p>986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08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8">
            <text:p>988</text:p>
          </table:table-cell>
          <table:table-cell table:style-name="Default" table:formula="of:=SUBSTITUTE(['RAW Linphone'.F309];&quot;returntype:&quot;;&quot;&quot;)" office:value-type="string" office:string-value="void">
            <text:p>void</text:p>
          </table:table-cell>
          <table:table-cell table:style-name="Default" table:formula="of:=['RAW Linphone'.A309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09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765">
            <text:p>765</text:p>
          </table:table-cell>
          <table:table-cell table:style-name="Default" table:formula="of:=SUBSTITUTE(['RAW Linphone'.F310];&quot;returntype:&quot;;&quot;&quot;)" office:value-type="string" office:string-value="int">
            <text:p>int</text:p>
          </table:table-cell>
          <table:table-cell table:style-name="Default" table:formula="of:=['RAW Linphone'.A310]" office:value-type="string" office:string-value="linphone_core_set_primary_contact">
            <text:p>linphone_core_set_primary_contact</text:p>
          </table:table-cell>
          <table:table-cell table:style-name="Default" table:formula="of:=['RAW Linphone'.E310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925">
            <text:p>925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rec_level">
            <text:p>linphone_core_set_rec_level</text:p>
          </table:table-cell>
          <table:table-cell table:style-name="Default" table:formula="of:=['RAW Linphone'.E31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27">
            <text:p>1027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record_file">
            <text:p>linphone_core_set_record_file</text:p>
          </table:table-cell>
          <table:table-cell table:style-name="Default" table:formula="of:=['RAW Linphone'.E312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08">
            <text:p>908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relay_addr">
            <text:p>linphone_core_set_relay_addr</text:p>
          </table:table-cell>
          <table:table-cell table:style-name="Default" table:formula="of:=['RAW Linphone'.E313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41">
            <text:p>941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4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934">
            <text:p>934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ing">
            <text:p>linphone_core_set_ring</text:p>
          </table:table-cell>
          <table:table-cell table:style-name="Default" table:formula="of:=['RAW Linphone'.E31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19">
            <text:p>919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set_ring_level">
            <text:p>linphone_core_set_ring_level</text:p>
          </table:table-cell>
          <table:table-cell table:style-name="Default" table:formula="of:=['RAW Linphone'.E316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38">
            <text:p>938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ingback">
            <text:p>linphone_core_set_ringback</text:p>
          </table:table-cell>
          <table:table-cell table:style-name="Default" table:formula="of:=['RAW Linphone'.E317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29">
            <text:p>929</text:p>
          </table:table-cell>
          <table:table-cell table:style-name="Default" table:formula="of:=SUBSTITUTE(['RAW Linphone'.F318];&quot;returntype:&quot;;&quot;&quot;)" office:value-type="string" office:string-value="int">
            <text:p>int</text:p>
          </table:table-cell>
          <table:table-cell table:style-name="Default" table:formula="of:=['RAW Linphone'.A318]" office:value-type="string" office:string-value="linphone_core_set_ringer_device">
            <text:p>linphone_core_set_ringer_device</text:p>
          </table:table-cell>
          <table:table-cell table:style-name="Default" table:formula="of:=['RAW Linphone'.E318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37">
            <text:p>937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oot_ca">
            <text:p>linphone_core_set_root_ca</text:p>
          </table:table-cell>
          <table:table-cell table:style-name="Default" table:formula="of:=['RAW Linphone'.E319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66">
            <text:p>966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093">
            <text:p>109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1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875">
            <text:p>875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sip_port">
            <text:p>linphone_core_set_sip_port</text:p>
          </table:table-cell>
          <table:table-cell table:style-name="Default" table:formula="of:=['RAW Linphone'.E322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879">
            <text:p>879</text:p>
          </table:table-cell>
          <table:table-cell table:style-name="Default" table:formula="of:=SUBSTITUTE(['RAW Linphone'.F323];&quot;returntype:&quot;;&quot;&quot;)" office:value-type="string" office:string-value="int">
            <text:p>int</text:p>
          </table:table-cell>
          <table:table-cell table:style-name="Default" table:formula="of:=['RAW Linphone'.A323]" office:value-type="string" office:string-value="linphone_core_set_sip_transports">
            <text:p>linphone_core_set_sip_transports</text:p>
          </table:table-cell>
          <table:table-cell table:style-name="Default" table:formula="of:=['RAW Linphone'.E323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33">
            <text:p>933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sound_source">
            <text:p>linphone_core_set_sound_source</text:p>
          </table:table-cell>
          <table:table-cell table:style-name="Default" table:formula="of:=['RAW Linphone'.E324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04">
            <text:p>1004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static_picture">
            <text:p>linphone_core_set_static_picture</text:p>
          </table:table-cell>
          <table:table-cell table:style-name="Default" table:formula="of:=['RAW Linphone'.E32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007">
            <text:p>1007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tatic_picture_fps">
            <text:p>linphone_core_set_static_picture_fps</text:p>
          </table:table-cell>
          <table:table-cell table:style-name="Default" table:formula="of:=['RAW Linphone'.E326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894">
            <text:p>894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tun_server">
            <text:p>linphone_core_set_stun_server</text:p>
          </table:table-cell>
          <table:table-cell table:style-name="Default" table:formula="of:=['RAW Linphone'.E327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781">
            <text:p>781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upload_bandwidth">
            <text:p>linphone_core_set_upload_bandwidth</text:p>
          </table:table-cell>
          <table:table-cell table:style-name="Default" table:formula="of:=['RAW Linphone'.E328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800">
            <text:p>800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upload_ptime">
            <text:p>linphone_core_set_upload_ptime</text:p>
          </table:table-cell>
          <table:table-cell table:style-name="Default" table:formula="of:=['RAW Linphone'.E329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867">
            <text:p>867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use_info_for_dtmf">
            <text:p>linphone_core_set_use_info_for_dtmf</text:p>
          </table:table-cell>
          <table:table-cell table:style-name="Default" table:formula="of:=['RAW Linphone'.E330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71">
            <text:p>871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1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708">
            <text:p>70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ser_agent">
            <text:p>linphone_core_set_user_agent</text:p>
          </table:table-cell>
          <table:table-cell table:style-name="Default" table:formula="of:=['RAW Linphone'.E332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065">
            <text:p>1065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r_data">
            <text:p>linphone_core_set_user_data</text:p>
          </table:table-cell>
          <table:table-cell table:style-name="Default" table:formula="of:=['RAW Linphone'.E333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811">
            <text:p>811</text:p>
          </table:table-cell>
          <table:table-cell table:style-name="Default" table:formula="of:=SUBSTITUTE(['RAW Linphone'.F334];&quot;returntype:&quot;;&quot;&quot;)" office:value-type="string" office:string-value="int">
            <text:p>int</text:p>
          </table:table-cell>
          <table:table-cell table:style-name="Default" table:formula="of:=['RAW Linphone'.A334]" office:value-type="string" office:string-value="linphone_core_set_video_codecs">
            <text:p>linphone_core_set_video_codecs</text:p>
          </table:table-cell>
          <table:table-cell table:style-name="Default" table:formula="of:=['RAW Linphone'.E334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00">
            <text:p>1000</text:p>
          </table:table-cell>
          <table:table-cell table:style-name="Default" table:formula="of:=SUBSTITUTE(['RAW Linphone'.F335];&quot;returntype:&quot;;&quot;&quot;)" office:value-type="string" office:string-value="int">
            <text:p>int</text:p>
          </table:table-cell>
          <table:table-cell table:style-name="Default" table:formula="of:=['RAW Linphone'.A335]" office:value-type="string" office:string-value="linphone_core_set_video_device">
            <text:p>linphone_core_set_video_device</text:p>
          </table:table-cell>
          <table:table-cell table:style-name="Default" table:formula="of:=['RAW Linphone'.E335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977">
            <text:p>977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video_policy">
            <text:p>linphone_core_set_video_policy</text:p>
          </table:table-cell>
          <table:table-cell table:style-name="Default" table:formula="of:=['RAW Linphone'.E336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3">
            <text:p>863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video_port">
            <text:p>linphone_core_set_video_port</text:p>
          </table:table-cell>
          <table:table-cell table:style-name="Default" table:formula="of:=['RAW Linphone'.E337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72">
            <text:p>1072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waiting_callback">
            <text:p>linphone_core_set_waiting_callback</text:p>
          </table:table-cell>
          <table:table-cell table:style-name="Default" table:formula="of:=['RAW Linphone'.E33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07">
            <text:p>1107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zrtp_secrets_file">
            <text:p>linphone_core_set_zrtp_secrets_file</text:p>
          </table:table-cell>
          <table:table-cell table:style-name="Default" table:formula="of:=['RAW Linphone'.E33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022">
            <text:p>1022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how_video">
            <text:p>linphone_core_show_video</text:p>
          </table:table-cell>
          <table:table-cell table:style-name="Default" table:formula="of:=['RAW Linphone'.E34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914">
            <text:p>914</text:p>
          </table:table-cell>
          <table:table-cell table:style-name="Default" table:formula="of:=SUBSTITUTE(['RAW Linphone'.F341];&quot;returntype:&quot;;&quot;&quot;)" office:value-type="string" office:string-value="bool_t">
            <text:p>bool_t</text:p>
          </table:table-cell>
          <table:table-cell table:style-name="Default" table:formula="of:=['RAW Linphone'.A34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915">
            <text:p>915</text:p>
          </table:table-cell>
          <table:table-cell table:style-name="Default" table:formula="of:=SUBSTITUTE(['RAW Linphone'.F342];&quot;returntype:&quot;;&quot;&quot;)" office:value-type="string" office:string-value="bool_t">
            <text:p>bool_t</text:p>
          </table:table-cell>
          <table:table-cell table:style-name="Default" table:formula="of:=['RAW Linphone'.A34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26">
            <text:p>1126</text:p>
          </table:table-cell>
          <table:table-cell table:style-name="Default" table:formula="of:=SUBSTITUTE(['RAW Linphone'.F343];&quot;returntype:&quot;;&quot;&quot;)" office:value-type="string" office:string-value="bool_t">
            <text:p>bool_t</text:p>
          </table:table-cell>
          <table:table-cell table:style-name="Default" table:formula="of:=['RAW Linphone'.A343]" office:value-type="string" office:string-value="linphone_core_sound_resources_locked">
            <text:p>linphone_core_sound_resources_locked</text:p>
          </table:table-cell>
          <table:table-cell table:style-name="Default" table:formula="of:=['RAW Linphone'.E3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030">
            <text:p>103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top_dtmf">
            <text:p>linphone_core_stop_dtmf</text:p>
          </table:table-cell>
          <table:table-cell table:style-name="Default" table:formula="of:=['RAW Linphone'.E3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745">
            <text:p>745</text:p>
          </table:table-cell>
          <table:table-cell table:style-name="Default" table:formula="of:=SUBSTITUTE(['RAW Linphone'.F345];&quot;returntype:&quot;;&quot;&quot;)" office:value-type="string" office:string-value="int">
            <text:p>int</text:p>
          </table:table-cell>
          <table:table-cell table:style-name="Default" table:formula="of:=['RAW Linphone'.A345]" office:value-type="string" office:string-value="linphone_core_terminate_all_calls">
            <text:p>linphone_core_terminate_all_calls</text:p>
          </table:table-cell>
          <table:table-cell table:style-name="Default" table:formula="of:=['RAW Linphone'.E3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741">
            <text:p>741</text:p>
          </table:table-cell>
          <table:table-cell table:style-name="Default" table:formula="of:=SUBSTITUTE(['RAW Linphone'.F346];&quot;returntype:&quot;;&quot;&quot;)" office:value-type="string" office:string-value="int">
            <text:p>int</text:p>
          </table:table-cell>
          <table:table-cell table:style-name="Default" table:formula="of:=['RAW Linphone'.A346]" office:value-type="string" office:string-value="linphone_core_terminate_call">
            <text:p>linphone_core_terminate_call</text:p>
          </table:table-cell>
          <table:table-cell table:style-name="Default" table:formula="of:=['RAW Linphone'.E34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120">
            <text:p>1120</text:p>
          </table:table-cell>
          <table:table-cell table:style-name="Default" table:formula="of:=SUBSTITUTE(['RAW Linphone'.F347];&quot;returntype:&quot;;&quot;&quot;)" office:value-type="string" office:string-value="int">
            <text:p>int</text:p>
          </table:table-cell>
          <table:table-cell table:style-name="Default" table:formula="of:=['RAW Linphone'.A347]" office:value-type="string" office:string-value="linphone_core_terminate_conference">
            <text:p>linphone_core_terminate_conference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727">
            <text:p>727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ransfer_call">
            <text:p>linphone_core_transfer_call</text:p>
          </table:table-cell>
          <table:table-cell table:style-name="Default" table:formula="of:=['RAW Linphone'.E34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29">
            <text:p>729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4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51">
            <text:p>1151</text:p>
          </table:table-cell>
          <table:table-cell table:style-name="Default" table:formula="of:=SUBSTITUTE(['RAW Linphone'.F350];&quot;returntype:&quot;;&quot;&quot;)" office:value-type="string" office:string-value="bool_t">
            <text:p>bool_t</text:p>
          </table:table-cell>
          <table:table-cell table:style-name="Default" table:formula="of:=['RAW Linphone'.A350]" office:value-type="string" office:string-value="linphone_core_tunnel_available">
            <text:p>linphone_core_tunnel_available</text:p>
          </table:table-cell>
          <table:table-cell table:style-name="Default" table:formula="of:=['RAW Linphone'.E35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53">
            <text:p>753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update_call">
            <text:p>linphone_core_update_call</text:p>
          </table:table-cell>
          <table:table-cell table:style-name="Default" table:formula="of:=['RAW Linphone'.E35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025">
            <text:p>1025</text:p>
          </table:table-cell>
          <table:table-cell table:style-name="Default" table:formula="of:=SUBSTITUTE(['RAW Linphone'.F352];&quot;returntype:&quot;;&quot;&quot;)" office:value-type="string" office:string-value="void">
            <text:p>void</text:p>
          </table:table-cell>
          <table:table-cell table:style-name="Default" table:formula="of:=['RAW Linphone'.A352]" office:value-type="string" office:string-value="linphone_core_use_files">
            <text:p>linphone_core_use_files</text:p>
          </table:table-cell>
          <table:table-cell table:style-name="Default" table:formula="of:=['RAW Linphone'.E35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017">
            <text:p>1017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use_preview_window">
            <text:p>linphone_core_use_preview_window</text:p>
          </table:table-cell>
          <table:table-cell table:style-name="Default" table:formula="of:=['RAW Linphone'.E35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936">
            <text:p>936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976">
            <text:p>976</text:p>
          </table:table-cell>
          <table:table-cell table:style-name="Default" table:formula="of:=SUBSTITUTE(['RAW Linphone'.F355];&quot;returntype:&quot;;&quot;&quot;)" office:value-type="string" office:string-value="bool_t">
            <text:p>bool_t</text:p>
          </table:table-cell>
          <table:table-cell table:style-name="Default" table:formula="of:=['RAW Linphone'.A355]" office:value-type="string" office:string-value="linphone_core_video_enabled">
            <text:p>linphone_core_video_enabled</text:p>
          </table:table-cell>
          <table:table-cell table:style-name="Default" table:formula="of:=['RAW Linphone'.E3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1">
            <text:p>991</text:p>
          </table:table-cell>
          <table:table-cell table:style-name="Default" table:formula="of:=SUBSTITUTE(['RAW Linphone'.F356];&quot;returntype:&quot;;&quot;&quot;)" office:value-type="string" office:string-value="bool_t">
            <text:p>bool_t</text:p>
          </table:table-cell>
          <table:table-cell table:style-name="Default" table:formula="of:=['RAW Linphone'.A356]" office:value-type="string" office:string-value="linphone_core_video_preview_enabled">
            <text:p>linphone_core_video_preview_enabled</text:p>
          </table:table-cell>
          <table:table-cell table:style-name="Default" table:formula="of:=['RAW Linphone'.E35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74">
            <text:p>974</text:p>
          </table:table-cell>
          <table:table-cell table:style-name="Default" table:formula="of:=SUBSTITUTE(['RAW Linphone'.F357];&quot;returntype:&quot;;&quot;&quot;)" office:value-type="string" office:string-value="bool_t">
            <text:p>bool_t</text:p>
          </table:table-cell>
          <table:table-cell table:style-name="Default" table:formula="of:=['RAW Linphone'.A357]" office:value-type="string" office:string-value="linphone_core_video_supported">
            <text:p>linphone_core_video_supported</text:p>
          </table:table-cell>
          <table:table-cell table:style-name="Default" table:formula="of:=['RAW Linphone'.E3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584">
            <text:p>584</text:p>
          </table:table-cell>
          <table:table-cell table:style-name="Default" table:formula="of:=SUBSTITUTE(['RAW Linphone'.F358];&quot;returntype:&quot;;&quot;&quot;)" office:value-type="string" office:string-value="const char*">
            <text:p>const char*</text:p>
          </table:table-cell>
          <table:table-cell table:style-name="Default" table:formula="of:=['RAW Linphone'.A358]" office:value-type="string" office:string-value="linphone_global_state_to_string">
            <text:p>linphone_global_state_to_string</text:p>
          </table:table-cell>
          <table:table-cell table:style-name="Default" table:formula="of:=['RAW Linphone'.E358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433">
            <text:p>433</text:p>
          </table:table-cell>
          <table:table-cell table:style-name="Default" table:formula="of:=SUBSTITUTE(['RAW Linphone'.F359];&quot;returntype:&quot;;&quot;&quot;)" office:value-type="string" office:string-value="void">
            <text:p>void</text:p>
          </table:table-cell>
          <table:table-cell table:style-name="Default" table:formula="of:=['RAW Linphone'.A359]" office:value-type="string" office:string-value="linphone_proxy_config_destroy">
            <text:p>linphone_proxy_config_destroy</text:p>
          </table:table-cell>
          <table:table-cell table:style-name="Default" table:formula="of:=['RAW Linphone'.E35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402">
            <text:p>402</text:p>
          </table:table-cell>
          <table:table-cell table:style-name="Default" table:formula="of:=SUBSTITUTE(['RAW Linphone'.F360];&quot;returntype:&quot;;&quot;&quot;)" office:value-type="string" office:string-value="int">
            <text:p>int</text:p>
          </table:table-cell>
          <table:table-cell table:style-name="Default" table:formula="of:=['RAW Linphone'.A360]" office:value-type="string" office:string-value="linphone_proxy_config_done">
            <text:p>linphone_proxy_config_done</text:p>
          </table:table-cell>
          <table:table-cell table:style-name="Default" table:formula="of:=['RAW Linphone'.E360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401">
            <text:p>401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proxy_config_edit">
            <text:p>linphone_proxy_config_edit</text:p>
          </table:table-cell>
          <table:table-cell table:style-name="Default" table:formula="of:=['RAW Linphone'.E36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10">
            <text:p>410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enable_publish">
            <text:p>linphone_proxy_config_enable_publish</text:p>
          </table:table-cell>
          <table:table-cell table:style-name="Default" table:formula="of:=['RAW Linphone'.E362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399">
            <text:p>399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392">
            <text:p>392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xpires">
            <text:p>linphone_proxy_config_expires</text:p>
          </table:table-cell>
          <table:table-cell table:style-name="Default" table:formula="of:=['RAW Linphone'.E364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21">
            <text:p>421</text:p>
          </table:table-cell>
          <table:table-cell table:style-name="Default" table:formula="of:=SUBSTITUTE(['RAW Linphone'.F365];&quot;returntype:&quot;;&quot;&quot;)" office:value-type="string" office:string-value="const char*">
            <text:p>const char*</text:p>
          </table:table-cell>
          <table:table-cell table:style-name="Default" table:formula="of:=['RAW Linphone'.A365]" office:value-type="string" office:string-value="linphone_proxy_config_get_addr">
            <text:p>linphone_proxy_config_get_addr</text:p>
          </table:table-cell>
          <table:table-cell table:style-name="Default" table:formula="of:=['RAW Linphone'.E36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25">
            <text:p>425</text:p>
          </table:table-cell>
          <table:table-cell table:style-name="Default" table:formula="of:=SUBSTITUTE(['RAW Linphone'.F366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66]" office:value-type="string" office:string-value="linphone_proxy_config_get_core">
            <text:p>linphone_proxy_config_get_core</text:p>
          </table:table-cell>
          <table:table-cell table:style-name="Default" table:formula="of:=['RAW Linphone'.E36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27">
            <text:p>427</text:p>
          </table:table-cell>
          <table:table-cell table:style-name="Default" table:formula="of:=SUBSTITUTE(['RAW Linphone'.F367];&quot;returntype:&quot;;&quot;&quot;)" office:value-type="string" office:string-value="bool_t">
            <text:p>bool_t</text:p>
          </table:table-cell>
          <table:table-cell table:style-name="Default" table:formula="of:=['RAW Linphone'.A367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67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28">
            <text:p>428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68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16">
            <text:p>416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domain">
            <text:p>linphone_proxy_config_get_domain</text:p>
          </table:table-cell>
          <table:table-cell table:style-name="Default" table:formula="of:=['RAW Linphone'.E36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30">
            <text:p>430</text:p>
          </table:table-cell>
          <table:table-cell table:style-name="Default" table:formula="of:=SUBSTITUTE(['RAW Linphone'.F370];&quot;returntype:&quot;;&quot;&quot;)" office:value-type="string" office:string-value="LinphoneReason">
            <text:p>LinphoneReason</text:p>
          </table:table-cell>
          <table:table-cell table:style-name="Default" table:formula="of:=['RAW Linphone'.A370]" office:value-type="string" office:string-value="linphone_proxy_config_get_error">
            <text:p>linphone_proxy_config_get_error</text:p>
          </table:table-cell>
          <table:table-cell table:style-name="Default" table:formula="of:=['RAW Linphone'.E37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22">
            <text:p>422</text:p>
          </table:table-cell>
          <table:table-cell table:style-name="Default" table:formula="of:=SUBSTITUTE(['RAW Linphone'.F371];&quot;returntype:&quot;;&quot;&quot;)" office:value-type="string" office:string-value="int">
            <text:p>int</text:p>
          </table:table-cell>
          <table:table-cell table:style-name="Default" table:formula="of:=['RAW Linphone'.A371]" office:value-type="string" office:string-value="linphone_proxy_config_get_expires">
            <text:p>linphone_proxy_config_get_expires</text:p>
          </table:table-cell>
          <table:table-cell table:style-name="Default" table:formula="of:=['RAW Linphone'.E37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19">
            <text:p>419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identity">
            <text:p>linphone_proxy_config_get_identity</text:p>
          </table:table-cell>
          <table:table-cell table:style-name="Default" table:formula="of:=['RAW Linphone'.E37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18">
            <text:p>41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route">
            <text:p>linphone_proxy_config_get_route</text:p>
          </table:table-cell>
          <table:table-cell table:style-name="Default" table:formula="of:=['RAW Linphone'.E37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36">
            <text:p>436</text:p>
          </table:table-cell>
          <table:table-cell table:style-name="Default" table:formula="of:=SUBSTITUTE(['RAW Linphone'.F374];&quot;returntype:&quot;;&quot;&quot;)" office:value-type="string" office:string-value="SipSetup*">
            <text:p>SipSetup*</text:p>
          </table:table-cell>
          <table:table-cell table:style-name="Default" table:formula="of:=['RAW Linphone'.A374]" office:value-type="string" office:string-value="linphone_proxy_config_get_sip_setup">
            <text:p>linphone_proxy_config_get_sip_setup</text:p>
          </table:table-cell>
          <table:table-cell table:style-name="Default" table:formula="of:=['RAW Linphone'.E374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35">
            <text:p>435</text:p>
          </table:table-cell>
          <table:table-cell table:style-name="Default" table:formula="of:=SUBSTITUTE(['RAW Linphone'.F375];&quot;returntype:&quot;;&quot;&quot;)" office:value-type="string" office:string-value="SipSetupContext*">
            <text:p>SipSetupContext*</text:p>
          </table:table-cell>
          <table:table-cell table:style-name="Default" table:formula="of:=['RAW Linphone'.A375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5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14">
            <text:p>414</text:p>
          </table:table-cell>
          <table:table-cell table:style-name="Default" table:formula="of:=SUBSTITUTE(['RAW Linphone'.F376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76]" office:value-type="string" office:string-value="linphone_proxy_config_get_state">
            <text:p>linphone_proxy_config_get_state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48">
            <text:p>448</text:p>
          </table:table-cell>
          <table:table-cell table:style-name="Default" table:formula="of:=SUBSTITUTE(['RAW Linphone'.F377];&quot;returntype:&quot;;&quot;&quot;)" office:value-type="string" office:string-value="void*">
            <text:p>void*</text:p>
          </table:table-cell>
          <table:table-cell table:style-name="Default" table:formula="of:=['RAW Linphone'.A377]" office:value-type="string" office:string-value="linphone_proxy_config_get_user_data">
            <text:p>linphone_proxy_config_get_user_data</text:p>
          </table:table-cell>
          <table:table-cell table:style-name="Default" table:formula="of:=['RAW Linphone'.E377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15">
            <text:p>415</text:p>
          </table:table-cell>
          <table:table-cell table:style-name="Default" table:formula="of:=SUBSTITUTE(['RAW Linphone'.F378];&quot;returntype:&quot;;&quot;&quot;)" office:value-type="string" office:string-value="bool_t">
            <text:p>bool_t</text:p>
          </table:table-cell>
          <table:table-cell table:style-name="Default" table:formula="of:=['RAW Linphone'.A378]" office:value-type="string" office:string-value="linphone_proxy_config_is_registered">
            <text:p>linphone_proxy_config_is_registered</text:p>
          </table:table-cell>
          <table:table-cell table:style-name="Default" table:formula="of:=['RAW Linphone'.E37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388">
            <text:p>388</text:p>
          </table:table-cell>
          <table:table-cell table:style-name="Default" table:formula="of:=SUBSTITUTE(['RAW Linphone'.F379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79]" office:value-type="string" office:string-value="linphone_proxy_config_new">
            <text:p>linphone_proxy_config_new</text:p>
          </table:table-cell>
          <table:table-cell table:style-name="Default" table:formula="of:=['RAW Linphone'.E37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40">
            <text:p>440</text:p>
          </table:table-cell>
          <table:table-cell table:style-name="Default" table:formula="of:=SUBSTITUTE(['RAW Linphone'.F380];&quot;returntype:&quot;;&quot;&quot;)" office:value-type="string" office:string-value="int">
            <text:p>int</text:p>
          </table:table-cell>
          <table:table-cell table:style-name="Default" table:formula="of:=['RAW Linphone'.A380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0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420">
            <text:p>420</text:p>
          </table:table-cell>
          <table:table-cell table:style-name="Default" table:formula="of:=SUBSTITUTE(['RAW Linphone'.F381];&quot;returntype:&quot;;&quot;&quot;)" office:value-type="string" office:string-value="bool_t">
            <text:p>bool_t</text:p>
          </table:table-cell>
          <table:table-cell table:style-name="Default" table:formula="of:=['RAW Linphone'.A381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24">
            <text:p>424</text:p>
          </table:table-cell>
          <table:table-cell table:style-name="Default" table:formula="of:=SUBSTITUTE(['RAW Linphone'.F382];&quot;returntype:&quot;;&quot;&quot;)" office:value-type="string" office:string-value="void">
            <text:p>void</text:p>
          </table:table-cell>
          <table:table-cell table:style-name="Default" table:formula="of:=['RAW Linphone'.A382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23">
            <text:p>423</text:p>
          </table:table-cell>
          <table:table-cell table:style-name="Default" table:formula="of:=SUBSTITUTE(['RAW Linphone'.F383];&quot;returntype:&quot;;&quot;&quot;)" office:value-type="string" office:string-value="bool_t">
            <text:p>bool_t</text:p>
          </table:table-cell>
          <table:table-cell table:style-name="Default" table:formula="of:=['RAW Linphone'.A383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11">
            <text:p>411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4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12">
            <text:p>412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85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390">
            <text:p>390</text:p>
          </table:table-cell>
          <table:table-cell table:style-name="Default" table:formula="of:=SUBSTITUTE(['RAW Linphone'.F386];&quot;returntype:&quot;;&quot;&quot;)" office:value-type="string" office:string-value="int">
            <text:p>int</text:p>
          </table:table-cell>
          <table:table-cell table:style-name="Default" table:formula="of:=['RAW Linphone'.A386]" office:value-type="string" office:string-value="linphone_proxy_config_set_identity">
            <text:p>linphone_proxy_config_set_identity</text:p>
          </table:table-cell>
          <table:table-cell table:style-name="Default" table:formula="of:=['RAW Linphone'.E386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391">
            <text:p>391</text:p>
          </table:table-cell>
          <table:table-cell table:style-name="Default" table:formula="of:=SUBSTITUTE(['RAW Linphone'.F387];&quot;returntype:&quot;;&quot;&quot;)" office:value-type="string" office:string-value="int">
            <text:p>int</text:p>
          </table:table-cell>
          <table:table-cell table:style-name="Default" table:formula="of:=['RAW Linphone'.A387]" office:value-type="string" office:string-value="linphone_proxy_config_set_route">
            <text:p>linphone_proxy_config_set_route</text:p>
          </table:table-cell>
          <table:table-cell table:style-name="Default" table:formula="of:=['RAW Linphone'.E387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389">
            <text:p>389</text:p>
          </table:table-cell>
          <table:table-cell table:style-name="Default" table:formula="of:=SUBSTITUTE(['RAW Linphone'.F388];&quot;returntype:&quot;;&quot;&quot;)" office:value-type="string" office:string-value="int">
            <text:p>int</text:p>
          </table:table-cell>
          <table:table-cell table:style-name="Default" table:formula="of:=['RAW Linphone'.A388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88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34">
            <text:p>434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sip_setup">
            <text:p>linphone_proxy_config_set_sip_setup</text:p>
          </table:table-cell>
          <table:table-cell table:style-name="Default" table:formula="of:=['RAW Linphone'.E389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44">
            <text:p>44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user_data">
            <text:p>linphone_proxy_config_set_user_data</text:p>
          </table:table-cell>
          <table:table-cell table:style-name="Default" table:formula="of:=['RAW Linphone'.E390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213">
            <text:p>213</text:p>
          </table:table-cell>
          <table:table-cell table:style-name="Default" table:formula="of:=SUBSTITUTE(['RAW Linphone'.F391];&quot;returntype:&quot;;&quot;&quot;)" office:value-type="string" office:string-value="const char*">
            <text:p>const char*</text:p>
          </table:table-cell>
          <table:table-cell table:style-name="Default" table:formula="of:=['RAW Linphone'.A391]" office:value-type="string" office:string-value="linphone_reason_to_string">
            <text:p>linphone_reason_to_string</text:p>
          </table:table-cell>
          <table:table-cell table:style-name="Default" table:formula="of:=['RAW Linphone'.E391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386">
            <text:p>386</text:p>
          </table:table-cell>
          <table:table-cell table:style-name="Default" table:formula="of:=SUBSTITUTE(['RAW Linphone'.F392];&quot;returntype:&quot;;&quot;&quot;)" office:value-type="string" office:string-value="const char*">
            <text:p>const char*</text:p>
          </table:table-cell>
          <table:table-cell table:style-name="Default" table:formula="of:=['RAW Linphone'.A392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2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53">
            <text:p>153</text:p>
          </table:table-cell>
          <table:table-cell table:style-name="Default" table:formula="of:=SUBSTITUTE(['RAW Linphone'.F393];&quot;returntype:&quot;;&quot;&quot;)">
            <text:p/>
          </table:table-cell>
          <table:table-cell table:style-name="Default" table:formula="of:=['RAW Linphone'.A393]" office:value-type="string" office:string-value="local_stats">
            <text:p>local_stats</text:p>
          </table:table-cell>
          <table:table-cell table:style-name="Default" table:formula="of:=['RAW Linphone'.E3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4];&quot;line:&quot;;&quot;&quot;)" office:value-type="string" office:string-value="62">
            <text:p>62</text:p>
          </table:table-cell>
          <table:table-cell table:style-name="Default" table:formula="of:=SUBSTITUTE(['RAW Linphone'.F394];&quot;returntype:&quot;;&quot;&quot;)">
            <text:p/>
          </table:table-cell>
          <table:table-cell table:style-name="Default" table:formula="of:=['RAW Linphone'.A394]" office:value-type="string" office:string-value="mime_type">
            <text:p>mime_type</text:p>
          </table:table-cell>
          <table:table-cell table:style-name="Default" table:formula="of:=['RAW Linphone'.E39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82">
            <text:p>982</text:p>
          </table:table-cell>
          <table:table-cell table:style-name="Default" table:formula="of:=SUBSTITUTE(['RAW Linphone'.F395];&quot;returntype:&quot;;&quot;&quot;)">
            <text:p/>
          </table:table-cell>
          <table:table-cell table:style-name="Default" table:formula="of:=['RAW Linphone'.A395]" office:value-type="string" office:string-value="name">
            <text:p>name</text:p>
          </table:table-cell>
          <table:table-cell table:style-name="Default" table:formula="of:=['RAW Linphone'.E395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6];&quot;line:&quot;;&quot;&quot;)" office:value-type="string" office:string-value="88">
            <text:p>88</text:p>
          </table:table-cell>
          <table:table-cell table:style-name="Default" table:formula="of:=SUBSTITUTE(['RAW Linphone'.F396];&quot;returntype:&quot;;&quot;&quot;)">
            <text:p/>
          </table:table-cell>
          <table:table-cell table:style-name="Default" table:formula="of:=['RAW Linphone'.A396]" office:value-type="string" office:string-value="name">
            <text:p>name</text:p>
          </table:table-cell>
          <table:table-cell table:style-name="Default" table:formula="of:=['RAW Linphone'.E396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658">
            <text:p>658</text:p>
          </table:table-cell>
          <table:table-cell table:style-name="Default" table:formula="of:=SUBSTITUTE(['RAW Linphone'.F397];&quot;returntype:&quot;;&quot;&quot;)">
            <text:p/>
          </table:table-cell>
          <table:table-cell table:style-name="Default" table:formula="of:=['RAW Linphone'.A397]" office:value-type="string" office:string-value="new_subscription_request">
            <text:p>new_subscription_request</text:p>
          </table:table-cell>
          <table:table-cell table:style-name="Default" table:formula="of:=['RAW Linphone'.E39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8];&quot;line:&quot;;&quot;&quot;)" office:value-type="string" office:string-value="61">
            <text:p>61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normal_bitrate">
            <text:p>normal_bitrate</text:p>
          </table:table-cell>
          <table:table-cell table:style-name="Default" table:formula="of:=['RAW Linphone'.E39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657">
            <text:p>657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notify_presence_recv">
            <text:p>notify_presence_recv</text:p>
          </table:table-cell>
          <table:table-cell table:style-name="Default" table:formula="of:=['RAW Linphone'.E39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667">
            <text:p>667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otify_recv">
            <text:p>notify_recv</text:p>
          </table:table-cell>
          <table:table-cell table:style-name="Default" table:formula="of:=['RAW Linphone'.E40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458">
            <text:p>45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password">
            <text:p>password</text:p>
          </table:table-cell>
          <table:table-cell table:style-name="Default" table:formula="of:=['RAW Linphone'.E40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2];&quot;line:&quot;;&quot;&quot;)" office:value-type="string" office:string-value="59">
            <text:p>59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pattern_length">
            <text:p>pattern_length</text:p>
          </table:table-cell>
          <table:table-cell table:style-name="Default" table:formula="of:=['RAW Linphone'.E40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89">
            <text:p>89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payload">
            <text:p>payload</text:p>
          </table:table-cell>
          <table:table-cell table:style-name="Default" table:formula="of:=['RAW Linphone'.E403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4];&quot;line:&quot;;&quot;&quot;)" office:value-type="string" office:string-value="101">
            <text:p>10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payload_type_append_recv_fmtp">
            <text:p>payload_type_append_recv_fmtp</text:p>
          </table:table-cell>
          <table:table-cell table:style-name="Default" table:formula="of:=['RAW Linphone'.E404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5];&quot;line:&quot;;&quot;&quot;)" office:value-type="string" office:string-value="102">
            <text:p>102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payload_type_append_send_fmtp">
            <text:p>payload_type_append_send_fmtp</text:p>
          </table:table-cell>
          <table:table-cell table:style-name="Default" table:formula="of:=['RAW Linphone'.E40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6];&quot;line:&quot;;&quot;&quot;)" office:value-type="string" office:string-value="96">
            <text:p>96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yload_type_clone">
            <text:p>payload_type_clone</text:p>
          </table:table-cell>
          <table:table-cell table:style-name="Default" table:formula="of:=['RAW Linphone'.E406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98">
            <text:p>98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yload_type_destroy">
            <text:p>payload_type_destroy</text:p>
          </table:table-cell>
          <table:table-cell table:style-name="Default" table:formula="of:=['RAW Linphone'.E407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97">
            <text:p>97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_type_get_rtpmap">
            <text:p>payload_type_get_rtpmap</text:p>
          </table:table-cell>
          <table:table-cell table:style-name="Default" table:formula="of:=['RAW Linphone'.E408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95">
            <text:p>95</text:p>
          </table:table-cell>
          <table:table-cell table:style-name="Default" table:formula="of:=SUBSTITUTE(['RAW Linphone'.F409];&quot;returntype:&quot;;&quot;&quot;)" office:value-type="string" office:string-value="PayloadType*">
            <text:p>PayloadType*</text:p>
          </table:table-cell>
          <table:table-cell table:style-name="Default" table:formula="of:=['RAW Linphone'.A409]" office:value-type="string" office:string-value="payload_type_new">
            <text:p>payload_type_new</text:p>
          </table:table-cell>
          <table:table-cell table:style-name="Default" table:formula="of:=['RAW Linphone'.E40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99">
            <text:p>99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set_recv_fmtp">
            <text:p>payload_type_set_recv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100">
            <text:p>100</text:p>
          </table:table-cell>
          <table:table-cell table:style-name="Default" table:formula="of:=SUBSTITUTE(['RAW Linphone'.F411];&quot;returntype:&quot;;&quot;&quot;)" office:value-type="string" office:string-value="void">
            <text:p>void</text:p>
          </table:table-cell>
          <table:table-cell table:style-name="Default" table:formula="of:=['RAW Linphone'.A411]" office:value-type="string" office:string-value="payload_type_set_send_fmtp">
            <text:p>payload_type_set_send_fmtp</text:p>
          </table:table-cell>
          <table:table-cell table:style-name="Default" table:formula="of:=['RAW Linphone'.E411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155">
            <text:p>155</text:p>
          </table:table-cell>
          <table:table-cell table:style-name="Default" table:formula="of:=SUBSTITUTE(['RAW Linphone'.F412];&quot;returntype:&quot;;&quot;&quot;)">
            <text:p/>
          </table:table-cell>
          <table:table-cell table:style-name="Default" table:formula="of:=['RAW Linphone'.A412]" office:value-type="string" office:string-value="quality">
            <text:p>quality</text:p>
          </table:table-cell>
          <table:table-cell table:style-name="Default" table:formula="of:=['RAW Linphone'.E41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242">
            <text:p>242</text:p>
          </table:table-cell>
          <table:table-cell table:style-name="Default" table:formula="of:=SUBSTITUTE(['RAW Linphone'.F413];&quot;returntype:&quot;;&quot;&quot;)">
            <text:p/>
          </table:table-cell>
          <table:table-cell table:style-name="Default" table:formula="of:=['RAW Linphone'.A413]" office:value-type="string" office:string-value="received_rtcp">
            <text:p>received_rtcp</text:p>
          </table:table-cell>
          <table:table-cell table:style-name="Default" table:formula="of:=['RAW Linphone'.E41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64">
            <text:p>64</text:p>
          </table:table-cell>
          <table:table-cell table:style-name="Default" table:formula="of:=SUBSTITUTE(['RAW Linphone'.F414];&quot;returntype:&quot;;&quot;&quot;)">
            <text:p/>
          </table:table-cell>
          <table:table-cell table:style-name="Default" table:formula="of:=['RAW Linphone'.A414]" office:value-type="string" office:string-value="recv_fmtp">
            <text:p>recv_fmtp</text:p>
          </table:table-cell>
          <table:table-cell table:style-name="Default" table:formula="of:=['RAW Linphone'.E41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663">
            <text:p>663</text:p>
          </table:table-cell>
          <table:table-cell table:style-name="Default" table:formula="of:=SUBSTITUTE(['RAW Linphone'.F415];&quot;returntype:&quot;;&quot;&quot;)">
            <text:p/>
          </table:table-cell>
          <table:table-cell table:style-name="Default" table:formula="of:=['RAW Linphone'.A415]" office:value-type="string" office:string-value="refer_received">
            <text:p>refer_received</text:p>
          </table:table-cell>
          <table:table-cell table:style-name="Default" table:formula="of:=['RAW Linphone'.E4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151">
            <text:p>151</text:p>
          </table:table-cell>
          <table:table-cell table:style-name="Default" table:formula="of:=SUBSTITUTE(['RAW Linphone'.F416];&quot;returntype:&quot;;&quot;&quot;)">
            <text:p/>
          </table:table-cell>
          <table:table-cell table:style-name="Default" table:formula="of:=['RAW Linphone'.A416]" office:value-type="string" office:string-value="refkey">
            <text:p>refkey</text:p>
          </table:table-cell>
          <table:table-cell table:style-name="Default" table:formula="of:=['RAW Linphone'.E41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655">
            <text:p>6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registration_state_changed">
            <text:p>registration_state_changed</text:p>
          </table:table-cell>
          <table:table-cell table:style-name="Default" table:formula="of:=['RAW Linphone'.E4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154">
            <text:p>154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mote_stats">
            <text:p>remote_stats</text:p>
          </table:table-cell>
          <table:table-cell table:style-name="Default" table:formula="of:=['RAW Linphone'.E41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244">
            <text:p>24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ound_trip_delay">
            <text:p>round_trip_delay</text:p>
          </table:table-cell>
          <table:table-cell table:style-name="Default" table:formula="of:=['RAW Linphone'.E419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460">
            <text:p>460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oute">
            <text:p>route</text:p>
          </table:table-cell>
          <table:table-cell table:style-name="Default" table:formula="of:=['RAW Linphone'.E42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1];&quot;line:&quot;;&quot;&quot;)" office:value-type="string" office:string-value="143">
            <text:p>143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tp_profile_clear_all">
            <text:p>rtp_profile_clear_all</text:p>
          </table:table-cell>
          <table:table-cell table:style-name="Default" table:formula="of:=['RAW Linphone'.E421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2];&quot;line:&quot;;&quot;&quot;)" office:value-type="string" office:string-value="155">
            <text:p>155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tp_profile_clone">
            <text:p>rtp_profile_clone</text:p>
          </table:table-cell>
          <table:table-cell table:style-name="Default" table:formula="of:=['RAW Linphone'.E422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3];&quot;line:&quot;;&quot;&quot;)" office:value-type="string" office:string-value="159">
            <text:p>159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tp_profile_clone_full">
            <text:p>rtp_profile_clone_full</text:p>
          </table:table-cell>
          <table:table-cell table:style-name="Default" table:formula="of:=['RAW Linphone'.E423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4];&quot;line:&quot;;&quot;&quot;)" office:value-type="string" office:string-value="161">
            <text:p>161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tp_profile_destroy">
            <text:p>rtp_profile_destroy</text:p>
          </table:table-cell>
          <table:table-cell table:style-name="Default" table:formula="of:=['RAW Linphone'.E424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5];&quot;line:&quot;;&quot;&quot;)" office:value-type="string" office:string-value="150">
            <text:p>150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tp_profile_find_payload">
            <text:p>rtp_profile_find_payload</text:p>
          </table:table-cell>
          <table:table-cell table:style-name="Default" table:formula="of:=['RAW Linphone'.E425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9">
            <text:p>149</text:p>
          </table:table-cell>
          <table:table-cell table:style-name="Default" table:formula="of:=SUBSTITUTE(['RAW Linphone'.F426];&quot;returntype:&quot;;&quot;&quot;)" office:value-type="string" office:string-value="int">
            <text:p>int</text:p>
          </table:table-cell>
          <table:table-cell table:style-name="Default" table:formula="of:=['RAW Linphone'.A426]" office:value-type="string" office:string-value="rtp_profile_find_payload_number">
            <text:p>rtp_profile_find_payload_number</text:p>
          </table:table-cell>
          <table:table-cell table:style-name="Default" table:formula="of:=['RAW Linphone'.E426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45">
            <text:p>145</text:p>
          </table:table-cell>
          <table:table-cell table:style-name="Default" table:formula="of:=SUBSTITUTE(['RAW Linphone'.F427];&quot;returntype:&quot;;&quot;&quot;)" office:value-type="string" office:string-value="PayloadType*">
            <text:p>PayloadType*</text:p>
          </table:table-cell>
          <table:table-cell table:style-name="Default" table:formula="of:=['RAW Linphone'.A427]" office:value-type="string" office:string-value="rtp_profile_get_payload_from_mime">
            <text:p>rtp_profile_get_payload_from_mime</text:p>
          </table:table-cell>
          <table:table-cell table:style-name="Default" table:formula="of:=['RAW Linphone'.E427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46">
            <text:p>146</text:p>
          </table:table-cell>
          <table:table-cell table:style-name="Default" table:formula="of:=SUBSTITUTE(['RAW Linphone'.F428];&quot;returntype:&quot;;&quot;&quot;)" office:value-type="string" office:string-value="PayloadType*">
            <text:p>PayloadType*</text:p>
          </table:table-cell>
          <table:table-cell table:style-name="Default" table:formula="of:=['RAW Linphone'.A428]" office:value-type="string" office:string-value="rtp_profile_get_payload_from_rtpmap">
            <text:p>rtp_profile_get_payload_from_rtpmap</text:p>
          </table:table-cell>
          <table:table-cell table:style-name="Default" table:formula="of:=['RAW Linphone'.E428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47">
            <text:p>147</text:p>
          </table:table-cell>
          <table:table-cell table:style-name="Default" table:formula="of:=SUBSTITUTE(['RAW Linphone'.F429];&quot;returntype:&quot;;&quot;&quot;)" office:value-type="string" office:string-value="int">
            <text:p>int</text:p>
          </table:table-cell>
          <table:table-cell table:style-name="Default" table:formula="of:=['RAW Linphone'.A429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29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48">
            <text:p>148</text:p>
          </table:table-cell>
          <table:table-cell table:style-name="Default" table:formula="of:=SUBSTITUTE(['RAW Linphone'.F430];&quot;returntype:&quot;;&quot;&quot;)" office:value-type="string" office:string-value="int">
            <text:p>int</text:p>
          </table:table-cell>
          <table:table-cell table:style-name="Default" table:formula="of:=['RAW Linphone'.A430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0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51">
            <text:p>151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move_payload">
            <text:p>rtp_profile_move_payload</text:p>
          </table:table-cell>
          <table:table-cell table:style-name="Default" table:formula="of:=['RAW Linphone'.E431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53">
            <text:p>153</text:p>
          </table:table-cell>
          <table:table-cell table:style-name="Default" table:formula="of:=SUBSTITUTE(['RAW Linphone'.F432];&quot;returntype:&quot;;&quot;&quot;)" office:value-type="string" office:string-value="RtpProfile*">
            <text:p>RtpProfile*</text:p>
          </table:table-cell>
          <table:table-cell table:style-name="Default" table:formula="of:=['RAW Linphone'.A432]" office:value-type="string" office:string-value="rtp_profile_new">
            <text:p>rtp_profile_new</text:p>
          </table:table-cell>
          <table:table-cell table:style-name="Default" table:formula="of:=['RAW Linphone'.E432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4">
            <text:p>144</text:p>
          </table:table-cell>
          <table:table-cell table:style-name="Default" table:formula="of:=SUBSTITUTE(['RAW Linphone'.F433];&quot;returntype:&quot;;&quot;&quot;)" office:value-type="string" office:string-value="void">
            <text:p>void</text:p>
          </table:table-cell>
          <table:table-cell table:style-name="Default" table:formula="of:=['RAW Linphone'.A433]" office:value-type="string" office:string-value="rtp_profile_set_name">
            <text:p>rtp_profile_set_name</text:p>
          </table:table-cell>
          <table:table-cell table:style-name="Default" table:formula="of:=['RAW Linphone'.E433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17">
            <text:p>117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rtp_profile_set_payload">
            <text:p>rtp_profile_set_payload</text:p>
          </table:table-cell>
          <table:table-cell table:style-name="Default" table:formula="of:=['RAW Linphone'.E434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65">
            <text:p>65</text:p>
          </table:table-cell>
          <table:table-cell table:style-name="Default" table:formula="of:=SUBSTITUTE(['RAW Linphone'.F435];&quot;returntype:&quot;;&quot;&quot;)">
            <text:p/>
          </table:table-cell>
          <table:table-cell table:style-name="Default" table:formula="of:=['RAW Linphone'.A435]" office:value-type="string" office:string-value="send_fmtp">
            <text:p>send_fmtp</text:p>
          </table:table-cell>
          <table:table-cell table:style-name="Default" table:formula="of:=['RAW Linphone'.E43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243">
            <text:p>243</text:p>
          </table:table-cell>
          <table:table-cell table:style-name="Default" table:formula="of:=SUBSTITUTE(['RAW Linphone'.F436];&quot;returntype:&quot;;&quot;&quot;)">
            <text:p/>
          </table:table-cell>
          <table:table-cell table:style-name="Default" table:formula="of:=['RAW Linphone'.A436]" office:value-type="string" office:string-value="sent_rtcp">
            <text:p>sent_rtcp</text:p>
          </table:table-cell>
          <table:table-cell table:style-name="Default" table:formula="of:=['RAW Linphone'.E4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673">
            <text:p>673</text:p>
          </table:table-cell>
          <table:table-cell table:style-name="Default" table:formula="of:=SUBSTITUTE(['RAW Linphone'.F437];&quot;returntype:&quot;;&quot;&quot;)">
            <text:p/>
          </table:table-cell>
          <table:table-cell table:style-name="Default" table:formula="of:=['RAW Linphone'.A437]" office:value-type="string" office:string-value="show">
            <text:p>show</text:p>
          </table:table-cell>
          <table:table-cell table:style-name="Default" table:formula="of:=['RAW Linphone'.E43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456">
            <text:p>456</text:p>
          </table:table-cell>
          <table:table-cell table:style-name="Default" table:formula="of:=SUBSTITUTE(['RAW Linphone'.F4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38]" office:value-type="string" office:string-value="ssctx">
            <text:p>ssctx</text:p>
          </table:table-cell>
          <table:table-cell table:style-name="Default" table:formula="of:=['RAW Linphone'.E4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149">
            <text:p>149</text:p>
          </table:table-cell>
          <table:table-cell table:style-name="Default" table:formula="of:=SUBSTITUTE(['RAW Linphone'.F439];&quot;returntype:&quot;;&quot;&quot;)">
            <text:p/>
          </table:table-cell>
          <table:table-cell table:style-name="Default" table:formula="of:=['RAW Linphone'.A439]" office:value-type="string" office:string-value="start_date">
            <text:p>start_date</text:p>
          </table:table-cell>
          <table:table-cell table:style-name="Default" table:formula="of:=['RAW Linphone'.E43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146">
            <text:p>146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tatus">
            <text:p>status</text:p>
          </table:table-cell>
          <table:table-cell table:style-name="Default" table:formula="of:=['RAW Linphone'.E44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63">
            <text:p>463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ucceeded">
            <text:p>succeeded</text:p>
          </table:table-cell>
          <table:table-cell table:style-name="Default" table:formula="of:=['RAW Linphone'.E44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462">
            <text:p>462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uscribe">
            <text:p>suscribe</text:p>
          </table:table-cell>
          <table:table-cell table:style-name="Default" table:formula="of:=['RAW Linphone'.E44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4">
            <text:p>54</text:p>
          </table:table-cell>
          <table:table-cell table:style-name="Default" table:formula="of:=SUBSTITUTE(['RAW Linphone'.F443];&quot;returntype:&quot;;&quot;&quot;)">
            <text:p/>
          </table:table-cell>
          <table:table-cell table:style-name="Default" table:formula="of:=['RAW Linphone'.A443]" office:value-type="string" office:string-value="tcp_port">
            <text:p>tcp_port</text:p>
          </table:table-cell>
          <table:table-cell table:style-name="Default" table:formula="of:=['RAW Linphone'.E443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661">
            <text:p>661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text_received">
            <text:p>text_received</text:p>
          </table:table-cell>
          <table:table-cell table:style-name="Default" table:formula="of:=['RAW Linphone'.E44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56">
            <text:p>56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tls_port">
            <text:p>tls_port</text:p>
          </table:table-cell>
          <table:table-cell table:style-name="Default" table:formula="of:=['RAW Linphone'.E44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8">
            <text:p>148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to">
            <text:p>to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665">
            <text:p>665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transfer_state_changed">
            <text:p>transfer_state_chang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240">
            <text:p>240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type">
            <text:p>type</text:p>
          </table:table-cell>
          <table:table-cell table:style-name="Default" table:formula="of:=['RAW Linphone'.E44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9];&quot;line:&quot;;&quot;&quot;)" office:value-type="string" office:string-value="55">
            <text:p>5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ype">
            <text:p>type</text:p>
          </table:table-cell>
          <table:table-cell table:style-name="Default" table:formula="of:=['RAW Linphone'.E44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53">
            <text:p>53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udp_port">
            <text:p>udp_port</text:p>
          </table:table-cell>
          <table:table-cell table:style-name="Default" table:formula="of:=['RAW Linphone'.E450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221">
            <text:p>22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unused">
            <text:p>unused</text:p>
          </table:table-cell>
          <table:table-cell table:style-name="Default" table:formula="of:=['RAW Linphone'.E451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2];&quot;line:&quot;;&quot;&quot;)" office:value-type="string" office:string-value="67">
            <text:p>6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user_data">
            <text:p>user_data</text:p>
          </table:table-cell>
          <table:table-cell table:style-name="Default" table:formula="of:=['RAW Linphone'.E45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152">
            <text:p>152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user_pointer">
            <text:p>user_pointer</text:p>
          </table:table-cell>
          <table:table-cell table:style-name="Default" table:formula="of:=['RAW Linphone'.E45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457">
            <text:p>457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username">
            <text:p>username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coreapi/linphonecore.h">
            <text:p>coreapi/linphonecore.h</text:p>
          </table:table-cell>
          <table:table-cell table:style-name="Default" table:formula="of:=SUBSTITUTE(['RAW Linphone'.D455];&quot;line:&quot;;&quot;&quot;)" office:value-type="string" office:string-value="156">
            <text:p>156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video_enabled">
            <text:p>video_enabled</text:p>
          </table:table-cell>
          <table:table-cell table:style-name="Default" table:formula="of:=['RAW Linphone'.E45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1088">
            <text:p>1088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video_rtcp_func">
            <text:p>video_rtcp_func</text:p>
          </table:table-cell>
          <table:table-cell table:style-name="Default" table:formula="of:=['RAW Linphone'.E45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1089">
            <text:p>1089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video_rtcp_func_data">
            <text:p>video_rtcp_func_data</text:p>
          </table:table-cell>
          <table:table-cell table:style-name="Default" table:formula="of:=['RAW Linphone'.E45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coreapi/linphonecore.h">
            <text:p>coreapi/linphonecore.h</text:p>
          </table:table-cell>
          <table:table-cell table:style-name="Default" table:formula="of:=SUBSTITUTE(['RAW Linphone'.D458];&quot;line:&quot;;&quot;&quot;)" office:value-type="string" office:string-value="1086">
            <text:p>1086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video_rtp_func">
            <text:p>video_rtp_func</text:p>
          </table:table-cell>
          <table:table-cell table:style-name="Default" table:formula="of:=['RAW Linphone'.E45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087">
            <text:p>1087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video_rtp_func_data">
            <text:p>video_rtp_func_data</text:p>
          </table:table-cell>
          <table:table-cell table:style-name="Default" table:formula="of:=['RAW Linphone'.E45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981">
            <text:p>98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vsize">
            <text:p>vsize</text:p>
          </table:table-cell>
          <table:table-cell table:style-name="Default" table:formula="of:=['RAW Linphone'.E46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58">
            <text:p>58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zero_pattern">
            <text:p>zero_pattern</text:p>
          </table:table-cell>
          <table:table-cell table:style-name="Default" table:formula="of:=['RAW Linphone'.E46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80"/>
          <table:table-cell/>
          <table:table-cell table:style-name="ce80"/>
          <table:table-cell table:number-columns-repeated="1018"/>
        </table:table-row>
        <table:table-row table:style-name="ro1" table:number-rows-repeated="10481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5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682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6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08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08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08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08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6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20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19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6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6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6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6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change in the stats of call *\/$/;"</text:p>
          </table:table-cell>
          <table:table-cell office:value-type="string">
            <text:p>line:6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Callback to display a message to the user *\/$/;"</text:p>
          </table:table-cell>
          <table:table-cell office:value-type="string">
            <text:p>line:6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Callback that notifies various events with human readable text.*\/$/;"</text:p>
          </table:table-cell>
          <table:table-cell office:value-type="string">
            <text:p>line:6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$/;"</text:p>
          </table:table-cell>
          <table:table-cell office:value-type="string">
            <text:p>line:6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 Callback to display a warning to the user *\/$/;"</text:p>
          </table:table-cell>
          <table:table-cell office:value-type="string">
            <text:p>line:6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459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6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46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65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$/;"</text:p>
          </table:table-cell>
          <table:table-cell office:value-type="string">
            <text:p>line:24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455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982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6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6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6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458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$/;"</text:p>
          </table:table-cell>
          <table:table-cell office:value-type="string">
            <text:p>line:242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6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6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$/;"</text:p>
          </table:table-cell>
          <table:table-cell office:value-type="string">
            <text:p>line:24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46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$/;"</text:p>
          </table:table-cell>
          <table:table-cell office:value-type="string">
            <text:p>line:24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Notifies the application that it should show up*\/$/;"</text:p>
          </table:table-cell>
          <table:table-cell office:value-type="string">
            <text:p>line:6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456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46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46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6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6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$/;"</text:p>
          </table:table-cell>
          <table:table-cell office:value-type="string">
            <text:p>line:240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21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45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08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08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08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08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981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3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3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3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3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 DECLARE_SYNC_N_ASYNC(invite, 1, (const std::string &amp;), CallAPIPtr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184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187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189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183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190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PayloadType *payloadType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const PayloadType *payloadType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void acceptCall(const CallAPIPtr &amp;call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3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7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4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7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4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6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7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4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8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4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PayloadType *payloadType);$/;"</text:p>
          </table:table-cell>
          <table:table-cell office:value-type="string">
            <text:p>line:83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const PayloadType *payloadType);$/;"</text:p>
          </table:table-cell>
          <table:table-cell office:value-type="string">
            <text:p>line:8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8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6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 bool getEnabled() const;$/;"</text:p>
          </table:table-cell>
          <table:table-cell office:value-type="string">
            <text:p>line:7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7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7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6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6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6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3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4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7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5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7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3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3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 friend void linphone_iterate_thread(CoreAPI *linphone_api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8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3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8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7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7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4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7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66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 void setEnabled(bool enable);$/;"</text:p>
          </table:table-cell>
          <table:table-cell office:value-type="string">
            <text:p>line:78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6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<text:s/>setFSPath (const std::string &amp;path);$/;"</text:p>
          </table:table-cell>
          <table:table-cell office:value-type="string">
            <text:p>line:50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75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6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57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40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69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3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4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6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7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4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41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void terminateCall(const CallAPIPtr &amp;call);$/;"</text:p>
          </table:table-cell>
          <table:table-cell office:value-type="string">
            <text:p>line:10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4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4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4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3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39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7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3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3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3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36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2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46" table:default-cell-style-name="ce79"/>
        <table:table-column table:style-name="co50" table:default-cell-style-name="ce79"/>
        <table:table-column table:style-name="co47" table:default-cell-style-name="ce79"/>
        <table:table-column table:style-name="co48" table:number-columns-repeated="2" table:default-cell-style-name="ce79"/>
        <table:table-column table:style-name="co51" table:default-cell-style-name="ce79"/>
        <table:table-column table:style-name="co47" table:default-cell-style-name="ce79"/>
        <table:table-column table:style-name="co24" table:number-columns-repeated="1017" table:default-cell-style-name="ce79"/>
        <table:table-row table:style-name="ro6">
          <table:table-cell table:style-name="ce78" office:value-type="string">
            <text:p>File</text:p>
          </table:table-cell>
          <table:table-cell table:style-name="ce78" office:value-type="string">
            <text:p>Line</text:p>
          </table:table-cell>
          <table:table-cell table:style-name="ce78" office:value-type="string">
            <text:p>Class</text:p>
          </table:table-cell>
          <table:table-cell table:style-name="ce78" office:value-type="string">
            <text:p>Return type</text:p>
          </table:table-cell>
          <table:table-cell table:style-name="ce78" office:value-type="string">
            <text:p>Function</text:p>
          </table:table-cell>
          <table:table-cell table:style-name="ce78" office:value-type="string">
            <text:p>Parameters</text:p>
          </table:table-cell>
          <table:table-cell table:style-name="ce78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33">
            <text:p>3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34">
            <text:p>3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35">
            <text:p>3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33">
            <text:p>33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36">
            <text:p>36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callapi.h">
            <text:p>callapi.h</text:p>
          </table:table-cell>
          <table:table-cell table:style-name="Default" table:formula="of:=SUBSTITUTE(['RAW Impl'.D7];&quot;line:&quot;;&quot;&quot;)" office:value-type="string" office:string-value="37">
            <text:p>37</text:p>
          </table:table-cell>
          <table:table-cell table:style-name="Default" table:formula="of:=SUBSTITUTE(['RAW Impl'.E7];&quot;returntype:&quot;;&quot;&quot;)" office:value-type="string" office:string-value="class:CallAPI">
            <text:p>class:Call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allAPI">
            <text:p>CallAPI</text:p>
          </table:table-cell>
          <table:table-cell table:style-name="Default" table:formula="of:=['RAW Impl'.F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logapi.h">
            <text:p>calllogapi.h</text:p>
          </table:table-cell>
          <table:table-cell table:style-name="Default" table:formula="of:=SUBSTITUTE(['RAW Impl'.D8];&quot;line:&quot;;&quot;&quot;)" office:value-type="string" office:string-value="32">
            <text:p>32</text:p>
          </table:table-cell>
          <table:table-cell table:style-name="Default" table:formula="of:=SUBSTITUTE(['RAW Impl'.E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LogAPI">
            <text:p>CallLogAPI</text:p>
          </table:table-cell>
          <table:table-cell table:style-name="Default" table:formula="of:=['RAW Impl'.F8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paramsapi.h">
            <text:p>callparamsapi.h</text:p>
          </table:table-cell>
          <table:table-cell table:style-name="Default" table:formula="of:=SUBSTITUTE(['RAW Impl'.D9];&quot;line:&quot;;&quot;&quot;)" office:value-type="string" office:string-value="33">
            <text:p>33</text:p>
          </table:table-cell>
          <table:table-cell table:style-name="Default" table:formula="of:=SUBSTITUTE(['RAW Impl'.E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ParamsAPI">
            <text:p>CallParamsAPI</text:p>
          </table:table-cell>
          <table:table-cell table:style-name="Default" table:formula="of:=['RAW Impl'.F9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34">
            <text:p>34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statsapi.h">
            <text:p>callstatsapi.h</text:p>
          </table:table-cell>
          <table:table-cell table:style-name="Default" table:formula="of:=SUBSTITUTE(['RAW Impl'.D11];&quot;line:&quot;;&quot;&quot;)" office:value-type="string" office:string-value="33">
            <text:p>33</text:p>
          </table:table-cell>
          <table:table-cell table:style-name="Default" table:formula="of:=SUBSTITUTE(['RAW Impl'.E1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StatsAPI">
            <text:p>CallStatsAPI</text:p>
          </table:table-cell>
          <table:table-cell table:style-name="Default" table:formula="of:=['RAW Impl'.F11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oreapi.h">
            <text:p>coreapi.h</text:p>
          </table:table-cell>
          <table:table-cell table:style-name="Default" table:formula="of:=SUBSTITUTE(['RAW Impl'.D12];&quot;line:&quot;;&quot;&quot;)" office:value-type="string" office:string-value="86">
            <text:p>86</text:p>
          </table:table-cell>
          <table:table-cell table:style-name="Default" table:formula="of:=SUBSTITUTE(['RAW Impl'.E12];&quot;returntype:&quot;;&quot;&quot;)" office:value-type="string" office:string-value="class:CoreAPI">
            <text:p>class:Core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oreAPI">
            <text:p>CoreAPI</text:p>
          </table:table-cell>
          <table:table-cell table:style-name="Default" table:formula="of:=['RAW Impl'.F12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100">
            <text:p>100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DECLARE_SYNC_N_ASYNC">
            <text:p>DECLARE_SYNC_N_ASYNC</text:p>
          </table:table-cell>
          <table:table-cell table:style-name="Default" table:formula="of:=['RAW Impl'.F13]" office:value-type="string" office:string-value="signature:(invite, 1, (const std::string &amp;), CallAPIPtr)">
            <text:p>signature:(invite, 1, (const std::string &amp;), CallAPIPtr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184">
            <text:p>184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FB_JSAPI_EVENT">
            <text:p>FB_JSAPI_EVENT</text:p>
          </table:table-cell>
          <table:table-cell table:style-name="Default" table:formula="of:=['RAW Impl'.F14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182">
            <text:p>182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187">
            <text:p>187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186">
            <text:p>186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189">
            <text:p>189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188">
            <text:p>188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181">
            <text:p>181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185">
            <text:p>185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183">
            <text:p>183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190">
            <text:p>190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payloadtypeapi.h">
            <text:p>payloadtypeapi.h</text:p>
          </table:table-cell>
          <table:table-cell table:style-name="Default" table:formula="of:=SUBSTITUTE(['RAW Impl'.D24];&quot;line:&quot;;&quot;&quot;)" office:value-type="string" office:string-value="35">
            <text:p>35</text:p>
          </table:table-cell>
          <table:table-cell table:style-name="Default" table:formula="of:=SUBSTITUTE(['RAW Impl'.E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PayloadTypeAPI">
            <text:p>PayloadTypeAPI</text:p>
          </table:table-cell>
          <table:table-cell table:style-name="Default" table:formula="of:=['RAW Impl'.F24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ayloadtypeapi.h">
            <text:p>payloadtypeapi.h</text:p>
          </table:table-cell>
          <table:table-cell table:style-name="Default" table:formula="of:=SUBSTITUTE(['RAW Impl'.D25];&quot;line:&quot;;&quot;&quot;)" office:value-type="string" office:string-value="36">
            <text:p>36</text:p>
          </table:table-cell>
          <table:table-cell table:style-name="Default" table:formula="of:=SUBSTITUTE(['RAW Impl'.E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ayloadTypeAPI">
            <text:p>PayloadTypeAPI</text:p>
          </table:table-cell>
          <table:table-cell table:style-name="Default" table:formula="of:=['RAW Impl'.F25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roxyconfigapi.h">
            <text:p>proxyconfigapi.h</text:p>
          </table:table-cell>
          <table:table-cell table:style-name="Default" table:formula="of:=SUBSTITUTE(['RAW Impl'.D26];&quot;line:&quot;;&quot;&quot;)" office:value-type="string" office:string-value="37">
            <text:p>37</text:p>
          </table:table-cell>
          <table:table-cell table:style-name="Default" table:formula="of:=SUBSTITUTE(['RAW Impl'.E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roxyConfigAPI">
            <text:p>ProxyConfigAPI</text:p>
          </table:table-cell>
          <table:table-cell table:style-name="Default" table:formula="of:=['RAW Impl'.F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proxyconfigapi.h">
            <text:p>proxyconfigapi.h</text:p>
          </table:table-cell>
          <table:table-cell table:style-name="Default" table:formula="of:=SUBSTITUTE(['RAW Impl'.D27];&quot;line:&quot;;&quot;&quot;)" office:value-type="string" office:string-value="34">
            <text:p>34</text:p>
          </table:table-cell>
          <table:table-cell table:style-name="Default" table:formula="of:=SUBSTITUTE(['RAW Impl'.E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ProxyConfigAPI">
            <text:p>ProxyConfigAPI</text:p>
          </table:table-cell>
          <table:table-cell table:style-name="Default" table:formula="of:=['RAW Impl'.F27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plugin.h">
            <text:p>coreplugin.h</text:p>
          </table:table-cell>
          <table:table-cell table:style-name="Default" table:formula="of:=SUBSTITUTE(['RAW Impl'.D28];&quot;line:&quot;;&quot;&quot;)" office:value-type="string" office:string-value="32">
            <text:p>32</text:p>
          </table:table-cell>
          <table:table-cell table:style-name="Default" table:formula="of:=SUBSTITUTE(['RAW Impl'.E28];&quot;returntype:&quot;;&quot;&quot;)" office:value-type="string" office:string-value="class:core">
            <text:p>class:core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StaticDeinitialize">
            <text:p>StaticDeinitialize</text:p>
          </table:table-cell>
          <table:table-cell table:style-name="Default" table:formula="of:=['RAW Impl'.F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videoplugin.h">
            <text:p>videoplugin.h</text:p>
          </table:table-cell>
          <table:table-cell table:style-name="Default" table:formula="of:=SUBSTITUTE(['RAW Impl'.D29];&quot;line:&quot;;&quot;&quot;)" office:value-type="string" office:string-value="36">
            <text:p>36</text:p>
          </table:table-cell>
          <table:table-cell table:style-name="Default" table:formula="of:=SUBSTITUTE(['RAW Impl'.E29];&quot;returntype:&quot;;&quot;&quot;)" office:value-type="string" office:string-value="class:video">
            <text:p>class:video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Deinitialize">
            <text:p>StaticDe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coreplugin.h">
            <text:p>coreplugin.h</text:p>
          </table:table-cell>
          <table:table-cell table:style-name="Default" table:formula="of:=SUBSTITUTE(['RAW Impl'.D30];&quot;line:&quot;;&quot;&quot;)" office:value-type="string" office:string-value="31">
            <text:p>31</text:p>
          </table:table-cell>
          <table:table-cell table:style-name="Default" table:formula="of:=SUBSTITUTE(['RAW Impl'.E30];&quot;returntype:&quot;;&quot;&quot;)" office:value-type="string" office:string-value="class:core">
            <text:p>class:core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Initialize">
            <text:p>Static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videoplugin.h">
            <text:p>videoplugin.h</text:p>
          </table:table-cell>
          <table:table-cell table:style-name="Default" table:formula="of:=SUBSTITUTE(['RAW Impl'.D31];&quot;line:&quot;;&quot;&quot;)" office:value-type="string" office:string-value="35">
            <text:p>35</text:p>
          </table:table-cell>
          <table:table-cell table:style-name="Default" table:formula="of:=SUBSTITUTE(['RAW Impl'.E31];&quot;returntype:&quot;;&quot;&quot;)" office:value-type="string" office:string-value="class:video">
            <text:p>class:video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StaticInitialize">
            <text:p>StaticInitialize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videoapi.h">
            <text:p>videoapi.h</text:p>
          </table:table-cell>
          <table:table-cell table:style-name="Default" table:formula="of:=SUBSTITUTE(['RAW Impl'.D32];&quot;line:&quot;;&quot;&quot;)" office:value-type="string" office:string-value="33">
            <text:p>33</text:p>
          </table:table-cell>
          <table:table-cell table:style-name="Default" table:formula="of:=SUBSTITUTE(['RAW Impl'.E32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VideoAPI">
            <text:p>VideoAPI</text:p>
          </table:table-cell>
          <table:table-cell table:style-name="Default" table:formula="of:=['RAW Impl'.F32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coreapi.h">
            <text:p>coreapi.h</text:p>
          </table:table-cell>
          <table:table-cell table:style-name="Default" table:formula="of:=SUBSTITUTE(['RAW Impl'.D33];&quot;line:&quot;;&quot;&quot;)" office:value-type="string" office:string-value="101">
            <text:p>101</text:p>
          </table:table-cell>
          <table:table-cell table:style-name="Default" table:formula="of:=SUBSTITUTE(['RAW Impl'.E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];&quot;returntype:&quot;;&quot;&quot;)" office:value-type="string" office:string-value="void">
            <text:p>void</text:p>
          </table:table-cell>
          <table:table-cell table:style-name="Default" table:formula="of:=['RAW Impl'.A33]" office:value-type="string" office:string-value="acceptCall">
            <text:p>acceptCall</text:p>
          </table:table-cell>
          <table:table-cell table:style-name="Default" table:formula="of:=['RAW Impl'.F3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56">
            <text:p>156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addAuthInfo">
            <text:p>addAuthInfo</text:p>
          </table:table-cell>
          <table:table-cell table:style-name="Default" table:formula="of:=['RAW Impl'.F34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api.h">
            <text:p>coreapi.h</text:p>
          </table:table-cell>
          <table:table-cell table:style-name="Default" table:formula="of:=SUBSTITUTE(['RAW Impl'.D35];&quot;line:&quot;;&quot;&quot;)" office:value-type="string" office:string-value="148">
            <text:p>148</text:p>
          </table:table-cell>
          <table:table-cell table:style-name="Default" table:formula="of:=SUBSTITUTE(['RAW Impl'.E35];&quot;returntype:&quot;;&quot;&quot;)" office:value-type="string" office:string-value="class:CoreAPI">
            <text:p>class:CoreAPI</text:p>
          </table:table-cell>
          <table:table-cell table:style-name="Default" table:formula="of:=SUBSTITUTE(['RAW Impl'.G35];&quot;returntype:&quot;;&quot;&quot;)" office:value-type="string" office:string-value="int">
            <text:p>int</text:p>
          </table:table-cell>
          <table:table-cell table:style-name="Default" table:formula="of:=['RAW Impl'.A35]" office:value-type="string" office:string-value="addProxyConfig">
            <text:p>addProxyConfig</text:p>
          </table:table-cell>
          <table:table-cell table:style-name="Default" table:formula="of:=['RAW Impl'.F35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addressapi.h">
            <text:p>addressapi.h</text:p>
          </table:table-cell>
          <table:table-cell table:style-name="Default" table:formula="of:=SUBSTITUTE(['RAW Impl'.D36];&quot;line:&quot;;&quot;&quot;)" office:value-type="string" office:string-value="41">
            <text:p>41</text:p>
          </table:table-cell>
          <table:table-cell table:style-name="Default" table:formula="of:=SUBSTITUTE(['RAW Impl'.E3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6];&quot;returntype:&quot;;&quot;&quot;)" office:value-type="string" office:string-value="std::string">
            <text:p>std::string</text:p>
          </table:table-cell>
          <table:table-cell table:style-name="Default" table:formula="of:=['RAW Impl'.A36]" office:value-type="string" office:string-value="asString">
            <text:p>asString</text:p>
          </table:table-cell>
          <table:table-cell table:style-name="Default" table:formula="of:=['RAW Impl'.F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addressapi.h">
            <text:p>addressapi.h</text:p>
          </table:table-cell>
          <table:table-cell table:style-name="Default" table:formula="of:=SUBSTITUTE(['RAW Impl'.D37];&quot;line:&quot;;&quot;&quot;)" office:value-type="string" office:string-value="42">
            <text:p>42</text:p>
          </table:table-cell>
          <table:table-cell table:style-name="Default" table:formula="of:=SUBSTITUTE(['RAW Impl'.E3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7];&quot;returntype:&quot;;&quot;&quot;)" office:value-type="string" office:string-value="std::string">
            <text:p>std::string</text:p>
          </table:table-cell>
          <table:table-cell table:style-name="Default" table:formula="of:=['RAW Impl'.A37]" office:value-type="string" office:string-value="asStringUriOnly">
            <text:p>asStringUriOnly</text:p>
          </table:table-cell>
          <table:table-cell table:style-name="Default" table:formula="of:=['RAW Impl'.F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callapi.h">
            <text:p>callapi.h</text:p>
          </table:table-cell>
          <table:table-cell table:style-name="Default" table:formula="of:=SUBSTITUTE(['RAW Impl'.D38];&quot;line:&quot;;&quot;&quot;)" office:value-type="string" office:string-value="72">
            <text:p>72</text:p>
          </table:table-cell>
          <table:table-cell table:style-name="Default" table:formula="of:=SUBSTITUTE(['RAW Impl'.E38];&quot;returntype:&quot;;&quot;&quot;)" office:value-type="string" office:string-value="class:CallAPI">
            <text:p>class:CallAPI</text:p>
          </table:table-cell>
          <table:table-cell table:style-name="Default" table:formula="of:=SUBSTITUTE(['RAW Impl'.G38];&quot;returntype:&quot;;&quot;&quot;)" office:value-type="string" office:string-value="bool">
            <text:p>bool</text:p>
          </table:table-cell>
          <table:table-cell table:style-name="Default" table:formula="of:=['RAW Impl'.A38]" office:value-type="string" office:string-value="askedToAutoanswer">
            <text:p>askedToAutoanswer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callapi.h">
            <text:p>callapi.h</text:p>
          </table:table-cell>
          <table:table-cell table:style-name="Default" table:formula="of:=SUBSTITUTE(['RAW Impl'.D39];&quot;line:&quot;;&quot;&quot;)" office:value-type="string" office:string-value="65">
            <text:p>65</text:p>
          </table:table-cell>
          <table:table-cell table:style-name="Default" table:formula="of:=SUBSTITUTE(['RAW Impl'.E39];&quot;returntype:&quot;;&quot;&quot;)" office:value-type="string" office:string-value="class:CallAPI">
            <text:p>class:CallAPI</text:p>
          </table:table-cell>
          <table:table-cell table:style-name="Default" table:formula="of:=SUBSTITUTE(['RAW Impl'.G39];&quot;returntype:&quot;;&quot;&quot;)" office:value-type="string" office:string-value="bool">
            <text:p>bool</text:p>
          </table:table-cell>
          <table:table-cell table:style-name="Default" table:formula="of:=['RAW Impl'.A39]" office:value-type="string" office:string-value="cameraEnabled">
            <text:p>cameraEnabled</text:p>
          </table:table-cell>
          <table:table-cell table:style-name="Default" table:formula="of:=['RAW Impl'.F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addressapi.h">
            <text:p>addressapi.h</text:p>
          </table:table-cell>
          <table:table-cell table:style-name="Default" table:formula="of:=SUBSTITUTE(['RAW Impl'.D40];&quot;line:&quot;;&quot;&quot;)" office:value-type="string" office:string-value="43">
            <text:p>43</text:p>
          </table:table-cell>
          <table:table-cell table:style-name="Default" table:formula="of:=SUBSTITUTE(['RAW Impl'.E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0];&quot;returntype:&quot;;&quot;&quot;)" office:value-type="string" office:string-value="void">
            <text:p>void</text:p>
          </table:table-cell>
          <table:table-cell table:style-name="Default" table:formula="of:=['RAW Impl'.A40]" office:value-type="string" office:string-value="clean">
            <text:p>clean</text:p>
          </table:table-cell>
          <table:table-cell table:style-name="Default" table:formula="of:=['RAW Impl'.F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coreapi.h">
            <text:p>coreapi.h</text:p>
          </table:table-cell>
          <table:table-cell table:style-name="Default" table:formula="of:=SUBSTITUTE(['RAW Impl'.D41];&quot;line:&quot;;&quot;&quot;)" office:value-type="string" office:string-value="149">
            <text:p>149</text:p>
          </table:table-cell>
          <table:table-cell table:style-name="Default" table:formula="of:=SUBSTITUTE(['RAW Impl'.E41];&quot;returntype:&quot;;&quot;&quot;)" office:value-type="string" office:string-value="class:CoreAPI">
            <text:p>class:CoreAPI</text:p>
          </table:table-cell>
          <table:table-cell table:style-name="Default" table:formula="of:=SUBSTITUTE(['RAW Impl'.G41];&quot;returntype:&quot;;&quot;&quot;)" office:value-type="string" office:string-value="void">
            <text:p>void</text:p>
          </table:table-cell>
          <table:table-cell table:style-name="Default" table:formula="of:=['RAW Impl'.A41]" office:value-type="string" office:string-value="clearProxyConfig">
            <text:p>clearProxyConfig</text:p>
          </table:table-cell>
          <table:table-cell table:style-name="Default" table:formula="of:=['RAW Impl'.F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addressapi.h">
            <text:p>addressapi.h</text:p>
          </table:table-cell>
          <table:table-cell table:style-name="Default" table:formula="of:=SUBSTITUTE(['RAW Impl'.D42];&quot;line:&quot;;&quot;&quot;)" office:value-type="string" office:string-value="44">
            <text:p>44</text:p>
          </table:table-cell>
          <table:table-cell table:style-name="Default" table:formula="of:=SUBSTITUTE(['RAW Impl'.E4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];&quot;returntype:&quot;;&quot;&quot;)" office:value-type="string" office:string-value="AddressAPIPtr">
            <text:p>AddressAPIPtr</text:p>
          </table:table-cell>
          <table:table-cell table:style-name="Default" table:formula="of:=['RAW Impl'.A42]" office:value-type="string" office:string-value="clone">
            <text:p>clone</text:p>
          </table:table-cell>
          <table:table-cell table:style-name="Default" table:formula="of:=['RAW Impl'.F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payloadtypeapi.h">
            <text:p>payloadtypeapi.h</text:p>
          </table:table-cell>
          <table:table-cell table:style-name="Default" table:formula="of:=SUBSTITUTE(['RAW Impl'.D43];&quot;line:&quot;;&quot;&quot;)" office:value-type="string" office:string-value="41">
            <text:p>41</text:p>
          </table:table-cell>
          <table:table-cell table:style-name="Default" table:formula="of:=SUBSTITUTE(['RAW Impl'.E4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3];&quot;returntype:&quot;;&quot;&quot;)" office:value-type="string" office:string-value="PayloadTypeAPIPtr">
            <text:p>PayloadTypeAPIPtr</text:p>
          </table:table-cell>
          <table:table-cell table:style-name="Default" table:formula="of:=['RAW Impl'.A43]" office:value-type="string" office:string-value="clone">
            <text:p>clone</text:p>
          </table:table-cell>
          <table:table-cell table:style-name="Default" table:formula="of:=['RAW Impl'.F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callparamsapi.h">
            <text:p>callparamsapi.h</text:p>
          </table:table-cell>
          <table:table-cell table:style-name="Default" table:formula="of:=SUBSTITUTE(['RAW Impl'.D44];&quot;line:&quot;;&quot;&quot;)" office:value-type="string" office:string-value="50">
            <text:p>50</text:p>
          </table:table-cell>
          <table:table-cell table:style-name="Default" table:formula="of:=SUBSTITUTE(['RAW Impl'.E4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4];&quot;returntype:&quot;;&quot;&quot;)" office:value-type="string" office:string-value="CallParamsAPIPtr">
            <text:p>CallParamsAPIPtr</text:p>
          </table:table-cell>
          <table:table-cell table:style-name="Default" table:formula="of:=['RAW Impl'.A44]" office:value-type="string" office:string-value="copy">
            <text:p>copy</text:p>
          </table:table-cell>
          <table:table-cell table:style-name="Default" table:formula="of:=['RAW Impl'.F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oreplugin.h">
            <text:p>coreplugin.h</text:p>
          </table:table-cell>
          <table:table-cell table:style-name="Default" table:formula="of:=SUBSTITUTE(['RAW Impl'.D45];&quot;line:&quot;;&quot;&quot;)" office:value-type="string" office:string-value="35">
            <text:p>35</text:p>
          </table:table-cell>
          <table:table-cell table:style-name="Default" table:formula="of:=SUBSTITUTE(['RAW Impl'.E45];&quot;returntype:&quot;;&quot;&quot;)" office:value-type="string" office:string-value="class:core">
            <text:p>class:core</text:p>
          </table:table-cell>
          <table:table-cell table:style-name="Default" table:formula="of:=SUBSTITUTE(['RAW Impl'.G45];&quot;returntype:&quot;;&quot;&quot;)" office:value-type="string" office:string-value="VideoWindowPtr">
            <text:p>VideoWindowPtr</text:p>
          </table:table-cell>
          <table:table-cell table:style-name="Default" table:formula="of:=['RAW Impl'.A45]" office:value-type="string" office:string-value="core">
            <text:p>core</text:p>
          </table:table-cell>
          <table:table-cell table:style-name="Default" table:formula="of:=['RAW Impl'.F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videowindow.h">
            <text:p>videowindow.h</text:p>
          </table:table-cell>
          <table:table-cell table:style-name="Default" table:formula="of:=SUBSTITUTE(['RAW Impl'.D46];&quot;line:&quot;;&quot;&quot;)" office:value-type="string" office:string-value="29">
            <text:p>29</text:p>
          </table:table-cell>
          <table:table-cell table:style-name="Default" table:formula="of:=SUBSTITUTE(['RAW Impl'.E4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6];&quot;returntype:&quot;;&quot;&quot;)" office:value-type="string" office:string-value="VideoWindowPtr">
            <text:p>VideoWindowPtr</text:p>
          </table:table-cell>
          <table:table-cell table:style-name="Default" table:formula="of:=['RAW Impl'.A46]" office:value-type="string" office:string-value="create">
            <text:p>create</text:p>
          </table:table-cell>
          <table:table-cell table:style-name="Default" table:formula="of:=['RAW Impl'.F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plugin.h">
            <text:p>coreplugin.h</text:p>
          </table:table-cell>
          <table:table-cell table:style-name="Default" table:formula="of:=SUBSTITUTE(['RAW Impl'.D47];&quot;line:&quot;;&quot;&quot;)" office:value-type="string" office:string-value="42">
            <text:p>42</text:p>
          </table:table-cell>
          <table:table-cell table:style-name="Default" table:formula="of:=SUBSTITUTE(['RAW Impl'.E47];&quot;returntype:&quot;;&quot;&quot;)" office:value-type="string" office:string-value="class:core">
            <text:p>class:core</text:p>
          </table:table-cell>
          <table:table-cell table:style-name="Default" table:formula="of:=SUBSTITUTE(['RAW Impl'.G47];&quot;returntype:&quot;;&quot;&quot;)" office:value-type="string" office:string-value="virtualFB::JSAPIPtr">
            <text:p>virtualFB::JSAPIPtr</text:p>
          </table:table-cell>
          <table:table-cell table:style-name="Default" table:formula="of:=['RAW Impl'.A47]" office:value-type="string" office:string-value="createJSAPI">
            <text:p>createJSAPI</text:p>
          </table:table-cell>
          <table:table-cell table:style-name="Default" table:formula="of:=['RAW Impl'.F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videoplugin.h">
            <text:p>videoplugin.h</text:p>
          </table:table-cell>
          <table:table-cell table:style-name="Default" table:formula="of:=SUBSTITUTE(['RAW Impl'.D48];&quot;line:&quot;;&quot;&quot;)" office:value-type="string" office:string-value="46">
            <text:p>46</text:p>
          </table:table-cell>
          <table:table-cell table:style-name="Default" table:formula="of:=SUBSTITUTE(['RAW Impl'.E48];&quot;returntype:&quot;;&quot;&quot;)" office:value-type="string" office:string-value="class:video">
            <text:p>class:video</text:p>
          </table:table-cell>
          <table:table-cell table:style-name="Default" table:formula="of:=SUBSTITUTE(['RAW Impl'.G48];&quot;returntype:&quot;;&quot;&quot;)" office:value-type="string" office:string-value="virtualFB::JSAPIPtr">
            <text:p>virtualFB::JSAPIPtr</text:p>
          </table:table-cell>
          <table:table-cell table:style-name="Default" table:formula="of:=['RAW Impl'.A48]" office:value-type="string" office:string-value="createJSAPI">
            <text:p>createJSAPI</text:p>
          </table:table-cell>
          <table:table-cell table:style-name="Default" table:formula="of:=['RAW Impl'.F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proxyconfigapi.h">
            <text:p>proxyconfigapi.h</text:p>
          </table:table-cell>
          <table:table-cell table:style-name="Default" table:formula="of:=SUBSTITUTE(['RAW Impl'.D49];&quot;line:&quot;;&quot;&quot;)" office:value-type="string" office:string-value="78">
            <text:p>78</text:p>
          </table:table-cell>
          <table:table-cell table:style-name="Default" table:formula="of:=SUBSTITUTE(['RAW Impl'.E4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9];&quot;returntype:&quot;;&quot;&quot;)" office:value-type="string" office:string-value="int">
            <text:p>int</text:p>
          </table:table-cell>
          <table:table-cell table:style-name="Default" table:formula="of:=['RAW Impl'.A49]" office:value-type="string" office:string-value="done">
            <text:p>done</text:p>
          </table:table-cell>
          <table:table-cell table:style-name="Default" table:formula="of:=['RAW Impl'.F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allparamsapi.h">
            <text:p>callparamsapi.h</text:p>
          </table:table-cell>
          <table:table-cell table:style-name="Default" table:formula="of:=SUBSTITUTE(['RAW Impl'.D50];&quot;line:&quot;;&quot;&quot;)" office:value-type="string" office:string-value="41">
            <text:p>41</text:p>
          </table:table-cell>
          <table:table-cell table:style-name="Default" table:formula="of:=SUBSTITUTE(['RAW Impl'.E5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0];&quot;returntype:&quot;;&quot;&quot;)" office:value-type="string" office:string-value="bool">
            <text:p>bool</text:p>
          </table:table-cell>
          <table:table-cell table:style-name="Default" table:formula="of:=['RAW Impl'.A50]" office:value-type="string" office:string-value="earlyMediaSendingEnabled">
            <text:p>earlyMediaSendingEnabled</text:p>
          </table:table-cell>
          <table:table-cell table:style-name="Default" table:formula="of:=['RAW Impl'.F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allapi.h">
            <text:p>callapi.h</text:p>
          </table:table-cell>
          <table:table-cell table:style-name="Default" table:formula="of:=SUBSTITUTE(['RAW Impl'.D51];&quot;line:&quot;;&quot;&quot;)" office:value-type="string" office:string-value="67">
            <text:p>67</text:p>
          </table:table-cell>
          <table:table-cell table:style-name="Default" table:formula="of:=SUBSTITUTE(['RAW Impl'.E51];&quot;returntype:&quot;;&quot;&quot;)" office:value-type="string" office:string-value="class:CallAPI">
            <text:p>class:CallAPI</text:p>
          </table:table-cell>
          <table:table-cell table:style-name="Default" table:formula="of:=SUBSTITUTE(['RAW Impl'.G51];&quot;returntype:&quot;;&quot;&quot;)" office:value-type="string" office:string-value="bool">
            <text:p>bool</text:p>
          </table:table-cell>
          <table:table-cell table:style-name="Default" table:formula="of:=['RAW Impl'.A51]" office:value-type="string" office:string-value="echoCancellationEnabled">
            <text:p>echoCancellationEnabled</text:p>
          </table:table-cell>
          <table:table-cell table:style-name="Default" table:formula="of:=['RAW Impl'.F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71">
            <text:p>171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bool">
            <text:p>bool</text:p>
          </table:table-cell>
          <table:table-cell table:style-name="Default" table:formula="of:=['RAW Impl'.A52]" office:value-type="string" office:string-value="echoCancellationEnabled">
            <text:p>echoCancellationEnabled</text:p>
          </table:table-cell>
          <table:table-cell table:style-name="Default" table:formula="of:=['RAW Impl'.F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allapi.h">
            <text:p>callapi.h</text:p>
          </table:table-cell>
          <table:table-cell table:style-name="Default" table:formula="of:=SUBSTITUTE(['RAW Impl'.D53];&quot;line:&quot;;&quot;&quot;)" office:value-type="string" office:string-value="69">
            <text:p>69</text:p>
          </table:table-cell>
          <table:table-cell table:style-name="Default" table:formula="of:=SUBSTITUTE(['RAW Impl'.E53];&quot;returntype:&quot;;&quot;&quot;)" office:value-type="string" office:string-value="class:CallAPI">
            <text:p>class:CallAPI</text:p>
          </table:table-cell>
          <table:table-cell table:style-name="Default" table:formula="of:=SUBSTITUTE(['RAW Impl'.G53];&quot;returntype:&quot;;&quot;&quot;)" office:value-type="string" office:string-value="bool">
            <text:p>bool</text:p>
          </table:table-cell>
          <table:table-cell table:style-name="Default" table:formula="of:=['RAW Impl'.A53]" office:value-type="string" office:string-value="echoLimiterEnabled">
            <text:p>echoLimiterEnabled</text:p>
          </table:table-cell>
          <table:table-cell table:style-name="Default" table:formula="of:=['RAW Impl'.F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oreapi.h">
            <text:p>coreapi.h</text:p>
          </table:table-cell>
          <table:table-cell table:style-name="Default" table:formula="of:=SUBSTITUTE(['RAW Impl'.D54];&quot;line:&quot;;&quot;&quot;)" office:value-type="string" office:string-value="173">
            <text:p>173</text:p>
          </table:table-cell>
          <table:table-cell table:style-name="Default" table:formula="of:=SUBSTITUTE(['RAW Impl'.E54];&quot;returntype:&quot;;&quot;&quot;)" office:value-type="string" office:string-value="class:CoreAPI">
            <text:p>class:CoreAPI</text:p>
          </table:table-cell>
          <table:table-cell table:style-name="Default" table:formula="of:=SUBSTITUTE(['RAW Impl'.G54];&quot;returntype:&quot;;&quot;&quot;)" office:value-type="string" office:string-value="bool">
            <text:p>bool</text:p>
          </table:table-cell>
          <table:table-cell table:style-name="Default" table:formula="of:=['RAW Impl'.A54]" office:value-type="string" office:string-value="echoLimiterEnabled">
            <text:p>echoLimiterEnabled</text:p>
          </table:table-cell>
          <table:table-cell table:style-name="Default" table:formula="of:=['RAW Impl'.F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proxyconfigapi.h">
            <text:p>proxyconfigapi.h</text:p>
          </table:table-cell>
          <table:table-cell table:style-name="Default" table:formula="of:=SUBSTITUTE(['RAW Impl'.D55];&quot;line:&quot;;&quot;&quot;)" office:value-type="string" office:string-value="77">
            <text:p>77</text:p>
          </table:table-cell>
          <table:table-cell table:style-name="Default" table:formula="of:=SUBSTITUTE(['RAW Impl'.E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edit">
            <text:p>edit</text:p>
          </table:table-cell>
          <table:table-cell table:style-name="Default" table:formula="of:=['RAW Impl'.F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api.h">
            <text:p>callapi.h</text:p>
          </table:table-cell>
          <table:table-cell table:style-name="Default" table:formula="of:=SUBSTITUTE(['RAW Impl'.D56];&quot;line:&quot;;&quot;&quot;)" office:value-type="string" office:string-value="66">
            <text:p>66</text:p>
          </table:table-cell>
          <table:table-cell table:style-name="Default" table:formula="of:=SUBSTITUTE(['RAW Impl'.E56];&quot;returntype:&quot;;&quot;&quot;)" office:value-type="string" office:string-value="class:CallAPI">
            <text:p>class:CallAPI</text:p>
          </table:table-cell>
          <table:table-cell table:style-name="Default" table:formula="of:=SUBSTITUTE(['RAW Impl'.G56];&quot;returntype:&quot;;&quot;&quot;)" office:value-type="string" office:string-value="void">
            <text:p>void</text:p>
          </table:table-cell>
          <table:table-cell table:style-name="Default" table:formula="of:=['RAW Impl'.A56]" office:value-type="string" office:string-value="enableCamera">
            <text:p>enableCamera</text:p>
          </table:table-cell>
          <table:table-cell table:style-name="Default" table:formula="of:=['RAW Impl'.F56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allparamsapi.h">
            <text:p>callparamsapi.h</text:p>
          </table:table-cell>
          <table:table-cell table:style-name="Default" table:formula="of:=SUBSTITUTE(['RAW Impl'.D57];&quot;line:&quot;;&quot;&quot;)" office:value-type="string" office:string-value="42">
            <text:p>42</text:p>
          </table:table-cell>
          <table:table-cell table:style-name="Default" table:formula="of:=SUBSTITUTE(['RAW Impl'.E5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7];&quot;returntype:&quot;;&quot;&quot;)" office:value-type="string" office:string-value="void">
            <text:p>void</text:p>
          </table:table-cell>
          <table:table-cell table:style-name="Default" table:formula="of:=['RAW Impl'.A57]" office:value-type="string" office:string-value="enableEarlyMediaSending">
            <text:p>enableEarlyMediaSending</text:p>
          </table:table-cell>
          <table:table-cell table:style-name="Default" table:formula="of:=['RAW Impl'.F5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allapi.h">
            <text:p>callapi.h</text:p>
          </table:table-cell>
          <table:table-cell table:style-name="Default" table:formula="of:=SUBSTITUTE(['RAW Impl'.D58];&quot;line:&quot;;&quot;&quot;)" office:value-type="string" office:string-value="68">
            <text:p>68</text:p>
          </table:table-cell>
          <table:table-cell table:style-name="Default" table:formula="of:=SUBSTITUTE(['RAW Impl'.E58];&quot;returntype:&quot;;&quot;&quot;)" office:value-type="string" office:string-value="class:CallAPI">
            <text:p>class:CallAPI</text:p>
          </table:table-cell>
          <table:table-cell table:style-name="Default" table:formula="of:=SUBSTITUTE(['RAW Impl'.G58];&quot;returntype:&quot;;&quot;&quot;)" office:value-type="string" office:string-value="void">
            <text:p>void</text:p>
          </table:table-cell>
          <table:table-cell table:style-name="Default" table:formula="of:=['RAW Impl'.A58]" office:value-type="string" office:string-value="enableEchoCancellation">
            <text:p>enableEchoCancellation</text:p>
          </table:table-cell>
          <table:table-cell table:style-name="Default" table:formula="of:=['RAW Impl'.F58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oreapi.h">
            <text:p>coreapi.h</text:p>
          </table:table-cell>
          <table:table-cell table:style-name="Default" table:formula="of:=SUBSTITUTE(['RAW Impl'.D59];&quot;line:&quot;;&quot;&quot;)" office:value-type="string" office:string-value="170">
            <text:p>170</text:p>
          </table:table-cell>
          <table:table-cell table:style-name="Default" table:formula="of:=SUBSTITUTE(['RAW Impl'.E59];&quot;returntype:&quot;;&quot;&quot;)" office:value-type="string" office:string-value="class:CoreAPI">
            <text:p>class:Core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enableEchoCancellation">
            <text:p>enableEchoCancellation</text:p>
          </table:table-cell>
          <table:table-cell table:style-name="Default" table:formula="of:=['RAW Impl'.F5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allapi.h">
            <text:p>callapi.h</text:p>
          </table:table-cell>
          <table:table-cell table:style-name="Default" table:formula="of:=SUBSTITUTE(['RAW Impl'.D60];&quot;line:&quot;;&quot;&quot;)" office:value-type="string" office:string-value="70">
            <text:p>70</text:p>
          </table:table-cell>
          <table:table-cell table:style-name="Default" table:formula="of:=SUBSTITUTE(['RAW Impl'.E60];&quot;returntype:&quot;;&quot;&quot;)" office:value-type="string" office:string-value="class:CallAPI">
            <text:p>class:Call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enableEchoLimiter">
            <text:p>enableEchoLimiter</text:p>
          </table:table-cell>
          <table:table-cell table:style-name="Default" table:formula="of:=['RAW Impl'.F60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172">
            <text:p>172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void">
            <text:p>void</text:p>
          </table:table-cell>
          <table:table-cell table:style-name="Default" table:formula="of:=['RAW Impl'.A61]" office:value-type="string" office:string-value="enableEchoLimiter">
            <text:p>enableEchoLimiter</text:p>
          </table:table-cell>
          <table:table-cell table:style-name="Default" table:formula="of:=['RAW Impl'.F6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coreapi.h">
            <text:p>coreapi.h</text:p>
          </table:table-cell>
          <table:table-cell table:style-name="Default" table:formula="of:=SUBSTITUTE(['RAW Impl'.D62];&quot;line:&quot;;&quot;&quot;)" office:value-type="string" office:string-value="174">
            <text:p>174</text:p>
          </table:table-cell>
          <table:table-cell table:style-name="Default" table:formula="of:=SUBSTITUTE(['RAW Impl'.E62];&quot;returntype:&quot;;&quot;&quot;)" office:value-type="string" office:string-value="class:CoreAPI">
            <text:p>class:CoreAPI</text:p>
          </table:table-cell>
          <table:table-cell table:style-name="Default" table:formula="of:=SUBSTITUTE(['RAW Impl'.G62];&quot;returntype:&quot;;&quot;&quot;)" office:value-type="string" office:string-value="void">
            <text:p>void</text:p>
          </table:table-cell>
          <table:table-cell table:style-name="Default" table:formula="of:=['RAW Impl'.A62]" office:value-type="string" office:string-value="enableIpv6">
            <text:p>enableIpv6</text:p>
          </table:table-cell>
          <table:table-cell table:style-name="Default" table:formula="of:=['RAW Impl'.F6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oreapi.h">
            <text:p>coreapi.h</text:p>
          </table:table-cell>
          <table:table-cell table:style-name="Default" table:formula="of:=SUBSTITUTE(['RAW Impl'.D63];&quot;line:&quot;;&quot;&quot;)" office:value-type="string" office:string-value="176">
            <text:p>176</text:p>
          </table:table-cell>
          <table:table-cell table:style-name="Default" table:formula="of:=SUBSTITUTE(['RAW Impl'.E63];&quot;returntype:&quot;;&quot;&quot;)" office:value-type="string" office:string-value="class:CoreAPI">
            <text:p>class:CoreAPI</text:p>
          </table:table-cell>
          <table:table-cell table:style-name="Default" table:formula="of:=SUBSTITUTE(['RAW Impl'.G63];&quot;returntype:&quot;;&quot;&quot;)" office:value-type="string" office:string-value="void">
            <text:p>void</text:p>
          </table:table-cell>
          <table:table-cell table:style-name="Default" table:formula="of:=['RAW Impl'.A63]" office:value-type="string" office:string-value="enableKeepAlive">
            <text:p>enableKeepAlive</text:p>
          </table:table-cell>
          <table:table-cell table:style-name="Default" table:formula="of:=['RAW Impl'.F6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proxyconfigapi.h">
            <text:p>proxyconfigapi.h</text:p>
          </table:table-cell>
          <table:table-cell table:style-name="Default" table:formula="of:=SUBSTITUTE(['RAW Impl'.D64];&quot;line:&quot;;&quot;&quot;)" office:value-type="string" office:string-value="52">
            <text:p>52</text:p>
          </table:table-cell>
          <table:table-cell table:style-name="Default" table:formula="of:=SUBSTITUTE(['RAW Impl'.E6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4];&quot;returntype:&quot;;&quot;&quot;)" office:value-type="string" office:string-value="void">
            <text:p>void</text:p>
          </table:table-cell>
          <table:table-cell table:style-name="Default" table:formula="of:=['RAW Impl'.A64]" office:value-type="string" office:string-value="enablePublish">
            <text:p>enablePublish</text:p>
          </table:table-cell>
          <table:table-cell table:style-name="Default" table:formula="of:=['RAW Impl'.F6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proxyconfigapi.h">
            <text:p>proxyconfigapi.h</text:p>
          </table:table-cell>
          <table:table-cell table:style-name="Default" table:formula="of:=SUBSTITUTE(['RAW Impl'.D65];&quot;line:&quot;;&quot;&quot;)" office:value-type="string" office:string-value="72">
            <text:p>72</text:p>
          </table:table-cell>
          <table:table-cell table:style-name="Default" table:formula="of:=SUBSTITUTE(['RAW Impl'.E6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5];&quot;returntype:&quot;;&quot;&quot;)" office:value-type="string" office:string-value="void">
            <text:p>void</text:p>
          </table:table-cell>
          <table:table-cell table:style-name="Default" table:formula="of:=['RAW Impl'.A65]" office:value-type="string" office:string-value="enableRegister">
            <text:p>enableRegister</text:p>
          </table:table-cell>
          <table:table-cell table:style-name="Default" table:formula="of:=['RAW Impl'.F65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allparamsapi.h">
            <text:p>callparamsapi.h</text:p>
          </table:table-cell>
          <table:table-cell table:style-name="Default" table:formula="of:=SUBSTITUTE(['RAW Impl'.D66];&quot;line:&quot;;&quot;&quot;)" office:value-type="string" office:string-value="48">
            <text:p>48</text:p>
          </table:table-cell>
          <table:table-cell table:style-name="Default" table:formula="of:=SUBSTITUTE(['RAW Impl'.E6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6];&quot;returntype:&quot;;&quot;&quot;)" office:value-type="string" office:string-value="void">
            <text:p>void</text:p>
          </table:table-cell>
          <table:table-cell table:style-name="Default" table:formula="of:=['RAW Impl'.A66]" office:value-type="string" office:string-value="enableVideo">
            <text:p>enableVideo</text:p>
          </table:table-cell>
          <table:table-cell table:style-name="Default" table:formula="of:=['RAW Impl'.F6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oreapi.h">
            <text:p>coreapi.h</text:p>
          </table:table-cell>
          <table:table-cell table:style-name="Default" table:formula="of:=SUBSTITUTE(['RAW Impl'.D67];&quot;line:&quot;;&quot;&quot;)" office:value-type="string" office:string-value="114">
            <text:p>114</text:p>
          </table:table-cell>
          <table:table-cell table:style-name="Default" table:formula="of:=SUBSTITUTE(['RAW Impl'.E67];&quot;returntype:&quot;;&quot;&quot;)" office:value-type="string" office:string-value="class:CoreAPI">
            <text:p>class:CoreAPI</text:p>
          </table:table-cell>
          <table:table-cell table:style-name="Default" table:formula="of:=SUBSTITUTE(['RAW Impl'.G67];&quot;returntype:&quot;;&quot;&quot;)" office:value-type="string" office:string-value="void">
            <text:p>void</text:p>
          </table:table-cell>
          <table:table-cell table:style-name="Default" table:formula="of:=['RAW Impl'.A67]" office:value-type="string" office:string-value="enableVideo">
            <text:p>enableVideo</text:p>
          </table:table-cell>
          <table:table-cell table:style-name="Default" table:formula="of:=['RAW Impl'.F6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api.h">
            <text:p>coreapi.h</text:p>
          </table:table-cell>
          <table:table-cell table:style-name="Default" table:formula="of:=SUBSTITUTE(['RAW Impl'.D68];&quot;line:&quot;;&quot;&quot;)" office:value-type="string" office:string-value="116">
            <text:p>116</text:p>
          </table:table-cell>
          <table:table-cell table:style-name="Default" table:formula="of:=SUBSTITUTE(['RAW Impl'.E68];&quot;returntype:&quot;;&quot;&quot;)" office:value-type="string" office:string-value="class:CoreAPI">
            <text:p>class:Core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enableVideoPreview">
            <text:p>enableVideoPreview</text:p>
          </table:table-cell>
          <table:table-cell table:style-name="Default" table:formula="of:=['RAW Impl'.F6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addressapi.h">
            <text:p>addressapi.h</text:p>
          </table:table-cell>
          <table:table-cell table:style-name="Default" table:formula="of:=SUBSTITUTE(['RAW Impl'.D69];&quot;line:&quot;;&quot;&quot;)" office:value-type="string" office:string-value="61">
            <text:p>61</text:p>
          </table:table-cell>
          <table:table-cell table:style-name="Default" table:formula="of:=SUBSTITUTE(['RAW Impl'.E6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9];&quot;returntype:&quot;;&quot;&quot;)" office:value-type="string" office:string-value="AddressAPIPtr">
            <text:p>AddressAPIPtr</text:p>
          </table:table-cell>
          <table:table-cell table:style-name="Default" table:formula="of:=['RAW Impl'.A69]" office:value-type="string" office:string-value="get">
            <text:p>get</text:p>
          </table:table-cell>
          <table:table-cell table:style-name="Default" table:formula="of:=['RAW Impl'.F69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addressapi.h">
            <text:p>addressapi.h</text:p>
          </table:table-cell>
          <table:table-cell table:style-name="Default" table:formula="of:=SUBSTITUTE(['RAW Impl'.D70];&quot;line:&quot;;&quot;&quot;)" office:value-type="string" office:string-value="62">
            <text:p>62</text:p>
          </table:table-cell>
          <table:table-cell table:style-name="Default" table:formula="of:=SUBSTITUTE(['RAW Impl'.E7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0];&quot;returntype:&quot;;&quot;&quot;)" office:value-type="string" office:string-value="AddressAPIPtr">
            <text:p>AddressAPIPtr</text:p>
          </table:table-cell>
          <table:table-cell table:style-name="Default" table:formula="of:=['RAW Impl'.A70]" office:value-type="string" office:string-value="get">
            <text:p>get</text:p>
          </table:table-cell>
          <table:table-cell table:style-name="Default" table:formula="of:=['RAW Impl'.F70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authinfoapi.h">
            <text:p>authinfoapi.h</text:p>
          </table:table-cell>
          <table:table-cell table:style-name="Default" table:formula="of:=SUBSTITUTE(['RAW Impl'.D71];&quot;line:&quot;;&quot;&quot;)" office:value-type="string" office:string-value="54">
            <text:p>54</text:p>
          </table:table-cell>
          <table:table-cell table:style-name="Default" table:formula="of:=SUBSTITUTE(['RAW Impl'.E7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1];&quot;returntype:&quot;;&quot;&quot;)" office:value-type="string" office:string-value="AuthInfoAPIPtr">
            <text:p>AuthInfoAPIPtr</text:p>
          </table:table-cell>
          <table:table-cell table:style-name="Default" table:formula="of:=['RAW Impl'.A71]" office:value-type="string" office:string-value="get">
            <text:p>get</text:p>
          </table:table-cell>
          <table:table-cell table:style-name="Default" table:formula="of:=['RAW Impl'.F71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callapi.h">
            <text:p>callapi.h</text:p>
          </table:table-cell>
          <table:table-cell table:style-name="Default" table:formula="of:=SUBSTITUTE(['RAW Impl'.D72];&quot;line:&quot;;&quot;&quot;)" office:value-type="string" office:string-value="81">
            <text:p>81</text:p>
          </table:table-cell>
          <table:table-cell table:style-name="Default" table:formula="of:=SUBSTITUTE(['RAW Impl'.E72];&quot;returntype:&quot;;&quot;&quot;)" office:value-type="string" office:string-value="class:CallAPI">
            <text:p>class:CallAPI</text:p>
          </table:table-cell>
          <table:table-cell table:style-name="Default" table:formula="of:=SUBSTITUTE(['RAW Impl'.G72];&quot;returntype:&quot;;&quot;&quot;)" office:value-type="string" office:string-value="CallAPIPtr">
            <text:p>CallAPIPtr</text:p>
          </table:table-cell>
          <table:table-cell table:style-name="Default" table:formula="of:=['RAW Impl'.A72]" office:value-type="string" office:string-value="get">
            <text:p>get</text:p>
          </table:table-cell>
          <table:table-cell table:style-name="Default" table:formula="of:=['RAW Impl'.F7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alllogapi.h">
            <text:p>calllogapi.h</text:p>
          </table:table-cell>
          <table:table-cell table:style-name="Default" table:formula="of:=SUBSTITUTE(['RAW Impl'.D73];&quot;line:&quot;;&quot;&quot;)" office:value-type="string" office:string-value="47">
            <text:p>47</text:p>
          </table:table-cell>
          <table:table-cell table:style-name="Default" table:formula="of:=SUBSTITUTE(['RAW Impl'.E7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73];&quot;returntype:&quot;;&quot;&quot;)" office:value-type="string" office:string-value="CallLogAPIPtr">
            <text:p>CallLogAPIPtr</text:p>
          </table:table-cell>
          <table:table-cell table:style-name="Default" table:formula="of:=['RAW Impl'.A73]" office:value-type="string" office:string-value="get">
            <text:p>get</text:p>
          </table:table-cell>
          <table:table-cell table:style-name="Default" table:formula="of:=['RAW Impl'.F73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allparamsapi.h">
            <text:p>callparamsapi.h</text:p>
          </table:table-cell>
          <table:table-cell table:style-name="Default" table:formula="of:=SUBSTITUTE(['RAW Impl'.D74];&quot;line:&quot;;&quot;&quot;)" office:value-type="string" office:string-value="57">
            <text:p>57</text:p>
          </table:table-cell>
          <table:table-cell table:style-name="Default" table:formula="of:=SUBSTITUTE(['RAW Impl'.E7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4];&quot;returntype:&quot;;&quot;&quot;)" office:value-type="string" office:string-value="CallParamsAPIPtr">
            <text:p>CallParamsAPIPtr</text:p>
          </table:table-cell>
          <table:table-cell table:style-name="Default" table:formula="of:=['RAW Impl'.A74]" office:value-type="string" office:string-value="get">
            <text:p>get</text:p>
          </table:table-cell>
          <table:table-cell table:style-name="Default" table:formula="of:=['RAW Impl'.F74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allparamsapi.h">
            <text:p>callparamsapi.h</text:p>
          </table:table-cell>
          <table:table-cell table:style-name="Default" table:formula="of:=SUBSTITUTE(['RAW Impl'.D75];&quot;line:&quot;;&quot;&quot;)" office:value-type="string" office:string-value="58">
            <text:p>58</text:p>
          </table:table-cell>
          <table:table-cell table:style-name="Default" table:formula="of:=SUBSTITUTE(['RAW Impl'.E7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5];&quot;returntype:&quot;;&quot;&quot;)" office:value-type="string" office:string-value="CallParamsAPIPtr">
            <text:p>CallParamsAPIPtr</text:p>
          </table:table-cell>
          <table:table-cell table:style-name="Default" table:formula="of:=['RAW Impl'.A75]" office:value-type="string" office:string-value="get">
            <text:p>get</text:p>
          </table:table-cell>
          <table:table-cell table:style-name="Default" table:formula="of:=['RAW Impl'.F75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statsapi.h">
            <text:p>callstatsapi.h</text:p>
          </table:table-cell>
          <table:table-cell table:style-name="Default" table:formula="of:=SUBSTITUTE(['RAW Impl'.D76];&quot;line:&quot;;&quot;&quot;)" office:value-type="string" office:string-value="49">
            <text:p>49</text:p>
          </table:table-cell>
          <table:table-cell table:style-name="Default" table:formula="of:=SUBSTITUTE(['RAW Impl'.E76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76];&quot;returntype:&quot;;&quot;&quot;)" office:value-type="string" office:string-value="CallStatsAPIPtr">
            <text:p>CallStatsAPIPtr</text:p>
          </table:table-cell>
          <table:table-cell table:style-name="Default" table:formula="of:=['RAW Impl'.A76]" office:value-type="string" office:string-value="get">
            <text:p>get</text:p>
          </table:table-cell>
          <table:table-cell table:style-name="Default" table:formula="of:=['RAW Impl'.F76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oreapi.h">
            <text:p>coreapi.h</text:p>
          </table:table-cell>
          <table:table-cell table:style-name="Default" table:formula="of:=SUBSTITUTE(['RAW Impl'.D77];&quot;line:&quot;;&quot;&quot;)" office:value-type="string" office:string-value="196">
            <text:p>196</text:p>
          </table:table-cell>
          <table:table-cell table:style-name="Default" table:formula="of:=SUBSTITUTE(['RAW Impl'.E77];&quot;returntype:&quot;;&quot;&quot;)" office:value-type="string" office:string-value="class:CoreAPI">
            <text:p>class:CoreAPI</text:p>
          </table:table-cell>
          <table:table-cell table:style-name="Default" table:formula="of:=SUBSTITUTE(['RAW Impl'.G77];&quot;returntype:&quot;;&quot;&quot;)" office:value-type="string" office:string-value="CoreAPIPtr">
            <text:p>CoreAPIPtr</text:p>
          </table:table-cell>
          <table:table-cell table:style-name="Default" table:formula="of:=['RAW Impl'.A77]" office:value-type="string" office:string-value="get">
            <text:p>get</text:p>
          </table:table-cell>
          <table:table-cell table:style-name="Default" table:formula="of:=['RAW Impl'.F77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payloadtypeapi.h">
            <text:p>payloadtypeapi.h</text:p>
          </table:table-cell>
          <table:table-cell table:style-name="Default" table:formula="of:=SUBSTITUTE(['RAW Impl'.D78];&quot;line:&quot;;&quot;&quot;)" office:value-type="string" office:string-value="83">
            <text:p>83</text:p>
          </table:table-cell>
          <table:table-cell table:style-name="Default" table:formula="of:=SUBSTITUTE(['RAW Impl'.E7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8];&quot;returntype:&quot;;&quot;&quot;)" office:value-type="string" office:string-value="PayloadTypeAPIPtr">
            <text:p>PayloadTypeAPIPtr</text:p>
          </table:table-cell>
          <table:table-cell table:style-name="Default" table:formula="of:=['RAW Impl'.A78]" office:value-type="string" office:string-value="get">
            <text:p>get</text:p>
          </table:table-cell>
          <table:table-cell table:style-name="Default" table:formula="of:=['RAW Impl'.F78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payloadtypeapi.h">
            <text:p>payloadtypeapi.h</text:p>
          </table:table-cell>
          <table:table-cell table:style-name="Default" table:formula="of:=SUBSTITUTE(['RAW Impl'.D79];&quot;line:&quot;;&quot;&quot;)" office:value-type="string" office:string-value="84">
            <text:p>84</text:p>
          </table:table-cell>
          <table:table-cell table:style-name="Default" table:formula="of:=SUBSTITUTE(['RAW Impl'.E7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9];&quot;returntype:&quot;;&quot;&quot;)" office:value-type="string" office:string-value="PayloadTypeAPIPtr">
            <text:p>PayloadTypeAPIPtr</text:p>
          </table:table-cell>
          <table:table-cell table:style-name="Default" table:formula="of:=['RAW Impl'.A79]" office:value-type="string" office:string-value="get">
            <text:p>get</text:p>
          </table:table-cell>
          <table:table-cell table:style-name="Default" table:formula="of:=['RAW Impl'.F79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proxyconfigapi.h">
            <text:p>proxyconfigapi.h</text:p>
          </table:table-cell>
          <table:table-cell table:style-name="Default" table:formula="of:=SUBSTITUTE(['RAW Impl'.D80];&quot;line:&quot;;&quot;&quot;)" office:value-type="string" office:string-value="87">
            <text:p>87</text:p>
          </table:table-cell>
          <table:table-cell table:style-name="Default" table:formula="of:=SUBSTITUTE(['RAW Impl'.E8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0];&quot;returntype:&quot;;&quot;&quot;)" office:value-type="string" office:string-value="ProxyConfigAPIPtr">
            <text:p>ProxyConfigAPIPtr</text:p>
          </table:table-cell>
          <table:table-cell table:style-name="Default" table:formula="of:=['RAW Impl'.A80]" office:value-type="string" office:string-value="get">
            <text:p>get</text:p>
          </table:table-cell>
          <table:table-cell table:style-name="Default" table:formula="of:=['RAW Impl'.F80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oreapi.h">
            <text:p>coreapi.h</text:p>
          </table:table-cell>
          <table:table-cell table:style-name="Default" table:formula="of:=SUBSTITUTE(['RAW Impl'.D81];&quot;line:&quot;;&quot;&quot;)" office:value-type="string" office:string-value="142">
            <text:p>142</text:p>
          </table:table-cell>
          <table:table-cell table:style-name="Default" table:formula="of:=SUBSTITUTE(['RAW Impl'.E81];&quot;returntype:&quot;;&quot;&quot;)" office:value-type="string" office:string-value="class:CoreAPI">
            <text:p>class:CoreAPI</text:p>
          </table:table-cell>
          <table:table-cell table:style-name="Default" table:formula="of:=SUBSTITUTE(['RAW Impl'.G81];&quot;returntype:&quot;;&quot;&quot;)" office:value-type="string" office:string-value="FB::VariantList">
            <text:p>FB::VariantList</text:p>
          </table:table-cell>
          <table:table-cell table:style-name="Default" table:formula="of:=['RAW Impl'.A81]" office:value-type="string" office:string-value="getAudioCodecs">
            <text:p>getAudioCodecs</text:p>
          </table:table-cell>
          <table:table-cell table:style-name="Default" table:formula="of:=['RAW Impl'.F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allapi.h">
            <text:p>callapi.h</text:p>
          </table:table-cell>
          <table:table-cell table:style-name="Default" table:formula="of:=SUBSTITUTE(['RAW Impl'.D82];&quot;line:&quot;;&quot;&quot;)" office:value-type="string" office:string-value="42">
            <text:p>42</text:p>
          </table:table-cell>
          <table:table-cell table:style-name="Default" table:formula="of:=SUBSTITUTE(['RAW Impl'.E82];&quot;returntype:&quot;;&quot;&quot;)" office:value-type="string" office:string-value="class:CallAPI">
            <text:p>class:CallAPI</text:p>
          </table:table-cell>
          <table:table-cell table:style-name="Default" table:formula="of:=SUBSTITUTE(['RAW Impl'.G82];&quot;returntype:&quot;;&quot;&quot;)" office:value-type="string" office:string-value="CallStatsAPIPtr">
            <text:p>CallStatsAPIPtr</text:p>
          </table:table-cell>
          <table:table-cell table:style-name="Default" table:formula="of:=['RAW Impl'.A82]" office:value-type="string" office:string-value="getAudioStats">
            <text:p>getAudioStats</text:p>
          </table:table-cell>
          <table:table-cell table:style-name="Default" table:formula="of:=['RAW Impl'.F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allapi.h">
            <text:p>callapi.h</text:p>
          </table:table-cell>
          <table:table-cell table:style-name="Default" table:formula="of:=SUBSTITUTE(['RAW Impl'.D83];&quot;line:&quot;;&quot;&quot;)" office:value-type="string" office:string-value="43">
            <text:p>43</text:p>
          </table:table-cell>
          <table:table-cell table:style-name="Default" table:formula="of:=SUBSTITUTE(['RAW Impl'.E83];&quot;returntype:&quot;;&quot;&quot;)" office:value-type="string" office:string-value="class:CallAPI">
            <text:p>class:CallAPI</text:p>
          </table:table-cell>
          <table:table-cell table:style-name="Default" table:formula="of:=SUBSTITUTE(['RAW Impl'.G83];&quot;returntype:&quot;;&quot;&quot;)" office:value-type="string" office:string-value="std::string">
            <text:p>std::string</text:p>
          </table:table-cell>
          <table:table-cell table:style-name="Default" table:formula="of:=['RAW Impl'.A83]" office:value-type="string" office:string-value="getAuthenticationToken">
            <text:p>getAuthenticationToken</text:p>
          </table:table-cell>
          <table:table-cell table:style-name="Default" table:formula="of:=['RAW Impl'.F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api.h">
            <text:p>callapi.h</text:p>
          </table:table-cell>
          <table:table-cell table:style-name="Default" table:formula="of:=SUBSTITUTE(['RAW Impl'.D84];&quot;line:&quot;;&quot;&quot;)" office:value-type="string" office:string-value="44">
            <text:p>44</text:p>
          </table:table-cell>
          <table:table-cell table:style-name="Default" table:formula="of:=SUBSTITUTE(['RAW Impl'.E84];&quot;returntype:&quot;;&quot;&quot;)" office:value-type="string" office:string-value="class:CallAPI">
            <text:p>class:CallAPI</text:p>
          </table:table-cell>
          <table:table-cell table:style-name="Default" table:formula="of:=SUBSTITUTE(['RAW Impl'.G84];&quot;returntype:&quot;;&quot;&quot;)" office:value-type="string" office:string-value="bool">
            <text:p>bool</text:p>
          </table:table-cell>
          <table:table-cell table:style-name="Default" table:formula="of:=['RAW Impl'.A84]" office:value-type="string" office:string-value="getAuthenticationTokenVerified">
            <text:p>getAuthenticationTokenVerified</text:p>
          </table:table-cell>
          <table:table-cell table:style-name="Default" table:formula="of:=['RAW Impl'.F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allapi.h">
            <text:p>callapi.h</text:p>
          </table:table-cell>
          <table:table-cell table:style-name="Default" table:formula="of:=SUBSTITUTE(['RAW Impl'.D85];&quot;line:&quot;;&quot;&quot;)" office:value-type="string" office:string-value="45">
            <text:p>45</text:p>
          </table:table-cell>
          <table:table-cell table:style-name="Default" table:formula="of:=SUBSTITUTE(['RAW Impl'.E85];&quot;returntype:&quot;;&quot;&quot;)" office:value-type="string" office:string-value="class:CallAPI">
            <text:p>class:CallAPI</text:p>
          </table:table-cell>
          <table:table-cell table:style-name="Default" table:formula="of:=SUBSTITUTE(['RAW Impl'.G85];&quot;returntype:&quot;;&quot;&quot;)" office:value-type="string" office:string-value="float">
            <text:p>float</text:p>
          </table:table-cell>
          <table:table-cell table:style-name="Default" table:formula="of:=['RAW Impl'.A85]" office:value-type="string" office:string-value="getAverageQuality">
            <text:p>getAverageQuality</text:p>
          </table:table-cell>
          <table:table-cell table:style-name="Default" table:formula="of:=['RAW Impl'.F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payloadtypeapi.h">
            <text:p>payloadtypeapi.h</text:p>
          </table:table-cell>
          <table:table-cell table:style-name="Default" table:formula="of:=SUBSTITUTE(['RAW Impl'.D86];&quot;line:&quot;;&quot;&quot;)" office:value-type="string" office:string-value="50">
            <text:p>50</text:p>
          </table:table-cell>
          <table:table-cell table:style-name="Default" table:formula="of:=SUBSTITUTE(['RAW Impl'.E8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6];&quot;returntype:&quot;;&quot;&quot;)" office:value-type="string" office:string-value="int">
            <text:p>int</text:p>
          </table:table-cell>
          <table:table-cell table:style-name="Default" table:formula="of:=['RAW Impl'.A86]" office:value-type="string" office:string-value="getBitsPerSample">
            <text:p>getBitsPerSample</text:p>
          </table:table-cell>
          <table:table-cell table:style-name="Default" table:formula="of:=['RAW Impl'.F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allapi.h">
            <text:p>callapi.h</text:p>
          </table:table-cell>
          <table:table-cell table:style-name="Default" table:formula="of:=SUBSTITUTE(['RAW Impl'.D87];&quot;line:&quot;;&quot;&quot;)" office:value-type="string" office:string-value="46">
            <text:p>46</text:p>
          </table:table-cell>
          <table:table-cell table:style-name="Default" table:formula="of:=SUBSTITUTE(['RAW Impl'.E87];&quot;returntype:&quot;;&quot;&quot;)" office:value-type="string" office:string-value="class:CallAPI">
            <text:p>class:CallAPI</text:p>
          </table:table-cell>
          <table:table-cell table:style-name="Default" table:formula="of:=SUBSTITUTE(['RAW Impl'.G87];&quot;returntype:&quot;;&quot;&quot;)" office:value-type="string" office:string-value="CallLogAPIPtr">
            <text:p>CallLogAPIPtr</text:p>
          </table:table-cell>
          <table:table-cell table:style-name="Default" table:formula="of:=['RAW Impl'.A87]" office:value-type="string" office:string-value="getCallLog">
            <text:p>getCallLog</text:p>
          </table:table-cell>
          <table:table-cell table:style-name="Default" table:formula="of:=['RAW Impl'.F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oreapi.h">
            <text:p>coreapi.h</text:p>
          </table:table-cell>
          <table:table-cell table:style-name="Default" table:formula="of:=SUBSTITUTE(['RAW Impl'.D88];&quot;line:&quot;;&quot;&quot;)" office:value-type="string" office:string-value="133">
            <text:p>133</text:p>
          </table:table-cell>
          <table:table-cell table:style-name="Default" table:formula="of:=SUBSTITUTE(['RAW Impl'.E88];&quot;returntype:&quot;;&quot;&quot;)" office:value-type="string" office:string-value="class:CoreAPI">
            <text:p>class:CoreAPI</text:p>
          </table:table-cell>
          <table:table-cell table:style-name="Default" table:formula="of:=SUBSTITUTE(['RAW Impl'.G88];&quot;returntype:&quot;;&quot;&quot;)" office:value-type="string" office:string-value="std::string">
            <text:p>std::string</text:p>
          </table:table-cell>
          <table:table-cell table:style-name="Default" table:formula="of:=['RAW Impl'.A88]" office:value-type="string" office:string-value="getCaptureDevice">
            <text:p>getCaptureDevice</text:p>
          </table:table-cell>
          <table:table-cell table:style-name="Default" table:formula="of:=['RAW Impl'.F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payloadtypeapi.h">
            <text:p>payloadtypeapi.h</text:p>
          </table:table-cell>
          <table:table-cell table:style-name="Default" table:formula="of:=SUBSTITUTE(['RAW Impl'.D89];&quot;line:&quot;;&quot;&quot;)" office:value-type="string" office:string-value="65">
            <text:p>65</text:p>
          </table:table-cell>
          <table:table-cell table:style-name="Default" table:formula="of:=SUBSTITUTE(['RAW Impl'.E8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9];&quot;returntype:&quot;;&quot;&quot;)" office:value-type="string" office:string-value="int">
            <text:p>int</text:p>
          </table:table-cell>
          <table:table-cell table:style-name="Default" table:formula="of:=['RAW Impl'.A89]" office:value-type="string" office:string-value="getChannels">
            <text:p>getChannels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payloadtypeapi.h">
            <text:p>payloadtypeapi.h</text:p>
          </table:table-cell>
          <table:table-cell table:style-name="Default" table:formula="of:=SUBSTITUTE(['RAW Impl'.D90];&quot;line:&quot;;&quot;&quot;)" office:value-type="string" office:string-value="47">
            <text:p>47</text:p>
          </table:table-cell>
          <table:table-cell table:style-name="Default" table:formula="of:=SUBSTITUTE(['RAW Impl'.E9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0];&quot;returntype:&quot;;&quot;&quot;)" office:value-type="string" office:string-value="int">
            <text:p>int</text:p>
          </table:table-cell>
          <table:table-cell table:style-name="Default" table:formula="of:=['RAW Impl'.A90]" office:value-type="string" office:string-value="getClockRate">
            <text:p>getClockRate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allapi.h">
            <text:p>callapi.h</text:p>
          </table:table-cell>
          <table:table-cell table:style-name="Default" table:formula="of:=SUBSTITUTE(['RAW Impl'.D91];&quot;line:&quot;;&quot;&quot;)" office:value-type="string" office:string-value="47">
            <text:p>47</text:p>
          </table:table-cell>
          <table:table-cell table:style-name="Default" table:formula="of:=SUBSTITUTE(['RAW Impl'.E91];&quot;returntype:&quot;;&quot;&quot;)" office:value-type="string" office:string-value="class:CallAPI">
            <text:p>class:CallAPI</text:p>
          </table:table-cell>
          <table:table-cell table:style-name="Default" table:formula="of:=SUBSTITUTE(['RAW Impl'.G91];&quot;returntype:&quot;;&quot;&quot;)" office:value-type="string" office:string-value="CoreAPIPtr">
            <text:p>CoreAPIPtr</text:p>
          </table:table-cell>
          <table:table-cell table:style-name="Default" table:formula="of:=['RAW Impl'.A91]" office:value-type="string" office:string-value="getCore">
            <text:p>getCore</text:p>
          </table:table-cell>
          <table:table-cell table:style-name="Default" table:formula="of:=['RAW Impl'.F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proxyconfigapi.h">
            <text:p>proxyconfigapi.h</text:p>
          </table:table-cell>
          <table:table-cell table:style-name="Default" table:formula="of:=SUBSTITUTE(['RAW Impl'.D92];&quot;line:&quot;;&quot;&quot;)" office:value-type="string" office:string-value="40">
            <text:p>40</text:p>
          </table:table-cell>
          <table:table-cell table:style-name="Default" table:formula="of:=SUBSTITUTE(['RAW Impl'.E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2];&quot;returntype:&quot;;&quot;&quot;)" office:value-type="string" office:string-value="CoreAPIPtr">
            <text:p>CoreAPIPtr</text:p>
          </table:table-cell>
          <table:table-cell table:style-name="Default" table:formula="of:=['RAW Impl'.A92]" office:value-type="string" office:string-value="getCore">
            <text:p>getCore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callapi.h">
            <text:p>callapi.h</text:p>
          </table:table-cell>
          <table:table-cell table:style-name="Default" table:formula="of:=SUBSTITUTE(['RAW Impl'.D93];&quot;line:&quot;;&quot;&quot;)" office:value-type="string" office:string-value="48">
            <text:p>48</text:p>
          </table:table-cell>
          <table:table-cell table:style-name="Default" table:formula="of:=SUBSTITUTE(['RAW Impl'.E93];&quot;returntype:&quot;;&quot;&quot;)" office:value-type="string" office:string-value="class:CallAPI">
            <text:p>class:CallAPI</text:p>
          </table:table-cell>
          <table:table-cell table:style-name="Default" table:formula="of:=SUBSTITUTE(['RAW Impl'.G93];&quot;returntype:&quot;;&quot;&quot;)" office:value-type="string" office:string-value="CallParamsAPIPtr">
            <text:p>CallParamsAPIPtr</text:p>
          </table:table-cell>
          <table:table-cell table:style-name="Default" table:formula="of:=['RAW Impl'.A93]" office:value-type="string" office:string-value="getCurrentParams">
            <text:p>getCurrentParams</text:p>
          </table:table-cell>
          <table:table-cell table:style-name="Default" table:formula="of:=['RAW Impl'.F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callapi.h">
            <text:p>callapi.h</text:p>
          </table:table-cell>
          <table:table-cell table:style-name="Default" table:formula="of:=SUBSTITUTE(['RAW Impl'.D94];&quot;line:&quot;;&quot;&quot;)" office:value-type="string" office:string-value="49">
            <text:p>49</text:p>
          </table:table-cell>
          <table:table-cell table:style-name="Default" table:formula="of:=SUBSTITUTE(['RAW Impl'.E94];&quot;returntype:&quot;;&quot;&quot;)" office:value-type="string" office:string-value="class:CallAPI">
            <text:p>class:CallAPI</text:p>
          </table:table-cell>
          <table:table-cell table:style-name="Default" table:formula="of:=SUBSTITUTE(['RAW Impl'.G94];&quot;returntype:&quot;;&quot;&quot;)" office:value-type="string" office:string-value="float">
            <text:p>float</text:p>
          </table:table-cell>
          <table:table-cell table:style-name="Default" table:formula="of:=['RAW Impl'.A94]" office:value-type="string" office:string-value="getCurrentQuality">
            <text:p>getCurrentQuality</text:p>
          </table:table-cell>
          <table:table-cell table:style-name="Default" table:formula="of:=['RAW Impl'.F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oreapi.h">
            <text:p>coreapi.h</text:p>
          </table:table-cell>
          <table:table-cell table:style-name="Default" table:formula="of:=SUBSTITUTE(['RAW Impl'.D95];&quot;line:&quot;;&quot;&quot;)" office:value-type="string" office:string-value="153">
            <text:p>153</text:p>
          </table:table-cell>
          <table:table-cell table:style-name="Default" table:formula="of:=SUBSTITUTE(['RAW Impl'.E95];&quot;returntype:&quot;;&quot;&quot;)" office:value-type="string" office:string-value="class:CoreAPI">
            <text:p>class:CoreAPI</text:p>
          </table:table-cell>
          <table:table-cell table:style-name="Default" table:formula="of:=SUBSTITUTE(['RAW Impl'.G95];&quot;returntype:&quot;;&quot;&quot;)" office:value-type="string" office:string-value="ProxyConfigAPIPtr">
            <text:p>ProxyConfigAPIPtr</text:p>
          </table:table-cell>
          <table:table-cell table:style-name="Default" table:formula="of:=['RAW Impl'.A95]" office:value-type="string" office:string-value="getDefaultProxy">
            <text:p>getDefaultProxy</text:p>
          </table:table-cell>
          <table:table-cell table:style-name="Default" table:formula="of:=['RAW Impl'.F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proxyconfigapi.h">
            <text:p>proxyconfigapi.h</text:p>
          </table:table-cell>
          <table:table-cell table:style-name="Default" table:formula="of:=SUBSTITUTE(['RAW Impl'.D96];&quot;line:&quot;;&quot;&quot;)" office:value-type="string" office:string-value="42">
            <text:p>42</text:p>
          </table:table-cell>
          <table:table-cell table:style-name="Default" table:formula="of:=SUBSTITUTE(['RAW Impl'.E9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6];&quot;returntype:&quot;;&quot;&quot;)" office:value-type="string" office:string-value="bool">
            <text:p>bool</text:p>
          </table:table-cell>
          <table:table-cell table:style-name="Default" table:formula="of:=['RAW Impl'.A96]" office:value-type="string" office:string-value="getDialEscapePlus">
            <text:p>getDialEscapePlus</text:p>
          </table:table-cell>
          <table:table-cell table:style-name="Default" table:formula="of:=['RAW Impl'.F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proxyconfigapi.h">
            <text:p>proxyconfigapi.h</text:p>
          </table:table-cell>
          <table:table-cell table:style-name="Default" table:formula="of:=SUBSTITUTE(['RAW Impl'.D97];&quot;line:&quot;;&quot;&quot;)" office:value-type="string" office:string-value="45">
            <text:p>45</text:p>
          </table:table-cell>
          <table:table-cell table:style-name="Default" table:formula="of:=SUBSTITUTE(['RAW Impl'.E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7];&quot;returntype:&quot;;&quot;&quot;)" office:value-type="string" office:string-value="std::string">
            <text:p>std::string</text:p>
          </table:table-cell>
          <table:table-cell table:style-name="Default" table:formula="of:=['RAW Impl'.A97]" office:value-type="string" office:string-value="getDialPrefix">
            <text:p>getDialPrefix</text:p>
          </table:table-cell>
          <table:table-cell table:style-name="Default" table:formula="of:=['RAW Impl'.F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allapi.h">
            <text:p>callapi.h</text:p>
          </table:table-cell>
          <table:table-cell table:style-name="Default" table:formula="of:=SUBSTITUTE(['RAW Impl'.D98];&quot;line:&quot;;&quot;&quot;)" office:value-type="string" office:string-value="50">
            <text:p>50</text:p>
          </table:table-cell>
          <table:table-cell table:style-name="Default" table:formula="of:=SUBSTITUTE(['RAW Impl'.E98];&quot;returntype:&quot;;&quot;&quot;)" office:value-type="string" office:string-value="class:CallAPI">
            <text:p>class:CallAPI</text:p>
          </table:table-cell>
          <table:table-cell table:style-name="Default" table:formula="of:=SUBSTITUTE(['RAW Impl'.G98];&quot;returntype:&quot;;&quot;&quot;)" office:value-type="string" office:string-value="int">
            <text:p>int</text:p>
          </table:table-cell>
          <table:table-cell table:style-name="Default" table:formula="of:=['RAW Impl'.A98]" office:value-type="string" office:string-value="getDir">
            <text:p>getDir</text:p>
          </table:table-cell>
          <table:table-cell table:style-name="Default" table:formula="of:=['RAW Impl'.F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addressapi.h">
            <text:p>addressapi.h</text:p>
          </table:table-cell>
          <table:table-cell table:style-name="Default" table:formula="of:=SUBSTITUTE(['RAW Impl'.D99];&quot;line:&quot;;&quot;&quot;)" office:value-type="string" office:string-value="45">
            <text:p>45</text:p>
          </table:table-cell>
          <table:table-cell table:style-name="Default" table:formula="of:=SUBSTITUTE(['RAW Impl'.E9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9];&quot;returntype:&quot;;&quot;&quot;)" office:value-type="string" office:string-value="std::string">
            <text:p>std::string</text:p>
          </table:table-cell>
          <table:table-cell table:style-name="Default" table:formula="of:=['RAW Impl'.A99]" office:value-type="string" office:string-value="getDisplayName">
            <text:p>getDisplayName</text:p>
          </table:table-cell>
          <table:table-cell table:style-name="Default" table:formula="of:=['RAW Impl'.F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addressapi.h">
            <text:p>addressapi.h</text:p>
          </table:table-cell>
          <table:table-cell table:style-name="Default" table:formula="of:=SUBSTITUTE(['RAW Impl'.D100];&quot;line:&quot;;&quot;&quot;)" office:value-type="string" office:string-value="46">
            <text:p>46</text:p>
          </table:table-cell>
          <table:table-cell table:style-name="Default" table:formula="of:=SUBSTITUTE(['RAW Impl'.E10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0];&quot;returntype:&quot;;&quot;&quot;)" office:value-type="string" office:string-value="std::string">
            <text:p>std::string</text:p>
          </table:table-cell>
          <table:table-cell table:style-name="Default" table:formula="of:=['RAW Impl'.A100]" office:value-type="string" office:string-value="getDomain">
            <text:p>getDomain</text:p>
          </table:table-cell>
          <table:table-cell table:style-name="Default" table:formula="of:=['RAW Impl'.F1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proxyconfigapi.h">
            <text:p>proxyconfigapi.h</text:p>
          </table:table-cell>
          <table:table-cell table:style-name="Default" table:formula="of:=SUBSTITUTE(['RAW Impl'.D101];&quot;line:&quot;;&quot;&quot;)" office:value-type="string" office:string-value="48">
            <text:p>48</text:p>
          </table:table-cell>
          <table:table-cell table:style-name="Default" table:formula="of:=SUBSTITUTE(['RAW Impl'.E10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1];&quot;returntype:&quot;;&quot;&quot;)" office:value-type="string" office:string-value="std::string">
            <text:p>std::string</text:p>
          </table:table-cell>
          <table:table-cell table:style-name="Default" table:formula="of:=['RAW Impl'.A101]" office:value-type="string" office:string-value="getDomain">
            <text:p>getDomain</text:p>
          </table:table-cell>
          <table:table-cell table:style-name="Default" table:formula="of:=['RAW Impl'.F1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callapi.h">
            <text:p>callapi.h</text:p>
          </table:table-cell>
          <table:table-cell table:style-name="Default" table:formula="of:=SUBSTITUTE(['RAW Impl'.D102];&quot;line:&quot;;&quot;&quot;)" office:value-type="string" office:string-value="51">
            <text:p>51</text:p>
          </table:table-cell>
          <table:table-cell table:style-name="Default" table:formula="of:=SUBSTITUTE(['RAW Impl'.E102];&quot;returntype:&quot;;&quot;&quot;)" office:value-type="string" office:string-value="class:CallAPI">
            <text:p>class:CallAPI</text:p>
          </table:table-cell>
          <table:table-cell table:style-name="Default" table:formula="of:=SUBSTITUTE(['RAW Impl'.G102];&quot;returntype:&quot;;&quot;&quot;)" office:value-type="string" office:string-value="int">
            <text:p>int</text:p>
          </table:table-cell>
          <table:table-cell table:style-name="Default" table:formula="of:=['RAW Impl'.A102]" office:value-type="string" office:string-value="getDuration">
            <text:p>getDuration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payloadtypeapi.h">
            <text:p>payloadtypeapi.h</text:p>
          </table:table-cell>
          <table:table-cell table:style-name="Default" table:formula="of:=SUBSTITUTE(['RAW Impl'.D103];&quot;line:&quot;;&quot;&quot;)" office:value-type="string" office:string-value="77">
            <text:p>77</text:p>
          </table:table-cell>
          <table:table-cell table:style-name="Default" table:formula="of:=SUBSTITUTE(['RAW Impl'.E10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3];&quot;returntype:&quot;;&quot;&quot;)" office:value-type="string" office:string-value="bool">
            <text:p>bool</text:p>
          </table:table-cell>
          <table:table-cell table:style-name="Default" table:formula="of:=['RAW Impl'.A103]" office:value-type="string" office:string-value="getEnabled">
            <text:p>getEnabled</text:p>
          </table:table-cell>
          <table:table-cell table:style-name="Default" table:formula="of:=['RAW Impl'.F1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proxyconfigapi.h">
            <text:p>proxyconfigapi.h</text:p>
          </table:table-cell>
          <table:table-cell table:style-name="Default" table:formula="of:=SUBSTITUTE(['RAW Impl'.D104];&quot;line:&quot;;&quot;&quot;)" office:value-type="string" office:string-value="49">
            <text:p>49</text:p>
          </table:table-cell>
          <table:table-cell table:style-name="Default" table:formula="of:=SUBSTITUTE(['RAW Impl'.E10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4];&quot;returntype:&quot;;&quot;&quot;)" office:value-type="string" office:string-value="int">
            <text:p>int</text:p>
          </table:table-cell>
          <table:table-cell table:style-name="Default" table:formula="of:=['RAW Impl'.A104]" office:value-type="string" office:string-value="getError">
            <text:p>getError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proxyconfigapi.h">
            <text:p>proxyconfigapi.h</text:p>
          </table:table-cell>
          <table:table-cell table:style-name="Default" table:formula="of:=SUBSTITUTE(['RAW Impl'.D105];&quot;line:&quot;;&quot;&quot;)" office:value-type="string" office:string-value="70">
            <text:p>70</text:p>
          </table:table-cell>
          <table:table-cell table:style-name="Default" table:formula="of:=SUBSTITUTE(['RAW Impl'.E1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5];&quot;returntype:&quot;;&quot;&quot;)" office:value-type="string" office:string-value="int">
            <text:p>int</text:p>
          </table:table-cell>
          <table:table-cell table:style-name="Default" table:formula="of:=['RAW Impl'.A105]" office:value-type="string" office:string-value="getExpires">
            <text:p>getExpires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payloadtypeapi.h">
            <text:p>payloadtypeapi.h</text:p>
          </table:table-cell>
          <table:table-cell table:style-name="Default" table:formula="of:=SUBSTITUTE(['RAW Impl'.D106];&quot;line:&quot;;&quot;&quot;)" office:value-type="string" office:string-value="74">
            <text:p>74</text:p>
          </table:table-cell>
          <table:table-cell table:style-name="Default" table:formula="of:=SUBSTITUTE(['RAW Impl'.E10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6];&quot;returntype:&quot;;&quot;&quot;)" office:value-type="string" office:string-value="int">
            <text:p>int</text:p>
          </table:table-cell>
          <table:table-cell table:style-name="Default" table:formula="of:=['RAW Impl'.A106]" office:value-type="string" office:string-value="getFlags">
            <text:p>getFlags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videowindow.h">
            <text:p>videowindow.h</text:p>
          </table:table-cell>
          <table:table-cell table:style-name="Default" table:formula="of:=SUBSTITUTE(['RAW Impl'.D107];&quot;line:&quot;;&quot;&quot;)" office:value-type="string" office:string-value="33">
            <text:p>33</text:p>
          </table:table-cell>
          <table:table-cell table:style-name="Default" table:formula="of:=SUBSTITUTE(['RAW Impl'.E107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07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07]" office:value-type="string" office:string-value="getId">
            <text:p>getId</text:p>
          </table:table-cell>
          <table:table-cell table:style-name="Default" table:formula="of:=['RAW Impl'.F1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proxyconfigapi.h">
            <text:p>proxyconfigapi.h</text:p>
          </table:table-cell>
          <table:table-cell table:style-name="Default" table:formula="of:=SUBSTITUTE(['RAW Impl'.D108];&quot;line:&quot;;&quot;&quot;)" office:value-type="string" office:string-value="64">
            <text:p>64</text:p>
          </table:table-cell>
          <table:table-cell table:style-name="Default" table:formula="of:=SUBSTITUTE(['RAW Impl'.E10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8];&quot;returntype:&quot;;&quot;&quot;)" office:value-type="string" office:string-value="std::string">
            <text:p>std::string</text:p>
          </table:table-cell>
          <table:table-cell table:style-name="Default" table:formula="of:=['RAW Impl'.A108]" office:value-type="string" office:string-value="getIdentity">
            <text:p>getIdentity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coreapi.h">
            <text:p>coreapi.h</text:p>
          </table:table-cell>
          <table:table-cell table:style-name="Default" table:formula="of:=SUBSTITUTE(['RAW Impl'.D109];&quot;line:&quot;;&quot;&quot;)" office:value-type="string" office:string-value="96">
            <text:p>96</text:p>
          </table:table-cell>
          <table:table-cell table:style-name="Default" table:formula="of:=SUBSTITUTE(['RAW Impl'.E109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09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09]" office:value-type="string" office:string-value="getMagic">
            <text:p>getMagic</text:p>
          </table:table-cell>
          <table:table-cell table:style-name="Default" table:formula="of:=['RAW Impl'.F10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videoapi.h">
            <text:p>videoapi.h</text:p>
          </table:table-cell>
          <table:table-cell table:style-name="Default" table:formula="of:=SUBSTITUTE(['RAW Impl'.D110];&quot;line:&quot;;&quot;&quot;)" office:value-type="string" office:string-value="40">
            <text:p>40</text:p>
          </table:table-cell>
          <table:table-cell table:style-name="Default" table:formula="of:=SUBSTITUTE(['RAW Impl'.E110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10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0]" office:value-type="string" office:string-value="getMagic">
            <text:p>getMagic</text:p>
          </table:table-cell>
          <table:table-cell table:style-name="Default" table:formula="of:=['RAW Impl'.F1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payloadtypeapi.h">
            <text:p>payloadtypeapi.h</text:p>
          </table:table-cell>
          <table:table-cell table:style-name="Default" table:formula="of:=SUBSTITUTE(['RAW Impl'.D111];&quot;line:&quot;;&quot;&quot;)" office:value-type="string" office:string-value="62">
            <text:p>62</text:p>
          </table:table-cell>
          <table:table-cell table:style-name="Default" table:formula="of:=SUBSTITUTE(['RAW Impl'.E11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1];&quot;returntype:&quot;;&quot;&quot;)" office:value-type="string" office:string-value="std::string">
            <text:p>std::string</text:p>
          </table:table-cell>
          <table:table-cell table:style-name="Default" table:formula="of:=['RAW Impl'.A111]" office:value-type="string" office:string-value="getMimeType">
            <text:p>getMimeType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coreapi.h">
            <text:p>coreapi.h</text:p>
          </table:table-cell>
          <table:table-cell table:style-name="Default" table:formula="of:=SUBSTITUTE(['RAW Impl'.D112];&quot;line:&quot;;&quot;&quot;)" office:value-type="string" office:string-value="121">
            <text:p>121</text:p>
          </table:table-cell>
          <table:table-cell table:style-name="Default" table:formula="of:=SUBSTITUTE(['RAW Impl'.E112];&quot;returntype:&quot;;&quot;&quot;)" office:value-type="string" office:string-value="class:CoreAPI">
            <text:p>class:CoreAPI</text:p>
          </table:table-cell>
          <table:table-cell table:style-name="Default" table:formula="of:=SUBSTITUTE(['RAW Impl'.G112];&quot;returntype:&quot;;&quot;&quot;)" office:value-type="string" office:string-value="unsigned long">
            <text:p>unsigned long</text:p>
          </table:table-cell>
          <table:table-cell table:style-name="Default" table:formula="of:=['RAW Impl'.A112]" office:value-type="string" office:string-value="getNativePreviewWindowId">
            <text:p>getNativePreviewWindowId</text:p>
          </table:table-cell>
          <table:table-cell table:style-name="Default" table:formula="of:=['RAW Impl'.F11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coreapi.h">
            <text:p>coreapi.h</text:p>
          </table:table-cell>
          <table:table-cell table:style-name="Default" table:formula="of:=SUBSTITUTE(['RAW Impl'.D113];&quot;line:&quot;;&quot;&quot;)" office:value-type="string" office:string-value="119">
            <text:p>119</text:p>
          </table:table-cell>
          <table:table-cell table:style-name="Default" table:formula="of:=SUBSTITUTE(['RAW Impl'.E113];&quot;returntype:&quot;;&quot;&quot;)" office:value-type="string" office:string-value="class:CoreAPI">
            <text:p>class:CoreAPI</text:p>
          </table:table-cell>
          <table:table-cell table:style-name="Default" table:formula="of:=SUBSTITUTE(['RAW Impl'.G113];&quot;returntype:&quot;;&quot;&quot;)" office:value-type="string" office:string-value="unsigned long">
            <text:p>unsigned long</text:p>
          </table:table-cell>
          <table:table-cell table:style-name="Default" table:formula="of:=['RAW Impl'.A113]" office:value-type="string" office:string-value="getNativeVideoWindowId">
            <text:p>getNativeVideoWindowId</text:p>
          </table:table-cell>
          <table:table-cell table:style-name="Default" table:formula="of:=['RAW Impl'.F11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ayloadtypeapi.h">
            <text:p>payloadtypeapi.h</text:p>
          </table:table-cell>
          <table:table-cell table:style-name="Default" table:formula="of:=SUBSTITUTE(['RAW Impl'.D114];&quot;line:&quot;;&quot;&quot;)" office:value-type="string" office:string-value="59">
            <text:p>59</text:p>
          </table:table-cell>
          <table:table-cell table:style-name="Default" table:formula="of:=SUBSTITUTE(['RAW Impl'.E11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4];&quot;returntype:&quot;;&quot;&quot;)" office:value-type="string" office:string-value="int">
            <text:p>int</text:p>
          </table:table-cell>
          <table:table-cell table:style-name="Default" table:formula="of:=['RAW Impl'.A114]" office:value-type="string" office:string-value="getNormalBitrate">
            <text:p>getNormalBitrate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authinfoapi.h">
            <text:p>authinfoapi.h</text:p>
          </table:table-cell>
          <table:table-cell table:style-name="Default" table:formula="of:=SUBSTITUTE(['RAW Impl'.D115];&quot;line:&quot;;&quot;&quot;)" office:value-type="string" office:string-value="46">
            <text:p>46</text:p>
          </table:table-cell>
          <table:table-cell table:style-name="Default" table:formula="of:=SUBSTITUTE(['RAW Impl'.E11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15];&quot;returntype:&quot;;&quot;&quot;)" office:value-type="string" office:string-value="std::string">
            <text:p>std::string</text:p>
          </table:table-cell>
          <table:table-cell table:style-name="Default" table:formula="of:=['RAW Impl'.A115]" office:value-type="string" office:string-value="getPasswd">
            <text:p>getPasswd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payloadtypeapi.h">
            <text:p>payloadtypeapi.h</text:p>
          </table:table-cell>
          <table:table-cell table:style-name="Default" table:formula="of:=SUBSTITUTE(['RAW Impl'.D116];&quot;line:&quot;;&quot;&quot;)" office:value-type="string" office:string-value="56">
            <text:p>56</text:p>
          </table:table-cell>
          <table:table-cell table:style-name="Default" table:formula="of:=SUBSTITUTE(['RAW Impl'.E11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6];&quot;returntype:&quot;;&quot;&quot;)" office:value-type="string" office:string-value="int">
            <text:p>int</text:p>
          </table:table-cell>
          <table:table-cell table:style-name="Default" table:formula="of:=['RAW Impl'.A116]" office:value-type="string" office:string-value="getPatternLength">
            <text:p>getPatternLength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106">
            <text:p>106</text:p>
          </table:table-cell>
          <table:table-cell table:style-name="Default" table:formula="of:=SUBSTITUTE(['RAW Impl'.E117];&quot;returntype:&quot;;&quot;&quot;)" office:value-type="string" office:string-value="class:CoreAPI">
            <text:p>class:CoreAPI</text:p>
          </table:table-cell>
          <table:table-cell table:style-name="Default" table:formula="of:=SUBSTITUTE(['RAW Impl'.G117];&quot;returntype:&quot;;&quot;&quot;)" office:value-type="string" office:string-value="int">
            <text:p>int</text:p>
          </table:table-cell>
          <table:table-cell table:style-name="Default" table:formula="of:=['RAW Impl'.A117]" office:value-type="string" office:string-value="getPlayLevel">
            <text:p>getPlayLevel</text:p>
          </table:table-cell>
          <table:table-cell table:style-name="Default" table:formula="of:=['RAW Impl'.F11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allapi.h">
            <text:p>callapi.h</text:p>
          </table:table-cell>
          <table:table-cell table:style-name="Default" table:formula="of:=SUBSTITUTE(['RAW Impl'.D118];&quot;line:&quot;;&quot;&quot;)" office:value-type="string" office:string-value="52">
            <text:p>52</text:p>
          </table:table-cell>
          <table:table-cell table:style-name="Default" table:formula="of:=SUBSTITUTE(['RAW Impl'.E118];&quot;returntype:&quot;;&quot;&quot;)" office:value-type="string" office:string-value="class:CallAPI">
            <text:p>class:CallAPI</text:p>
          </table:table-cell>
          <table:table-cell table:style-name="Default" table:formula="of:=SUBSTITUTE(['RAW Impl'.G118];&quot;returntype:&quot;;&quot;&quot;)" office:value-type="string" office:string-value="float">
            <text:p>float</text:p>
          </table:table-cell>
          <table:table-cell table:style-name="Default" table:formula="of:=['RAW Impl'.A118]" office:value-type="string" office:string-value="getPlayVolume">
            <text:p>getPlayVolume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oreapi.h">
            <text:p>coreapi.h</text:p>
          </table:table-cell>
          <table:table-cell table:style-name="Default" table:formula="of:=SUBSTITUTE(['RAW Impl'.D119];&quot;line:&quot;;&quot;&quot;)" office:value-type="string" office:string-value="132">
            <text:p>132</text:p>
          </table:table-cell>
          <table:table-cell table:style-name="Default" table:formula="of:=SUBSTITUTE(['RAW Impl'.E119];&quot;returntype:&quot;;&quot;&quot;)" office:value-type="string" office:string-value="class:CoreAPI">
            <text:p>class:CoreAPI</text:p>
          </table:table-cell>
          <table:table-cell table:style-name="Default" table:formula="of:=SUBSTITUTE(['RAW Impl'.G119];&quot;returntype:&quot;;&quot;&quot;)" office:value-type="string" office:string-value="std::string">
            <text:p>std::string</text:p>
          </table:table-cell>
          <table:table-cell table:style-name="Default" table:formula="of:=['RAW Impl'.A119]" office:value-type="string" office:string-value="getPlaybackDevice">
            <text:p>getPlaybackDevice</text:p>
          </table:table-cell>
          <table:table-cell table:style-name="Default" table:formula="of:=['RAW Impl'.F11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89">
            <text:p>89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corePtr">
            <text:p>corePtr</text:p>
          </table:table-cell>
          <table:table-cell table:style-name="Default" table:formula="of:=['RAW Impl'.A120]" office:value-type="string" office:string-value="getPlugin">
            <text:p>getPlugin</text:p>
          </table:table-cell>
          <table:table-cell table:style-name="Default" table:formula="of:=['RAW Impl'.F1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videoapi.h">
            <text:p>videoapi.h</text:p>
          </table:table-cell>
          <table:table-cell table:style-name="Default" table:formula="of:=SUBSTITUTE(['RAW Impl'.D121];&quot;line:&quot;;&quot;&quot;)" office:value-type="string" office:string-value="37">
            <text:p>37</text:p>
          </table:table-cell>
          <table:table-cell table:style-name="Default" table:formula="of:=SUBSTITUTE(['RAW Impl'.E121];&quot;returntype:&quot;;&quot;&quot;)" office:value-type="string" office:string-value="class:VideoAPI">
            <text:p>class:VideoAPI</text:p>
          </table:table-cell>
          <table:table-cell table:style-name="Default" table:formula="of:=SUBSTITUTE(['RAW Impl'.G121];&quot;returntype:&quot;;&quot;&quot;)" office:value-type="string" office:string-value="videoPtr">
            <text:p>videoPtr</text:p>
          </table:table-cell>
          <table:table-cell table:style-name="Default" table:formula="of:=['RAW Impl'.A121]" office:value-type="string" office:string-value="getPlugin">
            <text:p>getPlugin</text:p>
          </table:table-cell>
          <table:table-cell table:style-name="Default" table:formula="of:=['RAW Impl'.F1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addressapi.h">
            <text:p>addressapi.h</text:p>
          </table:table-cell>
          <table:table-cell table:style-name="Default" table:formula="of:=SUBSTITUTE(['RAW Impl'.D122];&quot;line:&quot;;&quot;&quot;)" office:value-type="string" office:string-value="47">
            <text:p>47</text:p>
          </table:table-cell>
          <table:table-cell table:style-name="Default" table:formula="of:=SUBSTITUTE(['RAW Impl'.E12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2];&quot;returntype:&quot;;&quot;&quot;)" office:value-type="string" office:string-value="std::string">
            <text:p>std::string</text:p>
          </table:table-cell>
          <table:table-cell table:style-name="Default" table:formula="of:=['RAW Impl'.A122]" office:value-type="string" office:string-value="getPort">
            <text:p>getPort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addressapi.h">
            <text:p>addressapi.h</text:p>
          </table:table-cell>
          <table:table-cell table:style-name="Default" table:formula="of:=SUBSTITUTE(['RAW Impl'.D123];&quot;line:&quot;;&quot;&quot;)" office:value-type="string" office:string-value="48">
            <text:p>48</text:p>
          </table:table-cell>
          <table:table-cell table:style-name="Default" table:formula="of:=SUBSTITUTE(['RAW Impl'.E12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3];&quot;returntype:&quot;;&quot;&quot;)" office:value-type="string" office:string-value="int">
            <text:p>int</text:p>
          </table:table-cell>
          <table:table-cell table:style-name="Default" table:formula="of:=['RAW Impl'.A123]" office:value-type="string" office:string-value="getPortInt">
            <text:p>getPortInt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coreapi.h">
            <text:p>coreapi.h</text:p>
          </table:table-cell>
          <table:table-cell table:style-name="Default" table:formula="of:=SUBSTITUTE(['RAW Impl'.D124];&quot;line:&quot;;&quot;&quot;)" office:value-type="string" office:string-value="151">
            <text:p>151</text:p>
          </table:table-cell>
          <table:table-cell table:style-name="Default" table:formula="of:=SUBSTITUTE(['RAW Impl'.E124];&quot;returntype:&quot;;&quot;&quot;)" office:value-type="string" office:string-value="class:CoreAPI">
            <text:p>class:CoreAPI</text:p>
          </table:table-cell>
          <table:table-cell table:style-name="Default" table:formula="of:=SUBSTITUTE(['RAW Impl'.G124];&quot;returntype:&quot;;&quot;&quot;)" office:value-type="string" office:string-value="FB::VariantList">
            <text:p>FB::VariantList</text:p>
          </table:table-cell>
          <table:table-cell table:style-name="Default" table:formula="of:=['RAW Impl'.A124]" office:value-type="string" office:string-value="getProxyConfigList">
            <text:p>getProxyConfigList</text:p>
          </table:table-cell>
          <table:table-cell table:style-name="Default" table:formula="of:=['RAW Impl'.F1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allapi.h">
            <text:p>callapi.h</text:p>
          </table:table-cell>
          <table:table-cell table:style-name="Default" table:formula="of:=SUBSTITUTE(['RAW Impl'.D125];&quot;line:&quot;;&quot;&quot;)" office:value-type="string" office:string-value="53">
            <text:p>53</text:p>
          </table:table-cell>
          <table:table-cell table:style-name="Default" table:formula="of:=SUBSTITUTE(['RAW Impl'.E125];&quot;returntype:&quot;;&quot;&quot;)" office:value-type="string" office:string-value="class:CallAPI">
            <text:p>class:CallAPI</text:p>
          </table:table-cell>
          <table:table-cell table:style-name="Default" table:formula="of:=SUBSTITUTE(['RAW Impl'.G125];&quot;returntype:&quot;;&quot;&quot;)" office:value-type="string" office:string-value="int">
            <text:p>int</text:p>
          </table:table-cell>
          <table:table-cell table:style-name="Default" table:formula="of:=['RAW Impl'.A125]" office:value-type="string" office:string-value="getReason">
            <text:p>getReason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oreapi.h">
            <text:p>coreapi.h</text:p>
          </table:table-cell>
          <table:table-cell table:style-name="Default" table:formula="of:=SUBSTITUTE(['RAW Impl'.D126];&quot;line:&quot;;&quot;&quot;)" office:value-type="string" office:string-value="108">
            <text:p>108</text:p>
          </table:table-cell>
          <table:table-cell table:style-name="Default" table:formula="of:=SUBSTITUTE(['RAW Impl'.E126];&quot;returntype:&quot;;&quot;&quot;)" office:value-type="string" office:string-value="class:CoreAPI">
            <text:p>class:CoreAPI</text:p>
          </table:table-cell>
          <table:table-cell table:style-name="Default" table:formula="of:=SUBSTITUTE(['RAW Impl'.G126];&quot;returntype:&quot;;&quot;&quot;)" office:value-type="string" office:string-value="int">
            <text:p>int</text:p>
          </table:table-cell>
          <table:table-cell table:style-name="Default" table:formula="of:=['RAW Impl'.A126]" office:value-type="string" office:string-value="getRecLevel">
            <text:p>getRecLevel</text:p>
          </table:table-cell>
          <table:table-cell table:style-name="Default" table:formula="of:=['RAW Impl'.F1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allapi.h">
            <text:p>callapi.h</text:p>
          </table:table-cell>
          <table:table-cell table:style-name="Default" table:formula="of:=SUBSTITUTE(['RAW Impl'.D127];&quot;line:&quot;;&quot;&quot;)" office:value-type="string" office:string-value="54">
            <text:p>54</text:p>
          </table:table-cell>
          <table:table-cell table:style-name="Default" table:formula="of:=SUBSTITUTE(['RAW Impl'.E127];&quot;returntype:&quot;;&quot;&quot;)" office:value-type="string" office:string-value="class:CallAPI">
            <text:p>class:CallAPI</text:p>
          </table:table-cell>
          <table:table-cell table:style-name="Default" table:formula="of:=SUBSTITUTE(['RAW Impl'.G127];&quot;returntype:&quot;;&quot;&quot;)" office:value-type="string" office:string-value="float">
            <text:p>float</text:p>
          </table:table-cell>
          <table:table-cell table:style-name="Default" table:formula="of:=['RAW Impl'.A127]" office:value-type="string" office:string-value="getRecordVolume">
            <text:p>getRecordVolume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payloadtypeapi.h">
            <text:p>payloadtypeapi.h</text:p>
          </table:table-cell>
          <table:table-cell table:style-name="Default" table:formula="of:=SUBSTITUTE(['RAW Impl'.D128];&quot;line:&quot;;&quot;&quot;)" office:value-type="string" office:string-value="68">
            <text:p>68</text:p>
          </table:table-cell>
          <table:table-cell table:style-name="Default" table:formula="of:=SUBSTITUTE(['RAW Impl'.E1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8];&quot;returntype:&quot;;&quot;&quot;)" office:value-type="string" office:string-value="std::string">
            <text:p>std::string</text:p>
          </table:table-cell>
          <table:table-cell table:style-name="Default" table:formula="of:=['RAW Impl'.A128]" office:value-type="string" office:string-value="getRecvFmtp">
            <text:p>getRecvFmtp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alllogapi.h">
            <text:p>calllogapi.h</text:p>
          </table:table-cell>
          <table:table-cell table:style-name="Default" table:formula="of:=SUBSTITUTE(['RAW Impl'.D129];&quot;line:&quot;;&quot;&quot;)" office:value-type="string" office:string-value="38">
            <text:p>38</text:p>
          </table:table-cell>
          <table:table-cell table:style-name="Default" table:formula="of:=SUBSTITUTE(['RAW Impl'.E12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29];&quot;returntype:&quot;;&quot;&quot;)" office:value-type="string" office:string-value="std::string">
            <text:p>std::string</text:p>
          </table:table-cell>
          <table:table-cell table:style-name="Default" table:formula="of:=['RAW Impl'.A129]" office:value-type="string" office:string-value="getRefKey">
            <text:p>getRefKey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allapi.h">
            <text:p>callapi.h</text:p>
          </table:table-cell>
          <table:table-cell table:style-name="Default" table:formula="of:=SUBSTITUTE(['RAW Impl'.D130];&quot;line:&quot;;&quot;&quot;)" office:value-type="string" office:string-value="55">
            <text:p>55</text:p>
          </table:table-cell>
          <table:table-cell table:style-name="Default" table:formula="of:=SUBSTITUTE(['RAW Impl'.E130];&quot;returntype:&quot;;&quot;&quot;)" office:value-type="string" office:string-value="class:CallAPI">
            <text:p>class:Call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ReferTo">
            <text:p>getReferTo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api.h">
            <text:p>callapi.h</text:p>
          </table:table-cell>
          <table:table-cell table:style-name="Default" table:formula="of:=SUBSTITUTE(['RAW Impl'.D131];&quot;line:&quot;;&quot;&quot;)" office:value-type="string" office:string-value="56">
            <text:p>56</text:p>
          </table:table-cell>
          <table:table-cell table:style-name="Default" table:formula="of:=SUBSTITUTE(['RAW Impl'.E131];&quot;returntype:&quot;;&quot;&quot;)" office:value-type="string" office:string-value="class:CallAPI">
            <text:p>class:CallAPI</text:p>
          </table:table-cell>
          <table:table-cell table:style-name="Default" table:formula="of:=SUBSTITUTE(['RAW Impl'.G131];&quot;returntype:&quot;;&quot;&quot;)" office:value-type="string" office:string-value="AddressAPIPtr">
            <text:p>AddressAPIPtr</text:p>
          </table:table-cell>
          <table:table-cell table:style-name="Default" table:formula="of:=['RAW Impl'.A131]" office:value-type="string" office:string-value="getRemoteAddress">
            <text:p>getRemoteAddress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callapi.h">
            <text:p>callapi.h</text:p>
          </table:table-cell>
          <table:table-cell table:style-name="Default" table:formula="of:=SUBSTITUTE(['RAW Impl'.D132];&quot;line:&quot;;&quot;&quot;)" office:value-type="string" office:string-value="57">
            <text:p>57</text:p>
          </table:table-cell>
          <table:table-cell table:style-name="Default" table:formula="of:=SUBSTITUTE(['RAW Impl'.E132];&quot;returntype:&quot;;&quot;&quot;)" office:value-type="string" office:string-value="class:CallAPI">
            <text:p>class:CallAPI</text:p>
          </table:table-cell>
          <table:table-cell table:style-name="Default" table:formula="of:=SUBSTITUTE(['RAW Impl'.G132];&quot;returntype:&quot;;&quot;&quot;)" office:value-type="string" office:string-value="std::string">
            <text:p>std::string</text:p>
          </table:table-cell>
          <table:table-cell table:style-name="Default" table:formula="of:=['RAW Impl'.A132]" office:value-type="string" office:string-value="getRemoteAddressAsString">
            <text:p>getRemoteAddressAsString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allapi.h">
            <text:p>callapi.h</text:p>
          </table:table-cell>
          <table:table-cell table:style-name="Default" table:formula="of:=SUBSTITUTE(['RAW Impl'.D133];&quot;line:&quot;;&quot;&quot;)" office:value-type="string" office:string-value="58">
            <text:p>58</text:p>
          </table:table-cell>
          <table:table-cell table:style-name="Default" table:formula="of:=SUBSTITUTE(['RAW Impl'.E133];&quot;returntype:&quot;;&quot;&quot;)" office:value-type="string" office:string-value="class:CallAPI">
            <text:p>class:CallAPI</text:p>
          </table:table-cell>
          <table:table-cell table:style-name="Default" table:formula="of:=SUBSTITUTE(['RAW Impl'.G133];&quot;returntype:&quot;;&quot;&quot;)" office:value-type="string" office:string-value="CallParamsAPIPtr">
            <text:p>CallParamsAPIPtr</text:p>
          </table:table-cell>
          <table:table-cell table:style-name="Default" table:formula="of:=['RAW Impl'.A133]" office:value-type="string" office:string-value="getRemoteParams">
            <text:p>getRemoteParams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59">
            <text:p>59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std::string">
            <text:p>std::string</text:p>
          </table:table-cell>
          <table:table-cell table:style-name="Default" table:formula="of:=['RAW Impl'.A134]" office:value-type="string" office:string-value="getRemoteUserAgent">
            <text:p>getRemoteUserAgent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allapi.h">
            <text:p>callapi.h</text:p>
          </table:table-cell>
          <table:table-cell table:style-name="Default" table:formula="of:=SUBSTITUTE(['RAW Impl'.D135];&quot;line:&quot;;&quot;&quot;)" office:value-type="string" office:string-value="60">
            <text:p>60</text:p>
          </table:table-cell>
          <table:table-cell table:style-name="Default" table:formula="of:=SUBSTITUTE(['RAW Impl'.E135];&quot;returntype:&quot;;&quot;&quot;)" office:value-type="string" office:string-value="class:CallAPI">
            <text:p>class:CallAPI</text:p>
          </table:table-cell>
          <table:table-cell table:style-name="Default" table:formula="of:=SUBSTITUTE(['RAW Impl'.G135];&quot;returntype:&quot;;&quot;&quot;)" office:value-type="string" office:string-value="CallAPIPtr">
            <text:p>CallAPIPtr</text:p>
          </table:table-cell>
          <table:table-cell table:style-name="Default" table:formula="of:=['RAW Impl'.A135]" office:value-type="string" office:string-value="getReplacedCall">
            <text:p>getReplacedCall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oreapi.h">
            <text:p>coreapi.h</text:p>
          </table:table-cell>
          <table:table-cell table:style-name="Default" table:formula="of:=SUBSTITUTE(['RAW Impl'.D136];&quot;line:&quot;;&quot;&quot;)" office:value-type="string" office:string-value="110">
            <text:p>110</text:p>
          </table:table-cell>
          <table:table-cell table:style-name="Default" table:formula="of:=SUBSTITUTE(['RAW Impl'.E136];&quot;returntype:&quot;;&quot;&quot;)" office:value-type="string" office:string-value="class:CoreAPI">
            <text:p>class:CoreAPI</text:p>
          </table:table-cell>
          <table:table-cell table:style-name="Default" table:formula="of:=SUBSTITUTE(['RAW Impl'.G136];&quot;returntype:&quot;;&quot;&quot;)" office:value-type="string" office:string-value="int">
            <text:p>int</text:p>
          </table:table-cell>
          <table:table-cell table:style-name="Default" table:formula="of:=['RAW Impl'.A136]" office:value-type="string" office:string-value="getRingLevel">
            <text:p>getRingLevel</text:p>
          </table:table-cell>
          <table:table-cell table:style-name="Default" table:formula="of:=['RAW Impl'.F1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coreapi.h">
            <text:p>coreapi.h</text:p>
          </table:table-cell>
          <table:table-cell table:style-name="Default" table:formula="of:=SUBSTITUTE(['RAW Impl'.D137];&quot;line:&quot;;&quot;&quot;)" office:value-type="string" office:string-value="131">
            <text:p>131</text:p>
          </table:table-cell>
          <table:table-cell table:style-name="Default" table:formula="of:=SUBSTITUTE(['RAW Impl'.E137];&quot;returntype:&quot;;&quot;&quot;)" office:value-type="string" office:string-value="class:CoreAPI">
            <text:p>class:CoreAPI</text:p>
          </table:table-cell>
          <table:table-cell table:style-name="Default" table:formula="of:=SUBSTITUTE(['RAW Impl'.G137];&quot;returntype:&quot;;&quot;&quot;)" office:value-type="string" office:string-value="std::string">
            <text:p>std::string</text:p>
          </table:table-cell>
          <table:table-cell table:style-name="Default" table:formula="of:=['RAW Impl'.A137]" office:value-type="string" office:string-value="getRingerDevice">
            <text:p>getRingerDevice</text:p>
          </table:table-cell>
          <table:table-cell table:style-name="Default" table:formula="of:=['RAW Impl'.F1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allstatsapi.h">
            <text:p>callstatsapi.h</text:p>
          </table:table-cell>
          <table:table-cell table:style-name="Default" table:formula="of:=SUBSTITUTE(['RAW Impl'.D138];&quot;line:&quot;;&quot;&quot;)" office:value-type="string" office:string-value="42">
            <text:p>42</text:p>
          </table:table-cell>
          <table:table-cell table:style-name="Default" table:formula="of:=SUBSTITUTE(['RAW Impl'.E13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38];&quot;returntype:&quot;;&quot;&quot;)" office:value-type="string" office:string-value="float">
            <text:p>float</text:p>
          </table:table-cell>
          <table:table-cell table:style-name="Default" table:formula="of:=['RAW Impl'.A138]" office:value-type="string" office:string-value="getRoundTripDelay">
            <text:p>getRoundTripDelay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proxyconfigapi.h">
            <text:p>proxyconfigapi.h</text:p>
          </table:table-cell>
          <table:table-cell table:style-name="Default" table:formula="of:=SUBSTITUTE(['RAW Impl'.D139];&quot;line:&quot;;&quot;&quot;)" office:value-type="string" office:string-value="67">
            <text:p>67</text:p>
          </table:table-cell>
          <table:table-cell table:style-name="Default" table:formula="of:=SUBSTITUTE(['RAW Impl'.E13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9];&quot;returntype:&quot;;&quot;&quot;)" office:value-type="string" office:string-value="std::string">
            <text:p>std::string</text:p>
          </table:table-cell>
          <table:table-cell table:style-name="Default" table:formula="of:=['RAW Impl'.A139]" office:value-type="string" office:string-value="getRoute">
            <text:p>getRoute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payloadtypeapi.h">
            <text:p>payloadtypeapi.h</text:p>
          </table:table-cell>
          <table:table-cell table:style-name="Default" table:formula="of:=SUBSTITUTE(['RAW Impl'.D140];&quot;line:&quot;;&quot;&quot;)" office:value-type="string" office:string-value="42">
            <text:p>42</text:p>
          </table:table-cell>
          <table:table-cell table:style-name="Default" table:formula="of:=SUBSTITUTE(['RAW Impl'.E14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0];&quot;returntype:&quot;;&quot;&quot;)" office:value-type="string" office:string-value="std::string">
            <text:p>std::string</text:p>
          </table:table-cell>
          <table:table-cell table:style-name="Default" table:formula="of:=['RAW Impl'.A140]" office:value-type="string" office:string-value="getRtpmap">
            <text:p>getRtpmap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addressapi.h">
            <text:p>addressapi.h</text:p>
          </table:table-cell>
          <table:table-cell table:style-name="Default" table:formula="of:=SUBSTITUTE(['RAW Impl'.D141];&quot;line:&quot;;&quot;&quot;)" office:value-type="string" office:string-value="49">
            <text:p>49</text:p>
          </table:table-cell>
          <table:table-cell table:style-name="Default" table:formula="of:=SUBSTITUTE(['RAW Impl'.E1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Scheme">
            <text:p>getScheme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payloadtypeapi.h">
            <text:p>payloadtypeapi.h</text:p>
          </table:table-cell>
          <table:table-cell table:style-name="Default" table:formula="of:=SUBSTITUTE(['RAW Impl'.D142];&quot;line:&quot;;&quot;&quot;)" office:value-type="string" office:string-value="71">
            <text:p>71</text:p>
          </table:table-cell>
          <table:table-cell table:style-name="Default" table:formula="of:=SUBSTITUTE(['RAW Impl'.E14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2];&quot;returntype:&quot;;&quot;&quot;)" office:value-type="string" office:string-value="std::string">
            <text:p>std::string</text:p>
          </table:table-cell>
          <table:table-cell table:style-name="Default" table:formula="of:=['RAW Impl'.A142]" office:value-type="string" office:string-value="getSendFmtp">
            <text:p>getSendFmtp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proxyconfigapi.h">
            <text:p>proxyconfigapi.h</text:p>
          </table:table-cell>
          <table:table-cell table:style-name="Default" table:formula="of:=SUBSTITUTE(['RAW Impl'.D143];&quot;line:&quot;;&quot;&quot;)" office:value-type="string" office:string-value="61">
            <text:p>61</text:p>
          </table:table-cell>
          <table:table-cell table:style-name="Default" table:formula="of:=SUBSTITUTE(['RAW Impl'.E14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3];&quot;returntype:&quot;;&quot;&quot;)" office:value-type="string" office:string-value="std::string">
            <text:p>std::string</text:p>
          </table:table-cell>
          <table:table-cell table:style-name="Default" table:formula="of:=['RAW Impl'.A143]" office:value-type="string" office:string-value="getServerAddr">
            <text:p>getServerAddr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api.h">
            <text:p>coreapi.h</text:p>
          </table:table-cell>
          <table:table-cell table:style-name="Default" table:formula="of:=SUBSTITUTE(['RAW Impl'.D144];&quot;line:&quot;;&quot;&quot;)" office:value-type="string" office:string-value="93">
            <text:p>93</text:p>
          </table:table-cell>
          <table:table-cell table:style-name="Default" table:formula="of:=SUBSTITUTE(['RAW Impl'.E144];&quot;returntype:&quot;;&quot;&quot;)" office:value-type="string" office:string-value="class:CoreAPI">
            <text:p>class:CoreAPI</text:p>
          </table:table-cell>
          <table:table-cell table:style-name="Default" table:formula="of:=SUBSTITUTE(['RAW Impl'.G144];&quot;returntype:&quot;;&quot;&quot;)" office:value-type="string" office:string-value="int">
            <text:p>int</text:p>
          </table:table-cell>
          <table:table-cell table:style-name="Default" table:formula="of:=['RAW Impl'.A144]" office:value-type="string" office:string-value="getSipPort">
            <text:p>getSipPort</text:p>
          </table:table-cell>
          <table:table-cell table:style-name="Default" table:formula="of:=['RAW Impl'.F1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proxyconfigapi.h">
            <text:p>proxyconfigapi.h</text:p>
          </table:table-cell>
          <table:table-cell table:style-name="Default" table:formula="of:=SUBSTITUTE(['RAW Impl'.D145];&quot;line:&quot;;&quot;&quot;)" office:value-type="string" office:string-value="54">
            <text:p>54</text:p>
          </table:table-cell>
          <table:table-cell table:style-name="Default" table:formula="of:=SUBSTITUTE(['RAW Impl'.E14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5];&quot;returntype:&quot;;&quot;&quot;)" office:value-type="string" office:string-value="std::string">
            <text:p>std::string</text:p>
          </table:table-cell>
          <table:table-cell table:style-name="Default" table:formula="of:=['RAW Impl'.A145]" office:value-type="string" office:string-value="getSipSetup">
            <text:p>getSipSetup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coreapi.h">
            <text:p>coreapi.h</text:p>
          </table:table-cell>
          <table:table-cell table:style-name="Default" table:formula="of:=SUBSTITUTE(['RAW Impl'.D146];&quot;line:&quot;;&quot;&quot;)" office:value-type="string" office:string-value="125">
            <text:p>125</text:p>
          </table:table-cell>
          <table:table-cell table:style-name="Default" table:formula="of:=SUBSTITUTE(['RAW Impl'.E146];&quot;returntype:&quot;;&quot;&quot;)" office:value-type="string" office:string-value="class:CoreAPI">
            <text:p>class:CoreAPI</text:p>
          </table:table-cell>
          <table:table-cell table:style-name="Default" table:formula="of:=SUBSTITUTE(['RAW Impl'.G146];&quot;returntype:&quot;;&quot;&quot;)" office:value-type="string" office:string-value="FB::VariantList">
            <text:p>FB::VariantList</text:p>
          </table:table-cell>
          <table:table-cell table:style-name="Default" table:formula="of:=['RAW Impl'.A146]" office:value-type="string" office:string-value="getSoundDevices">
            <text:p>getSoundDevices</text:p>
          </table:table-cell>
          <table:table-cell table:style-name="Default" table:formula="of:=['RAW Impl'.F1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callapi.h">
            <text:p>callapi.h</text:p>
          </table:table-cell>
          <table:table-cell table:style-name="Default" table:formula="of:=SUBSTITUTE(['RAW Impl'.D147];&quot;line:&quot;;&quot;&quot;)" office:value-type="string" office:string-value="61">
            <text:p>61</text:p>
          </table:table-cell>
          <table:table-cell table:style-name="Default" table:formula="of:=SUBSTITUTE(['RAW Impl'.E147];&quot;returntype:&quot;;&quot;&quot;)" office:value-type="string" office:string-value="class:CallAPI">
            <text:p>class:CallAPI</text:p>
          </table:table-cell>
          <table:table-cell table:style-name="Default" table:formula="of:=SUBSTITUTE(['RAW Impl'.G147];&quot;returntype:&quot;;&quot;&quot;)" office:value-type="string" office:string-value="int">
            <text:p>int</text:p>
          </table:table-cell>
          <table:table-cell table:style-name="Default" table:formula="of:=['RAW Impl'.A147]" office:value-type="string" office:string-value="getState">
            <text:p>getState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proxyconfigapi.h">
            <text:p>proxyconfigapi.h</text:p>
          </table:table-cell>
          <table:table-cell table:style-name="Default" table:formula="of:=SUBSTITUTE(['RAW Impl'.D148];&quot;line:&quot;;&quot;&quot;)" office:value-type="string" office:string-value="75">
            <text:p>75</text:p>
          </table:table-cell>
          <table:table-cell table:style-name="Default" table:formula="of:=SUBSTITUTE(['RAW Impl'.E14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8];&quot;returntype:&quot;;&quot;&quot;)" office:value-type="string" office:string-value="int">
            <text:p>int</text:p>
          </table:table-cell>
          <table:table-cell table:style-name="Default" table:formula="of:=['RAW Impl'.A148]" office:value-type="string" office:string-value="getState">
            <text:p>getState</text:p>
          </table:table-cell>
          <table:table-cell table:style-name="Default" table:formula="of:=['RAW Impl'.F1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allapi.h">
            <text:p>callapi.h</text:p>
          </table:table-cell>
          <table:table-cell table:style-name="Default" table:formula="of:=SUBSTITUTE(['RAW Impl'.D149];&quot;line:&quot;;&quot;&quot;)" office:value-type="string" office:string-value="62">
            <text:p>62</text:p>
          </table:table-cell>
          <table:table-cell table:style-name="Default" table:formula="of:=SUBSTITUTE(['RAW Impl'.E149];&quot;returntype:&quot;;&quot;&quot;)" office:value-type="string" office:string-value="class:CallAPI">
            <text:p>class:CallAPI</text:p>
          </table:table-cell>
          <table:table-cell table:style-name="Default" table:formula="of:=SUBSTITUTE(['RAW Impl'.G149];&quot;returntype:&quot;;&quot;&quot;)" office:value-type="string" office:string-value="int">
            <text:p>int</text:p>
          </table:table-cell>
          <table:table-cell table:style-name="Default" table:formula="of:=['RAW Impl'.A149]" office:value-type="string" office:string-value="getTransferState">
            <text:p>getTransferStat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callstatsapi.h">
            <text:p>callstatsapi.h</text:p>
          </table:table-cell>
          <table:table-cell table:style-name="Default" table:formula="of:=SUBSTITUTE(['RAW Impl'.D150];&quot;line:&quot;;&quot;&quot;)" office:value-type="string" office:string-value="39">
            <text:p>39</text:p>
          </table:table-cell>
          <table:table-cell table:style-name="Default" table:formula="of:=SUBSTITUTE(['RAW Impl'.E15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0];&quot;returntype:&quot;;&quot;&quot;)" office:value-type="string" office:string-value="int">
            <text:p>int</text:p>
          </table:table-cell>
          <table:table-cell table:style-name="Default" table:formula="of:=['RAW Impl'.A150]" office:value-type="string" office:string-value="getType">
            <text:p>getType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payloadtypeapi.h">
            <text:p>payloadtypeapi.h</text:p>
          </table:table-cell>
          <table:table-cell table:style-name="Default" table:formula="of:=SUBSTITUTE(['RAW Impl'.D151];&quot;line:&quot;;&quot;&quot;)" office:value-type="string" office:string-value="44">
            <text:p>44</text:p>
          </table:table-cell>
          <table:table-cell table:style-name="Default" table:formula="of:=SUBSTITUTE(['RAW Impl'.E15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1];&quot;returntype:&quot;;&quot;&quot;)" office:value-type="string" office:string-value="int">
            <text:p>int</text:p>
          </table:table-cell>
          <table:table-cell table:style-name="Default" table:formula="of:=['RAW Impl'.A151]" office:value-type="string" office:string-value="getType">
            <text:p>getType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authinfoapi.h">
            <text:p>authinfoapi.h</text:p>
          </table:table-cell>
          <table:table-cell table:style-name="Default" table:formula="of:=SUBSTITUTE(['RAW Impl'.D152];&quot;line:&quot;;&quot;&quot;)" office:value-type="string" office:string-value="40">
            <text:p>40</text:p>
          </table:table-cell>
          <table:table-cell table:style-name="Default" table:formula="of:=SUBSTITUTE(['RAW Impl'.E15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2];&quot;returntype:&quot;;&quot;&quot;)" office:value-type="string" office:string-value="std::string">
            <text:p>std::string</text:p>
          </table:table-cell>
          <table:table-cell table:style-name="Default" table:formula="of:=['RAW Impl'.A152]" office:value-type="string" office:string-value="getUserid">
            <text:p>getUserid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addressapi.h">
            <text:p>addressapi.h</text:p>
          </table:table-cell>
          <table:table-cell table:style-name="Default" table:formula="of:=SUBSTITUTE(['RAW Impl'.D153];&quot;line:&quot;;&quot;&quot;)" office:value-type="string" office:string-value="50">
            <text:p>50</text:p>
          </table:table-cell>
          <table:table-cell table:style-name="Default" table:formula="of:=SUBSTITUTE(['RAW Impl'.E15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3];&quot;returntype:&quot;;&quot;&quot;)" office:value-type="string" office:string-value="std::string">
            <text:p>std::string</text:p>
          </table:table-cell>
          <table:table-cell table:style-name="Default" table:formula="of:=['RAW Impl'.A153]" office:value-type="string" office:string-value="getUsername">
            <text:p>getUsername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authinfoapi.h">
            <text:p>authinfoapi.h</text:p>
          </table:table-cell>
          <table:table-cell table:style-name="Default" table:formula="of:=SUBSTITUTE(['RAW Impl'.D154];&quot;line:&quot;;&quot;&quot;)" office:value-type="string" office:string-value="43">
            <text:p>43</text:p>
          </table:table-cell>
          <table:table-cell table:style-name="Default" table:formula="of:=SUBSTITUTE(['RAW Impl'.E15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4];&quot;returntype:&quot;;&quot;&quot;)" office:value-type="string" office:string-value="std::string">
            <text:p>std::string</text:p>
          </table:table-cell>
          <table:table-cell table:style-name="Default" table:formula="of:=['RAW Impl'.A154]" office:value-type="string" office:string-value="getUsername">
            <text:p>getUsername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oreapi.h">
            <text:p>coreapi.h</text:p>
          </table:table-cell>
          <table:table-cell table:style-name="Default" table:formula="of:=SUBSTITUTE(['RAW Impl'.D155];&quot;line:&quot;;&quot;&quot;)" office:value-type="string" office:string-value="92">
            <text:p>92</text:p>
          </table:table-cell>
          <table:table-cell table:style-name="Default" table:formula="of:=SUBSTITUTE(['RAW Impl'.E155];&quot;returntype:&quot;;&quot;&quot;)" office:value-type="string" office:string-value="class:CoreAPI">
            <text:p>class:CoreAPI</text:p>
          </table:table-cell>
          <table:table-cell table:style-name="Default" table:formula="of:=SUBSTITUTE(['RAW Impl'.G155];&quot;returntype:&quot;;&quot;&quot;)" office:value-type="string" office:string-value="std::string">
            <text:p>std::string</text:p>
          </table:table-cell>
          <table:table-cell table:style-name="Default" table:formula="of:=['RAW Impl'.A155]" office:value-type="string" office:string-value="getVersion">
            <text:p>getVersion</text:p>
          </table:table-cell>
          <table:table-cell table:style-name="Default" table:formula="of:=['RAW Impl'.F1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43">
            <text:p>143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FB::VariantList">
            <text:p>FB::VariantList</text:p>
          </table:table-cell>
          <table:table-cell table:style-name="Default" table:formula="of:=['RAW Impl'.A156]" office:value-type="string" office:string-value="getVideoCodecs">
            <text:p>getVideoCodecs</text:p>
          </table:table-cell>
          <table:table-cell table:style-name="Default" table:formula="of:=['RAW Impl'.F15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139">
            <text:p>139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std::string">
            <text:p>std::string</text:p>
          </table:table-cell>
          <table:table-cell table:style-name="Default" table:formula="of:=['RAW Impl'.A157]" office:value-type="string" office:string-value="getVideoDevice">
            <text:p>getVideoDevice</text:p>
          </table:table-cell>
          <table:table-cell table:style-name="Default" table:formula="of:=['RAW Impl'.F1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coreapi.h">
            <text:p>coreapi.h</text:p>
          </table:table-cell>
          <table:table-cell table:style-name="Default" table:formula="of:=SUBSTITUTE(['RAW Impl'.D158];&quot;line:&quot;;&quot;&quot;)" office:value-type="string" office:string-value="137">
            <text:p>137</text:p>
          </table:table-cell>
          <table:table-cell table:style-name="Default" table:formula="of:=SUBSTITUTE(['RAW Impl'.E158];&quot;returntype:&quot;;&quot;&quot;)" office:value-type="string" office:string-value="class:CoreAPI">
            <text:p>class:CoreAPI</text:p>
          </table:table-cell>
          <table:table-cell table:style-name="Default" table:formula="of:=SUBSTITUTE(['RAW Impl'.G158];&quot;returntype:&quot;;&quot;&quot;)" office:value-type="string" office:string-value="FB::VariantList">
            <text:p>FB::VariantList</text:p>
          </table:table-cell>
          <table:table-cell table:style-name="Default" table:formula="of:=['RAW Impl'.A158]" office:value-type="string" office:string-value="getVideoDevices">
            <text:p>getVideoDevices</text:p>
          </table:table-cell>
          <table:table-cell table:style-name="Default" table:formula="of:=['RAW Impl'.F1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allapi.h">
            <text:p>callapi.h</text:p>
          </table:table-cell>
          <table:table-cell table:style-name="Default" table:formula="of:=SUBSTITUTE(['RAW Impl'.D159];&quot;line:&quot;;&quot;&quot;)" office:value-type="string" office:string-value="63">
            <text:p>63</text:p>
          </table:table-cell>
          <table:table-cell table:style-name="Default" table:formula="of:=SUBSTITUTE(['RAW Impl'.E159];&quot;returntype:&quot;;&quot;&quot;)" office:value-type="string" office:string-value="class:CallAPI">
            <text:p>class:CallAPI</text:p>
          </table:table-cell>
          <table:table-cell table:style-name="Default" table:formula="of:=SUBSTITUTE(['RAW Impl'.G159];&quot;returntype:&quot;;&quot;&quot;)" office:value-type="string" office:string-value="CallStatsAPIPtr">
            <text:p>CallStatsAPIPtr</text:p>
          </table:table-cell>
          <table:table-cell table:style-name="Default" table:formula="of:=['RAW Impl'.A159]" office:value-type="string" office:string-value="getVideoStats">
            <text:p>getVideoStats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videoapi.h">
            <text:p>videoapi.h</text:p>
          </table:table-cell>
          <table:table-cell table:style-name="Default" table:formula="of:=SUBSTITUTE(['RAW Impl'.D160];&quot;line:&quot;;&quot;&quot;)" office:value-type="string" office:string-value="42">
            <text:p>42</text:p>
          </table:table-cell>
          <table:table-cell table:style-name="Default" table:formula="of:=SUBSTITUTE(['RAW Impl'.E160];&quot;returntype:&quot;;&quot;&quot;)" office:value-type="string" office:string-value="class:VideoAPI">
            <text:p>class:VideoAPI</text:p>
          </table:table-cell>
          <table:table-cell table:style-name="Default" table:formula="of:=SUBSTITUTE(['RAW Impl'.G160];&quot;returntype:&quot;;&quot;&quot;)" office:value-type="string" office:string-value="unsigned long">
            <text:p>unsigned long</text:p>
          </table:table-cell>
          <table:table-cell table:style-name="Default" table:formula="of:=['RAW Impl'.A160]" office:value-type="string" office:string-value="getWindow">
            <text:p>getWindow</text:p>
          </table:table-cell>
          <table:table-cell table:style-name="Default" table:formula="of:=['RAW Impl'.F1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payloadtypeapi.h">
            <text:p>payloadtypeapi.h</text:p>
          </table:table-cell>
          <table:table-cell table:style-name="Default" table:formula="of:=SUBSTITUTE(['RAW Impl'.D161];&quot;line:&quot;;&quot;&quot;)" office:value-type="string" office:string-value="53">
            <text:p>53</text:p>
          </table:table-cell>
          <table:table-cell table:style-name="Default" table:formula="of:=SUBSTITUTE(['RAW Impl'.E16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1];&quot;returntype:&quot;;&quot;&quot;)" office:value-type="string" office:string-value="std::string">
            <text:p>std::string</text:p>
          </table:table-cell>
          <table:table-cell table:style-name="Default" table:formula="of:=['RAW Impl'.A161]" office:value-type="string" office:string-value="getZeroPattern">
            <text:p>getZeroPattern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allapi.h">
            <text:p>callapi.h</text:p>
          </table:table-cell>
          <table:table-cell table:style-name="Default" table:formula="of:=SUBSTITUTE(['RAW Impl'.D162];&quot;line:&quot;;&quot;&quot;)" office:value-type="string" office:string-value="73">
            <text:p>73</text:p>
          </table:table-cell>
          <table:table-cell table:style-name="Default" table:formula="of:=SUBSTITUTE(['RAW Impl'.E162];&quot;returntype:&quot;;&quot;&quot;)" office:value-type="string" office:string-value="class:CallAPI">
            <text:p>class:CallAPI</text:p>
          </table:table-cell>
          <table:table-cell table:style-name="Default" table:formula="of:=SUBSTITUTE(['RAW Impl'.G162];&quot;returntype:&quot;;&quot;&quot;)" office:value-type="string" office:string-value="bool">
            <text:p>bool</text:p>
          </table:table-cell>
          <table:table-cell table:style-name="Default" table:formula="of:=['RAW Impl'.A162]" office:value-type="string" office:string-value="hasTransferPending">
            <text:p>hasTransferPending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169">
            <text:p>169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int">
            <text:p>int</text:p>
          </table:table-cell>
          <table:table-cell table:style-name="Default" table:formula="of:=['RAW Impl'.A163]" office:value-type="string" office:string-value="init">
            <text:p>init</text:p>
          </table:table-cell>
          <table:table-cell table:style-name="Default" table:formula="of:=['RAW Impl'.F16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addressapi.h">
            <text:p>addressapi.h</text:p>
          </table:table-cell>
          <table:table-cell table:style-name="Default" table:formula="of:=SUBSTITUTE(['RAW Impl'.D164];&quot;line:&quot;;&quot;&quot;)" office:value-type="string" office:string-value="37">
            <text:p>37</text:p>
          </table:table-cell>
          <table:table-cell table:style-name="Default" table:formula="of:=SUBSTITUTE(['RAW Impl'.E16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64];&quot;returntype:&quot;;&quot;&quot;)" office:value-type="string" office:string-value="void">
            <text:p>void</text:p>
          </table:table-cell>
          <table:table-cell table:style-name="Default" table:formula="of:=['RAW Impl'.A164]" office:value-type="string" office:string-value="initProxy">
            <text:p>initProxy</text:p>
          </table:table-cell>
          <table:table-cell table:style-name="Default" table:formula="of:=['RAW Impl'.F16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authinfoapi.h">
            <text:p>authinfoapi.h</text:p>
          </table:table-cell>
          <table:table-cell table:style-name="Default" table:formula="of:=SUBSTITUTE(['RAW Impl'.D165];&quot;line:&quot;;&quot;&quot;)" office:value-type="string" office:string-value="34">
            <text:p>34</text:p>
          </table:table-cell>
          <table:table-cell table:style-name="Default" table:formula="of:=SUBSTITUTE(['RAW Impl'.E16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5];&quot;returntype:&quot;;&quot;&quot;)" office:value-type="string" office:string-value="void">
            <text:p>void</text:p>
          </table:table-cell>
          <table:table-cell table:style-name="Default" table:formula="of:=['RAW Impl'.A165]" office:value-type="string" office:string-value="initProxy">
            <text:p>initProxy</text:p>
          </table:table-cell>
          <table:table-cell table:style-name="Default" table:formula="of:=['RAW Impl'.F1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callapi.h">
            <text:p>callapi.h</text:p>
          </table:table-cell>
          <table:table-cell table:style-name="Default" table:formula="of:=SUBSTITUTE(['RAW Impl'.D166];&quot;line:&quot;;&quot;&quot;)" office:value-type="string" office:string-value="38">
            <text:p>38</text:p>
          </table:table-cell>
          <table:table-cell table:style-name="Default" table:formula="of:=SUBSTITUTE(['RAW Impl'.E166];&quot;returntype:&quot;;&quot;&quot;)" office:value-type="string" office:string-value="class:CallAPI">
            <text:p>class:CallAPI</text:p>
          </table:table-cell>
          <table:table-cell table:style-name="Default" table:formula="of:=SUBSTITUTE(['RAW Impl'.G166];&quot;returntype:&quot;;&quot;&quot;)" office:value-type="string" office:string-value="void">
            <text:p>void</text:p>
          </table:table-cell>
          <table:table-cell table:style-name="Default" table:formula="of:=['RAW Impl'.A166]" office:value-type="string" office:string-value="initProxy">
            <text:p>initProxy</text:p>
          </table:table-cell>
          <table:table-cell table:style-name="Default" table:formula="of:=['RAW Impl'.F1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calllogapi.h">
            <text:p>calllogapi.h</text:p>
          </table:table-cell>
          <table:table-cell table:style-name="Default" table:formula="of:=SUBSTITUTE(['RAW Impl'.D167];&quot;line:&quot;;&quot;&quot;)" office:value-type="string" office:string-value="34">
            <text:p>34</text:p>
          </table:table-cell>
          <table:table-cell table:style-name="Default" table:formula="of:=SUBSTITUTE(['RAW Impl'.E16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67];&quot;returntype:&quot;;&quot;&quot;)" office:value-type="string" office:string-value="void">
            <text:p>void</text:p>
          </table:table-cell>
          <table:table-cell table:style-name="Default" table:formula="of:=['RAW Impl'.A167]" office:value-type="string" office:string-value="initProxy">
            <text:p>initProxy</text:p>
          </table:table-cell>
          <table:table-cell table:style-name="Default" table:formula="of:=['RAW Impl'.F1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allparamsapi.h">
            <text:p>callparamsapi.h</text:p>
          </table:table-cell>
          <table:table-cell table:style-name="Default" table:formula="of:=SUBSTITUTE(['RAW Impl'.D168];&quot;line:&quot;;&quot;&quot;)" office:value-type="string" office:string-value="36">
            <text:p>36</text:p>
          </table:table-cell>
          <table:table-cell table:style-name="Default" table:formula="of:=SUBSTITUTE(['RAW Impl'.E16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68];&quot;returntype:&quot;;&quot;&quot;)" office:value-type="string" office:string-value="void">
            <text:p>void</text:p>
          </table:table-cell>
          <table:table-cell table:style-name="Default" table:formula="of:=['RAW Impl'.A168]" office:value-type="string" office:string-value="initProxy">
            <text:p>initProxy</text:p>
          </table:table-cell>
          <table:table-cell table:style-name="Default" table:formula="of:=['RAW Impl'.F1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allstatsapi.h">
            <text:p>callstatsapi.h</text:p>
          </table:table-cell>
          <table:table-cell table:style-name="Default" table:formula="of:=SUBSTITUTE(['RAW Impl'.D169];&quot;line:&quot;;&quot;&quot;)" office:value-type="string" office:string-value="35">
            <text:p>35</text:p>
          </table:table-cell>
          <table:table-cell table:style-name="Default" table:formula="of:=SUBSTITUTE(['RAW Impl'.E16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69];&quot;returntype:&quot;;&quot;&quot;)" office:value-type="string" office:string-value="void">
            <text:p>void</text:p>
          </table:table-cell>
          <table:table-cell table:style-name="Default" table:formula="of:=['RAW Impl'.A169]" office:value-type="string" office:string-value="initProxy">
            <text:p>initProxy</text:p>
          </table:table-cell>
          <table:table-cell table:style-name="Default" table:formula="of:=['RAW Impl'.F1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209">
            <text:p>209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void">
            <text:p>void</text:p>
          </table:table-cell>
          <table:table-cell table:style-name="Default" table:formula="of:=['RAW Impl'.A170]" office:value-type="string" office:string-value="initProxy">
            <text:p>initProxy</text:p>
          </table:table-cell>
          <table:table-cell table:style-name="Default" table:formula="of:=['RAW Impl'.F1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payloadtypeapi.h">
            <text:p>payloadtypeapi.h</text:p>
          </table:table-cell>
          <table:table-cell table:style-name="Default" table:formula="of:=SUBSTITUTE(['RAW Impl'.D171];&quot;line:&quot;;&quot;&quot;)" office:value-type="string" office:string-value="37">
            <text:p>37</text:p>
          </table:table-cell>
          <table:table-cell table:style-name="Default" table:formula="of:=SUBSTITUTE(['RAW Impl'.E17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1];&quot;returntype:&quot;;&quot;&quot;)" office:value-type="string" office:string-value="void">
            <text:p>void</text:p>
          </table:table-cell>
          <table:table-cell table:style-name="Default" table:formula="of:=['RAW Impl'.A171]" office:value-type="string" office:string-value="initProxy">
            <text:p>initProxy</text:p>
          </table:table-cell>
          <table:table-cell table:style-name="Default" table:formula="of:=['RAW Impl'.F1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proxyconfigapi.h">
            <text:p>proxyconfigapi.h</text:p>
          </table:table-cell>
          <table:table-cell table:style-name="Default" table:formula="of:=SUBSTITUTE(['RAW Impl'.D172];&quot;line:&quot;;&quot;&quot;)" office:value-type="string" office:string-value="35">
            <text:p>35</text:p>
          </table:table-cell>
          <table:table-cell table:style-name="Default" table:formula="of:=SUBSTITUTE(['RAW Impl'.E1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2];&quot;returntype:&quot;;&quot;&quot;)" office:value-type="string" office:string-value="void">
            <text:p>void</text:p>
          </table:table-cell>
          <table:table-cell table:style-name="Default" table:formula="of:=['RAW Impl'.A172]" office:value-type="string" office:string-value="initProxy">
            <text:p>initProxy</text:p>
          </table:table-cell>
          <table:table-cell table:style-name="Default" table:formula="of:=['RAW Impl'.F1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coreapi.h">
            <text:p>coreapi.h</text:p>
          </table:table-cell>
          <table:table-cell table:style-name="Default" table:formula="of:=SUBSTITUTE(['RAW Impl'.D173];&quot;line:&quot;;&quot;&quot;)" office:value-type="string" office:string-value="175">
            <text:p>175</text:p>
          </table:table-cell>
          <table:table-cell table:style-name="Default" table:formula="of:=SUBSTITUTE(['RAW Impl'.E173];&quot;returntype:&quot;;&quot;&quot;)" office:value-type="string" office:string-value="class:CoreAPI">
            <text:p>class:CoreAPI</text:p>
          </table:table-cell>
          <table:table-cell table:style-name="Default" table:formula="of:=SUBSTITUTE(['RAW Impl'.G173];&quot;returntype:&quot;;&quot;&quot;)" office:value-type="string" office:string-value="bool">
            <text:p>bool</text:p>
          </table:table-cell>
          <table:table-cell table:style-name="Default" table:formula="of:=['RAW Impl'.A173]" office:value-type="string" office:string-value="ipv6Enabled">
            <text:p>ipv6Enabled</text:p>
          </table:table-cell>
          <table:table-cell table:style-name="Default" table:formula="of:=['RAW Impl'.F1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proxyconfigapi.h">
            <text:p>proxyconfigapi.h</text:p>
          </table:table-cell>
          <table:table-cell table:style-name="Default" table:formula="of:=SUBSTITUTE(['RAW Impl'.D174];&quot;line:&quot;;&quot;&quot;)" office:value-type="string" office:string-value="57">
            <text:p>57</text:p>
          </table:table-cell>
          <table:table-cell table:style-name="Default" table:formula="of:=SUBSTITUTE(['RAW Impl'.E17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4];&quot;returntype:&quot;;&quot;&quot;)" office:value-type="string" office:string-value="bool">
            <text:p>bool</text:p>
          </table:table-cell>
          <table:table-cell table:style-name="Default" table:formula="of:=['RAW Impl'.A174]" office:value-type="string" office:string-value="isRegistered">
            <text:p>isRegistered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oreapi.h">
            <text:p>coreapi.h</text:p>
          </table:table-cell>
          <table:table-cell table:style-name="Default" table:formula="of:=SUBSTITUTE(['RAW Impl'.D175];&quot;line:&quot;;&quot;&quot;)" office:value-type="string" office:string-value="177">
            <text:p>177</text:p>
          </table:table-cell>
          <table:table-cell table:style-name="Default" table:formula="of:=SUBSTITUTE(['RAW Impl'.E175];&quot;returntype:&quot;;&quot;&quot;)" office:value-type="string" office:string-value="class:CoreAPI">
            <text:p>class:CoreAPI</text:p>
          </table:table-cell>
          <table:table-cell table:style-name="Default" table:formula="of:=SUBSTITUTE(['RAW Impl'.G175];&quot;returntype:&quot;;&quot;&quot;)" office:value-type="string" office:string-value="bool">
            <text:p>bool</text:p>
          </table:table-cell>
          <table:table-cell table:style-name="Default" table:formula="of:=['RAW Impl'.A175]" office:value-type="string" office:string-value="keepAliveEnabled">
            <text:p>keepAliveEnabled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16">
            <text:p>216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friend void">
            <text:p>friend void</text:p>
          </table:table-cell>
          <table:table-cell table:style-name="Default" table:formula="of:=['RAW Impl'.A176]" office:value-type="string" office:string-value="linphone_iterate_thread">
            <text:p>linphone_iterate_thread</text:p>
          </table:table-cell>
          <table:table-cell table:style-name="Default" table:formula="of:=['RAW Impl'.F176]" office:value-type="string" office:string-value="signature:(CoreAPI *linphone_api)">
            <text:p>signature:(CoreAPI *linphone_api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allparamsapi.h">
            <text:p>callparamsapi.h</text:p>
          </table:table-cell>
          <table:table-cell table:style-name="Default" table:formula="of:=SUBSTITUTE(['RAW Impl'.D177];&quot;line:&quot;;&quot;&quot;)" office:value-type="string" office:string-value="43">
            <text:p>43</text:p>
          </table:table-cell>
          <table:table-cell table:style-name="Default" table:formula="of:=SUBSTITUTE(['RAW Impl'.E17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77];&quot;returntype:&quot;;&quot;&quot;)" office:value-type="string" office:string-value="bool">
            <text:p>bool</text:p>
          </table:table-cell>
          <table:table-cell table:style-name="Default" table:formula="of:=['RAW Impl'.A177]" office:value-type="string" office:string-value="localConferenceMode">
            <text:p>localConferenceMode</text:p>
          </table:table-cell>
          <table:table-cell table:style-name="Default" table:formula="of:=['RAW Impl'.F1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utils.h">
            <text:p>utils.h</text:p>
          </table:table-cell>
          <table:table-cell table:style-name="Default" table:formula="of:=SUBSTITUTE(['RAW Impl'.D178];&quot;line:&quot;;&quot;&quot;)" office:value-type="string" office:string-value="29">
            <text:p>29</text:p>
          </table:table-cell>
          <table:table-cell table:style-name="Default" table:formula="of:=SUBSTITUTE(['RAW Impl'.E178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78];&quot;returntype:&quot;;&quot;&quot;)" office:value-type="string" office:string-value="virtualbool">
            <text:p>virtualbool</text:p>
          </table:table-cell>
          <table:table-cell table:style-name="Default" table:formula="of:=['RAW Impl'.A178]" office:value-type="string" office:string-value="mythread_group">
            <text:p>mythread_group</text:p>
          </table:table-cell>
          <table:table-cell table:style-name="Default" table:formula="of:=['RAW Impl'.F178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oreapi.h">
            <text:p>coreapi.h</text:p>
          </table:table-cell>
          <table:table-cell table:style-name="Default" table:formula="of:=SUBSTITUTE(['RAW Impl'.D179];&quot;line:&quot;;&quot;&quot;)" office:value-type="string" office:string-value="160">
            <text:p>160</text:p>
          </table:table-cell>
          <table:table-cell table:style-name="Default" table:formula="of:=SUBSTITUTE(['RAW Impl'.E179];&quot;returntype:&quot;;&quot;&quot;)" office:value-type="string" office:string-value="class:CoreAPI">
            <text:p>class:CoreAPI</text:p>
          </table:table-cell>
          <table:table-cell table:style-name="Default" table:formula="of:=SUBSTITUTE(['RAW Impl'.G179];&quot;returntype:&quot;;&quot;&quot;)" office:value-type="string" office:string-value="AuthInfoAPIPtr">
            <text:p>AuthInfoAPIPtr</text:p>
          </table:table-cell>
          <table:table-cell table:style-name="Default" table:formula="of:=['RAW Impl'.A179]" office:value-type="string" office:string-value="newAuthInfo">
            <text:p>newAuthInfo</text:p>
          </table:table-cell>
          <table:table-cell table:style-name="Default" table:formula="of:=['RAW Impl'.F179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coreapi.h">
            <text:p>coreapi.h</text:p>
          </table:table-cell>
          <table:table-cell table:style-name="Default" table:formula="of:=SUBSTITUTE(['RAW Impl'.D180];&quot;line:&quot;;&quot;&quot;)" office:value-type="string" office:string-value="159">
            <text:p>159</text:p>
          </table:table-cell>
          <table:table-cell table:style-name="Default" table:formula="of:=SUBSTITUTE(['RAW Impl'.E180];&quot;returntype:&quot;;&quot;&quot;)" office:value-type="string" office:string-value="class:CoreAPI">
            <text:p>class:CoreAPI</text:p>
          </table:table-cell>
          <table:table-cell table:style-name="Default" table:formula="of:=SUBSTITUTE(['RAW Impl'.G180];&quot;returntype:&quot;;&quot;&quot;)" office:value-type="string" office:string-value="ProxyConfigAPIPtr">
            <text:p>ProxyConfigAPIPtr</text:p>
          </table:table-cell>
          <table:table-cell table:style-name="Default" table:formula="of:=['RAW Impl'.A180]" office:value-type="string" office:string-value="newProxyConfig">
            <text:p>newProxyConfig</text:p>
          </table:table-cell>
          <table:table-cell table:style-name="Default" table:formula="of:=['RAW Impl'.F1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proxyconfigapi.h">
            <text:p>proxyconfigapi.h</text:p>
          </table:table-cell>
          <table:table-cell table:style-name="Default" table:formula="of:=SUBSTITUTE(['RAW Impl'.D181];&quot;line:&quot;;&quot;&quot;)" office:value-type="string" office:string-value="80">
            <text:p>80</text:p>
          </table:table-cell>
          <table:table-cell table:style-name="Default" table:formula="of:=SUBSTITUTE(['RAW Impl'.E18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1];&quot;returntype:&quot;;&quot;&quot;)" office:value-type="string" office:string-value="std::string">
            <text:p>std::string</text:p>
          </table:table-cell>
          <table:table-cell table:style-name="Default" table:formula="of:=['RAW Impl'.A181]" office:value-type="string" office:string-value="normalizeNumber">
            <text:p>normalizeNumber</text:p>
          </table:table-cell>
          <table:table-cell table:style-name="Default" table:formula="of:=['RAW Impl'.F181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videoplugin.h">
            <text:p>videoplugin.h</text:p>
          </table:table-cell>
          <table:table-cell table:style-name="Default" table:formula="of:=SUBSTITUTE(['RAW Impl'.D182];&quot;line:&quot;;&quot;&quot;)" office:value-type="string" office:string-value="71">
            <text:p>71</text:p>
          </table:table-cell>
          <table:table-cell table:style-name="Default" table:formula="of:=SUBSTITUTE(['RAW Impl'.E182];&quot;returntype:&quot;;&quot;&quot;)" office:value-type="string" office:string-value="class:video">
            <text:p>class:video</text:p>
          </table:table-cell>
          <table:table-cell table:style-name="Default" table:formula="of:=SUBSTITUTE(['RAW Impl'.G182];&quot;returntype:&quot;;&quot;&quot;)" office:value-type="string" office:string-value="virtualbool">
            <text:p>virtualbool</text:p>
          </table:table-cell>
          <table:table-cell table:style-name="Default" table:formula="of:=['RAW Impl'.A182]" office:value-type="string" office:string-value="onDraw">
            <text:p>onDraw</text:p>
          </table:table-cell>
          <table:table-cell table:style-name="Default" table:formula="of:=['RAW Impl'.F182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plugin.h">
            <text:p>coreplugin.h</text:p>
          </table:table-cell>
          <table:table-cell table:style-name="Default" table:formula="of:=SUBSTITUTE(['RAW Impl'.D183];&quot;line:&quot;;&quot;&quot;)" office:value-type="string" office:string-value="62">
            <text:p>62</text:p>
          </table:table-cell>
          <table:table-cell table:style-name="Default" table:formula="of:=SUBSTITUTE(['RAW Impl'.E183];&quot;returntype:&quot;;&quot;&quot;)" office:value-type="string" office:string-value="class:core">
            <text:p>class:core</text:p>
          </table:table-cell>
          <table:table-cell table:style-name="Default" table:formula="of:=SUBSTITUTE(['RAW Impl'.G183];&quot;returntype:&quot;;&quot;&quot;)" office:value-type="string" office:string-value="virtualbool">
            <text:p>virtualbool</text:p>
          </table:table-cell>
          <table:table-cell table:style-name="Default" table:formula="of:=['RAW Impl'.A183]" office:value-type="string" office:string-value="onMouseDown">
            <text:p>onMouseDown</text:p>
          </table:table-cell>
          <table:table-cell table:style-name="Default" table:formula="of:=['RAW Impl'.F183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videoplugin.h">
            <text:p>videoplugin.h</text:p>
          </table:table-cell>
          <table:table-cell table:style-name="Default" table:formula="of:=SUBSTITUTE(['RAW Impl'.D184];&quot;line:&quot;;&quot;&quot;)" office:value-type="string" office:string-value="66">
            <text:p>66</text:p>
          </table:table-cell>
          <table:table-cell table:style-name="Default" table:formula="of:=SUBSTITUTE(['RAW Impl'.E184];&quot;returntype:&quot;;&quot;&quot;)" office:value-type="string" office:string-value="class:video">
            <text:p>class:video</text:p>
          </table:table-cell>
          <table:table-cell table:style-name="Default" table:formula="of:=SUBSTITUTE(['RAW Impl'.G184];&quot;returntype:&quot;;&quot;&quot;)" office:value-type="string" office:string-value="virtualbool">
            <text:p>virtualbool</text:p>
          </table:table-cell>
          <table:table-cell table:style-name="Default" table:formula="of:=['RAW Impl'.A184]" office:value-type="string" office:string-value="onMouseDown">
            <text:p>onMouseDown</text:p>
          </table:table-cell>
          <table:table-cell table:style-name="Default" table:formula="of:=['RAW Impl'.F184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oreplugin.h">
            <text:p>coreplugin.h</text:p>
          </table:table-cell>
          <table:table-cell table:style-name="Default" table:formula="of:=SUBSTITUTE(['RAW Impl'.D185];&quot;line:&quot;;&quot;&quot;)" office:value-type="string" office:string-value="64">
            <text:p>64</text:p>
          </table:table-cell>
          <table:table-cell table:style-name="Default" table:formula="of:=SUBSTITUTE(['RAW Impl'.E185];&quot;returntype:&quot;;&quot;&quot;)" office:value-type="string" office:string-value="class:core">
            <text:p>class:core</text:p>
          </table:table-cell>
          <table:table-cell table:style-name="Default" table:formula="of:=SUBSTITUTE(['RAW Impl'.G185];&quot;returntype:&quot;;&quot;&quot;)" office:value-type="string" office:string-value="virtualbool">
            <text:p>virtualbool</text:p>
          </table:table-cell>
          <table:table-cell table:style-name="Default" table:formula="of:=['RAW Impl'.A185]" office:value-type="string" office:string-value="onMouseMove">
            <text:p>onMouseMove</text:p>
          </table:table-cell>
          <table:table-cell table:style-name="Default" table:formula="of:=['RAW Impl'.F185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videoplugin.h">
            <text:p>videoplugin.h</text:p>
          </table:table-cell>
          <table:table-cell table:style-name="Default" table:formula="of:=SUBSTITUTE(['RAW Impl'.D186];&quot;line:&quot;;&quot;&quot;)" office:value-type="string" office:string-value="68">
            <text:p>68</text:p>
          </table:table-cell>
          <table:table-cell table:style-name="Default" table:formula="of:=SUBSTITUTE(['RAW Impl'.E186];&quot;returntype:&quot;;&quot;&quot;)" office:value-type="string" office:string-value="class:video">
            <text:p>class:video</text:p>
          </table:table-cell>
          <table:table-cell table:style-name="Default" table:formula="of:=SUBSTITUTE(['RAW Impl'.G186];&quot;returntype:&quot;;&quot;&quot;)" office:value-type="string" office:string-value="virtualbool">
            <text:p>virtualbool</text:p>
          </table:table-cell>
          <table:table-cell table:style-name="Default" table:formula="of:=['RAW Impl'.A186]" office:value-type="string" office:string-value="onMouseMove">
            <text:p>onMouseMove</text:p>
          </table:table-cell>
          <table:table-cell table:style-name="Default" table:formula="of:=['RAW Impl'.F186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oreplugin.h">
            <text:p>coreplugin.h</text:p>
          </table:table-cell>
          <table:table-cell table:style-name="Default" table:formula="of:=SUBSTITUTE(['RAW Impl'.D187];&quot;line:&quot;;&quot;&quot;)" office:value-type="string" office:string-value="63">
            <text:p>63</text:p>
          </table:table-cell>
          <table:table-cell table:style-name="Default" table:formula="of:=SUBSTITUTE(['RAW Impl'.E187];&quot;returntype:&quot;;&quot;&quot;)" office:value-type="string" office:string-value="class:core">
            <text:p>class:core</text:p>
          </table:table-cell>
          <table:table-cell table:style-name="Default" table:formula="of:=SUBSTITUTE(['RAW Impl'.G187];&quot;returntype:&quot;;&quot;&quot;)" office:value-type="string" office:string-value="virtualbool">
            <text:p>virtualbool</text:p>
          </table:table-cell>
          <table:table-cell table:style-name="Default" table:formula="of:=['RAW Impl'.A187]" office:value-type="string" office:string-value="onMouseUp">
            <text:p>onMouseUp</text:p>
          </table:table-cell>
          <table:table-cell table:style-name="Default" table:formula="of:=['RAW Impl'.F187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videoplugin.h">
            <text:p>videoplugin.h</text:p>
          </table:table-cell>
          <table:table-cell table:style-name="Default" table:formula="of:=SUBSTITUTE(['RAW Impl'.D188];&quot;line:&quot;;&quot;&quot;)" office:value-type="string" office:string-value="67">
            <text:p>67</text:p>
          </table:table-cell>
          <table:table-cell table:style-name="Default" table:formula="of:=SUBSTITUTE(['RAW Impl'.E188];&quot;returntype:&quot;;&quot;&quot;)" office:value-type="string" office:string-value="class:video">
            <text:p>class:video</text:p>
          </table:table-cell>
          <table:table-cell table:style-name="Default" table:formula="of:=SUBSTITUTE(['RAW Impl'.G188];&quot;returntype:&quot;;&quot;&quot;)" office:value-type="string" office:string-value="virtualbool">
            <text:p>virtualbool</text:p>
          </table:table-cell>
          <table:table-cell table:style-name="Default" table:formula="of:=['RAW Impl'.A188]" office:value-type="string" office:string-value="onMouseUp">
            <text:p>onMouseUp</text:p>
          </table:table-cell>
          <table:table-cell table:style-name="Default" table:formula="of:=['RAW Impl'.F188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plugin.h">
            <text:p>coreplugin.h</text:p>
          </table:table-cell>
          <table:table-cell table:style-name="Default" table:formula="of:=SUBSTITUTE(['RAW Impl'.D189];&quot;line:&quot;;&quot;&quot;)" office:value-type="string" office:string-value="39">
            <text:p>39</text:p>
          </table:table-cell>
          <table:table-cell table:style-name="Default" table:formula="of:=SUBSTITUTE(['RAW Impl'.E189];&quot;returntype:&quot;;&quot;&quot;)" office:value-type="string" office:string-value="class:core">
            <text:p>class:core</text:p>
          </table:table-cell>
          <table:table-cell table:style-name="Default" table:formula="of:=SUBSTITUTE(['RAW Impl'.G189];&quot;returntype:&quot;;&quot;&quot;)" office:value-type="string" office:string-value="void">
            <text:p>void</text:p>
          </table:table-cell>
          <table:table-cell table:style-name="Default" table:formula="of:=['RAW Impl'.A189]" office:value-type="string" office:string-value="onPluginReady">
            <text:p>onPluginReady</text:p>
          </table:table-cell>
          <table:table-cell table:style-name="Default" table:formula="of:=['RAW Impl'.F1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videoplugin.h">
            <text:p>videoplugin.h</text:p>
          </table:table-cell>
          <table:table-cell table:style-name="Default" table:formula="of:=SUBSTITUTE(['RAW Impl'.D190];&quot;line:&quot;;&quot;&quot;)" office:value-type="string" office:string-value="43">
            <text:p>43</text:p>
          </table:table-cell>
          <table:table-cell table:style-name="Default" table:formula="of:=SUBSTITUTE(['RAW Impl'.E190];&quot;returntype:&quot;;&quot;&quot;)" office:value-type="string" office:string-value="class:video">
            <text:p>class:video</text:p>
          </table:table-cell>
          <table:table-cell table:style-name="Default" table:formula="of:=SUBSTITUTE(['RAW Impl'.G190];&quot;returntype:&quot;;&quot;&quot;)" office:value-type="string" office:string-value="void">
            <text:p>void</text:p>
          </table:table-cell>
          <table:table-cell table:style-name="Default" table:formula="of:=['RAW Impl'.A190]" office:value-type="string" office:string-value="onPluginReady">
            <text:p>onPluginReady</text:p>
          </table:table-cell>
          <table:table-cell table:style-name="Default" table:formula="of:=['RAW Impl'.F1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plugin.h">
            <text:p>coreplugin.h</text:p>
          </table:table-cell>
          <table:table-cell table:style-name="Default" table:formula="of:=SUBSTITUTE(['RAW Impl'.D191];&quot;line:&quot;;&quot;&quot;)" office:value-type="string" office:string-value="65">
            <text:p>65</text:p>
          </table:table-cell>
          <table:table-cell table:style-name="Default" table:formula="of:=SUBSTITUTE(['RAW Impl'.E191];&quot;returntype:&quot;;&quot;&quot;)" office:value-type="string" office:string-value="class:core">
            <text:p>class:core</text:p>
          </table:table-cell>
          <table:table-cell table:style-name="Default" table:formula="of:=SUBSTITUTE(['RAW Impl'.G191];&quot;returntype:&quot;;&quot;&quot;)" office:value-type="string" office:string-value="virtualbool">
            <text:p>virtualbool</text:p>
          </table:table-cell>
          <table:table-cell table:style-name="Default" table:formula="of:=['RAW Impl'.A191]" office:value-type="string" office:string-value="onWindowAttached">
            <text:p>onWindowAttached</text:p>
          </table:table-cell>
          <table:table-cell table:style-name="Default" table:formula="of:=['RAW Impl'.F191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videoplugin.h">
            <text:p>videoplugin.h</text:p>
          </table:table-cell>
          <table:table-cell table:style-name="Default" table:formula="of:=SUBSTITUTE(['RAW Impl'.D192];&quot;line:&quot;;&quot;&quot;)" office:value-type="string" office:string-value="69">
            <text:p>69</text:p>
          </table:table-cell>
          <table:table-cell table:style-name="Default" table:formula="of:=SUBSTITUTE(['RAW Impl'.E192];&quot;returntype:&quot;;&quot;&quot;)" office:value-type="string" office:string-value="class:video">
            <text:p>class:video</text:p>
          </table:table-cell>
          <table:table-cell table:style-name="Default" table:formula="of:=SUBSTITUTE(['RAW Impl'.G192];&quot;returntype:&quot;;&quot;&quot;)" office:value-type="string" office:string-value="virtualbool">
            <text:p>virtualbool</text:p>
          </table:table-cell>
          <table:table-cell table:style-name="Default" table:formula="of:=['RAW Impl'.A192]" office:value-type="string" office:string-value="onWindowAttached">
            <text:p>onWindowAttached</text:p>
          </table:table-cell>
          <table:table-cell table:style-name="Default" table:formula="of:=['RAW Impl'.F192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plugin.h">
            <text:p>coreplugin.h</text:p>
          </table:table-cell>
          <table:table-cell table:style-name="Default" table:formula="of:=SUBSTITUTE(['RAW Impl'.D193];&quot;line:&quot;;&quot;&quot;)" office:value-type="string" office:string-value="66">
            <text:p>66</text:p>
          </table:table-cell>
          <table:table-cell table:style-name="Default" table:formula="of:=SUBSTITUTE(['RAW Impl'.E193];&quot;returntype:&quot;;&quot;&quot;)" office:value-type="string" office:string-value="class:core">
            <text:p>class:core</text:p>
          </table:table-cell>
          <table:table-cell table:style-name="Default" table:formula="of:=SUBSTITUTE(['RAW Impl'.G193];&quot;returntype:&quot;;&quot;&quot;)" office:value-type="string" office:string-value="virtualbool">
            <text:p>virtualbool</text:p>
          </table:table-cell>
          <table:table-cell table:style-name="Default" table:formula="of:=['RAW Impl'.A193]" office:value-type="string" office:string-value="onWindowDetached">
            <text:p>onWindowDetached</text:p>
          </table:table-cell>
          <table:table-cell table:style-name="Default" table:formula="of:=['RAW Impl'.F193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videoplugin.h">
            <text:p>videoplugin.h</text:p>
          </table:table-cell>
          <table:table-cell table:style-name="Default" table:formula="of:=SUBSTITUTE(['RAW Impl'.D194];&quot;line:&quot;;&quot;&quot;)" office:value-type="string" office:string-value="70">
            <text:p>70</text:p>
          </table:table-cell>
          <table:table-cell table:style-name="Default" table:formula="of:=SUBSTITUTE(['RAW Impl'.E194];&quot;returntype:&quot;;&quot;&quot;)" office:value-type="string" office:string-value="class:video">
            <text:p>class:video</text:p>
          </table:table-cell>
          <table:table-cell table:style-name="Default" table:formula="of:=SUBSTITUTE(['RAW Impl'.G194];&quot;returntype:&quot;;&quot;&quot;)" office:value-type="string" office:string-value="virtualbool">
            <text:p>virtualbool</text:p>
          </table:table-cell>
          <table:table-cell table:style-name="Default" table:formula="of:=['RAW Impl'.A194]" office:value-type="string" office:string-value="onWindowDetached">
            <text:p>onWindowDetached</text:p>
          </table:table-cell>
          <table:table-cell table:style-name="Default" table:formula="of:=['RAW Impl'.F194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utils.h">
            <text:p>utils.h</text:p>
          </table:table-cell>
          <table:table-cell table:style-name="Default" table:formula="of:=SUBSTITUTE(['RAW Impl'.D195];&quot;line:&quot;;&quot;&quot;)" office:value-type="string" office:string-value="30">
            <text:p>30</text:p>
          </table:table-cell>
          <table:table-cell table:style-name="Default" table:formula="of:=SUBSTITUTE(['RAW Impl'.E195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95];&quot;returntype:&quot;;&quot;&quot;)" office:value-type="string" office:string-value="mythread_group&amp;">
            <text:p>mythread_group&amp;</text:p>
          </table:table-cell>
          <table:table-cell table:style-name="Default" table:formula="of:=['RAW Impl'.A195]" office:value-type="string" office:string-value="operator =">
            <text:p>operator =</text:p>
          </table:table-cell>
          <table:table-cell table:style-name="Default" table:formula="of:=['RAW Impl'.F195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coreapi.h">
            <text:p>coreapi.h</text:p>
          </table:table-cell>
          <table:table-cell table:style-name="Default" table:formula="of:=SUBSTITUTE(['RAW Impl'.D196];&quot;line:&quot;;&quot;&quot;)" office:value-type="string" office:string-value="166">
            <text:p>166</text:p>
          </table:table-cell>
          <table:table-cell table:style-name="Default" table:formula="of:=SUBSTITUTE(['RAW Impl'.E196];&quot;returntype:&quot;;&quot;&quot;)" office:value-type="string" office:string-value="class:CoreAPI">
            <text:p>class:CoreAPI</text:p>
          </table:table-cell>
          <table:table-cell table:style-name="Default" table:formula="of:=SUBSTITUTE(['RAW Impl'.G196];&quot;returntype:&quot;;&quot;&quot;)" office:value-type="string" office:string-value="void">
            <text:p>void</text:p>
          </table:table-cell>
          <table:table-cell table:style-name="Default" table:formula="of:=['RAW Impl'.A196]" office:value-type="string" office:string-value="playDtmf">
            <text:p>playDtmf</text:p>
          </table:table-cell>
          <table:table-cell table:style-name="Default" table:formula="of:=['RAW Impl'.F196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proxyconfigapi.h">
            <text:p>proxyconfigapi.h</text:p>
          </table:table-cell>
          <table:table-cell table:style-name="Default" table:formula="of:=SUBSTITUTE(['RAW Impl'.D197];&quot;line:&quot;;&quot;&quot;)" office:value-type="string" office:string-value="51">
            <text:p>51</text:p>
          </table:table-cell>
          <table:table-cell table:style-name="Default" table:formula="of:=SUBSTITUTE(['RAW Impl'.E1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7];&quot;returntype:&quot;;&quot;&quot;)" office:value-type="string" office:string-value="bool">
            <text:p>bool</text:p>
          </table:table-cell>
          <table:table-cell table:style-name="Default" table:formula="of:=['RAW Impl'.A197]" office:value-type="string" office:string-value="publishEnabled">
            <text:p>publishEnabled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proxyconfigapi.h">
            <text:p>proxyconfigapi.h</text:p>
          </table:table-cell>
          <table:table-cell table:style-name="Default" table:formula="of:=SUBSTITUTE(['RAW Impl'.D198];&quot;line:&quot;;&quot;&quot;)" office:value-type="string" office:string-value="81">
            <text:p>81</text:p>
          </table:table-cell>
          <table:table-cell table:style-name="Default" table:formula="of:=SUBSTITUTE(['RAW Impl'.E19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8];&quot;returntype:&quot;;&quot;&quot;)" office:value-type="string" office:string-value="void">
            <text:p>void</text:p>
          </table:table-cell>
          <table:table-cell table:style-name="Default" table:formula="of:=['RAW Impl'.A198]" office:value-type="string" office:string-value="refreshRegister">
            <text:p>refreshRegister</text:p>
          </table:table-cell>
          <table:table-cell table:style-name="Default" table:formula="of:=['RAW Impl'.F1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73">
            <text:p>73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bool">
            <text:p>bool</text:p>
          </table:table-cell>
          <table:table-cell table:style-name="Default" table:formula="of:=['RAW Impl'.A199]" office:value-type="string" office:string-value="registerEnabled">
            <text:p>registerEnabled</text:p>
          </table:table-cell>
          <table:table-cell table:style-name="Default" table:formula="of:=['RAW Impl'.F1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coreapi.h">
            <text:p>coreapi.h</text:p>
          </table:table-cell>
          <table:table-cell table:style-name="Default" table:formula="of:=SUBSTITUTE(['RAW Impl'.D200];&quot;line:&quot;;&quot;&quot;)" office:value-type="string" office:string-value="124">
            <text:p>124</text:p>
          </table:table-cell>
          <table:table-cell table:style-name="Default" table:formula="of:=SUBSTITUTE(['RAW Impl'.E200];&quot;returntype:&quot;;&quot;&quot;)" office:value-type="string" office:string-value="class:CoreAPI">
            <text:p>class:CoreAPI</text:p>
          </table:table-cell>
          <table:table-cell table:style-name="Default" table:formula="of:=SUBSTITUTE(['RAW Impl'.G200];&quot;returntype:&quot;;&quot;&quot;)" office:value-type="string" office:string-value="void">
            <text:p>void</text:p>
          </table:table-cell>
          <table:table-cell table:style-name="Default" table:formula="of:=['RAW Impl'.A200]" office:value-type="string" office:string-value="reloadSoundDevices">
            <text:p>reloadSoundDevices</text:p>
          </table:table-cell>
          <table:table-cell table:style-name="Default" table:formula="of:=['RAW Impl'.F2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api.h">
            <text:p>coreapi.h</text:p>
          </table:table-cell>
          <table:table-cell table:style-name="Default" table:formula="of:=SUBSTITUTE(['RAW Impl'.D201];&quot;line:&quot;;&quot;&quot;)" office:value-type="string" office:string-value="136">
            <text:p>136</text:p>
          </table:table-cell>
          <table:table-cell table:style-name="Default" table:formula="of:=SUBSTITUTE(['RAW Impl'.E201];&quot;returntype:&quot;;&quot;&quot;)" office:value-type="string" office:string-value="class:CoreAPI">
            <text:p>class:CoreAPI</text:p>
          </table:table-cell>
          <table:table-cell table:style-name="Default" table:formula="of:=SUBSTITUTE(['RAW Impl'.G201];&quot;returntype:&quot;;&quot;&quot;)" office:value-type="string" office:string-value="void">
            <text:p>void</text:p>
          </table:table-cell>
          <table:table-cell table:style-name="Default" table:formula="of:=['RAW Impl'.A201]" office:value-type="string" office:string-value="reloadVideoDevices">
            <text:p>reloadVideoDevices</text:p>
          </table:table-cell>
          <table:table-cell table:style-name="Default" table:formula="of:=['RAW Impl'.F2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coreapi.h">
            <text:p>coreapi.h</text:p>
          </table:table-cell>
          <table:table-cell table:style-name="Default" table:formula="of:=SUBSTITUTE(['RAW Impl'.D202];&quot;line:&quot;;&quot;&quot;)" office:value-type="string" office:string-value="150">
            <text:p>150</text:p>
          </table:table-cell>
          <table:table-cell table:style-name="Default" table:formula="of:=SUBSTITUTE(['RAW Impl'.E202];&quot;returntype:&quot;;&quot;&quot;)" office:value-type="string" office:string-value="class:CoreAPI">
            <text:p>class:CoreAPI</text:p>
          </table:table-cell>
          <table:table-cell table:style-name="Default" table:formula="of:=SUBSTITUTE(['RAW Impl'.G202];&quot;returntype:&quot;;&quot;&quot;)" office:value-type="string" office:string-value="void">
            <text:p>void</text:p>
          </table:table-cell>
          <table:table-cell table:style-name="Default" table:formula="of:=['RAW Impl'.A202]" office:value-type="string" office:string-value="removeProxyConfig">
            <text:p>removeProxyConfig</text:p>
          </table:table-cell>
          <table:table-cell table:style-name="Default" table:formula="of:=['RAW Impl'.F20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api.h">
            <text:p>coreapi.h</text:p>
          </table:table-cell>
          <table:table-cell table:style-name="Default" table:formula="of:=SUBSTITUTE(['RAW Impl'.D203];&quot;line:&quot;;&quot;&quot;)" office:value-type="string" office:string-value="164">
            <text:p>164</text:p>
          </table:table-cell>
          <table:table-cell table:style-name="Default" table:formula="of:=SUBSTITUTE(['RAW Impl'.E203];&quot;returntype:&quot;;&quot;&quot;)" office:value-type="string" office:string-value="class:CoreAPI">
            <text:p>class:CoreAPI</text:p>
          </table:table-cell>
          <table:table-cell table:style-name="Default" table:formula="of:=SUBSTITUTE(['RAW Impl'.G203];&quot;returntype:&quot;;&quot;&quot;)" office:value-type="string" office:string-value="void">
            <text:p>void</text:p>
          </table:table-cell>
          <table:table-cell table:style-name="Default" table:formula="of:=['RAW Impl'.A203]" office:value-type="string" office:string-value="sendDtmf">
            <text:p>sendDtmf</text:p>
          </table:table-cell>
          <table:table-cell table:style-name="Default" table:formula="of:=['RAW Impl'.F203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allapi.h">
            <text:p>callapi.h</text:p>
          </table:table-cell>
          <table:table-cell table:style-name="Default" table:formula="of:=SUBSTITUTE(['RAW Impl'.D204];&quot;line:&quot;;&quot;&quot;)" office:value-type="string" office:string-value="74">
            <text:p>74</text:p>
          </table:table-cell>
          <table:table-cell table:style-name="Default" table:formula="of:=SUBSTITUTE(['RAW Impl'.E204];&quot;returntype:&quot;;&quot;&quot;)" office:value-type="string" office:string-value="class:CallAPI">
            <text:p>class:CallAPI</text:p>
          </table:table-cell>
          <table:table-cell table:style-name="Default" table:formula="of:=SUBSTITUTE(['RAW Impl'.G204];&quot;returntype:&quot;;&quot;&quot;)" office:value-type="string" office:string-value="void">
            <text:p>void</text:p>
          </table:table-cell>
          <table:table-cell table:style-name="Default" table:formula="of:=['RAW Impl'.A204]" office:value-type="string" office:string-value="sendVfuRequest">
            <text:p>sendVfuRequest</text:p>
          </table:table-cell>
          <table:table-cell table:style-name="Default" table:formula="of:=['RAW Impl'.F20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allparamsapi.h">
            <text:p>callparamsapi.h</text:p>
          </table:table-cell>
          <table:table-cell table:style-name="Default" table:formula="of:=SUBSTITUTE(['RAW Impl'.D205];&quot;line:&quot;;&quot;&quot;)" office:value-type="string" office:string-value="40">
            <text:p>40</text:p>
          </table:table-cell>
          <table:table-cell table:style-name="Default" table:formula="of:=SUBSTITUTE(['RAW Impl'.E20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05];&quot;returntype:&quot;;&quot;&quot;)" office:value-type="string" office:string-value="void">
            <text:p>void</text:p>
          </table:table-cell>
          <table:table-cell table:style-name="Default" table:formula="of:=['RAW Impl'.A205]" office:value-type="string" office:string-value="setAudioBandwidthLimit">
            <text:p>setAudioBandwidthLimit</text:p>
          </table:table-cell>
          <table:table-cell table:style-name="Default" table:formula="of:=['RAW Impl'.F205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144">
            <text:p>144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void">
            <text:p>void</text:p>
          </table:table-cell>
          <table:table-cell table:style-name="Default" table:formula="of:=['RAW Impl'.A206]" office:value-type="string" office:string-value="setAudioCodecs">
            <text:p>setAudioCodecs</text:p>
          </table:table-cell>
          <table:table-cell table:style-name="Default" table:formula="of:=['RAW Impl'.F206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allapi.h">
            <text:p>callapi.h</text:p>
          </table:table-cell>
          <table:table-cell table:style-name="Default" table:formula="of:=SUBSTITUTE(['RAW Impl'.D207];&quot;line:&quot;;&quot;&quot;)" office:value-type="string" office:string-value="75">
            <text:p>75</text:p>
          </table:table-cell>
          <table:table-cell table:style-name="Default" table:formula="of:=SUBSTITUTE(['RAW Impl'.E207];&quot;returntype:&quot;;&quot;&quot;)" office:value-type="string" office:string-value="class:CallAPI">
            <text:p>class:CallAPI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setAuthenticationTokenVerified">
            <text:p>setAuthenticationTokenVerified</text:p>
          </table:table-cell>
          <table:table-cell table:style-name="Default" table:formula="of:=['RAW Impl'.F207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videoapi.h">
            <text:p>videoapi.h</text:p>
          </table:table-cell>
          <table:table-cell table:style-name="Default" table:formula="of:=SUBSTITUTE(['RAW Impl'.D208];&quot;line:&quot;;&quot;&quot;)" office:value-type="string" office:string-value="44">
            <text:p>44</text:p>
          </table:table-cell>
          <table:table-cell table:style-name="Default" table:formula="of:=SUBSTITUTE(['RAW Impl'.E20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setBackgroundColor">
            <text:p>setBackgroundColor</text:p>
          </table:table-cell>
          <table:table-cell table:style-name="Default" table:formula="of:=['RAW Impl'.F208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videowindow.h">
            <text:p>videowindow.h</text:p>
          </table:table-cell>
          <table:table-cell table:style-name="Default" table:formula="of:=SUBSTITUTE(['RAW Impl'.D209];&quot;line:&quot;;&quot;&quot;)" office:value-type="string" office:string-value="34">
            <text:p>34</text:p>
          </table:table-cell>
          <table:table-cell table:style-name="Default" table:formula="of:=SUBSTITUTE(['RAW Impl'.E209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09];&quot;returntype:&quot;;&quot;&quot;)" office:value-type="string" office:string-value="virtual void">
            <text:p>virtual void</text:p>
          </table:table-cell>
          <table:table-cell table:style-name="Default" table:formula="of:=['RAW Impl'.A209]" office:value-type="string" office:string-value="setBackgroundColor">
            <text:p>setBackgroundColor</text:p>
          </table:table-cell>
          <table:table-cell table:style-name="Default" table:formula="of:=['RAW Impl'.F209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payloadtypeapi.h">
            <text:p>payloadtypeapi.h</text:p>
          </table:table-cell>
          <table:table-cell table:style-name="Default" table:formula="of:=SUBSTITUTE(['RAW Impl'.D210];&quot;line:&quot;;&quot;&quot;)" office:value-type="string" office:string-value="51">
            <text:p>51</text:p>
          </table:table-cell>
          <table:table-cell table:style-name="Default" table:formula="of:=SUBSTITUTE(['RAW Impl'.E21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0];&quot;returntype:&quot;;&quot;&quot;)" office:value-type="string" office:string-value="void">
            <text:p>void</text:p>
          </table:table-cell>
          <table:table-cell table:style-name="Default" table:formula="of:=['RAW Impl'.A210]" office:value-type="string" office:string-value="setBitsPerSample">
            <text:p>setBitsPerSample</text:p>
          </table:table-cell>
          <table:table-cell table:style-name="Default" table:formula="of:=['RAW Impl'.F210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oreapi.h">
            <text:p>coreapi.h</text:p>
          </table:table-cell>
          <table:table-cell table:style-name="Default" table:formula="of:=SUBSTITUTE(['RAW Impl'.D211];&quot;line:&quot;;&quot;&quot;)" office:value-type="string" office:string-value="130">
            <text:p>130</text:p>
          </table:table-cell>
          <table:table-cell table:style-name="Default" table:formula="of:=SUBSTITUTE(['RAW Impl'.E211];&quot;returntype:&quot;;&quot;&quot;)" office:value-type="string" office:string-value="class:CoreAPI">
            <text:p>class:CoreAPI</text:p>
          </table:table-cell>
          <table:table-cell table:style-name="Default" table:formula="of:=SUBSTITUTE(['RAW Impl'.G211];&quot;returntype:&quot;;&quot;&quot;)" office:value-type="string" office:string-value="void">
            <text:p>void</text:p>
          </table:table-cell>
          <table:table-cell table:style-name="Default" table:formula="of:=['RAW Impl'.A211]" office:value-type="string" office:string-value="setCaptureDevice">
            <text:p>setCaptureDevice</text:p>
          </table:table-cell>
          <table:table-cell table:style-name="Default" table:formula="of:=['RAW Impl'.F21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payloadtypeapi.h">
            <text:p>payloadtypeapi.h</text:p>
          </table:table-cell>
          <table:table-cell table:style-name="Default" table:formula="of:=SUBSTITUTE(['RAW Impl'.D212];&quot;line:&quot;;&quot;&quot;)" office:value-type="string" office:string-value="66">
            <text:p>66</text:p>
          </table:table-cell>
          <table:table-cell table:style-name="Default" table:formula="of:=SUBSTITUTE(['RAW Impl'.E21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2];&quot;returntype:&quot;;&quot;&quot;)" office:value-type="string" office:string-value="void">
            <text:p>void</text:p>
          </table:table-cell>
          <table:table-cell table:style-name="Default" table:formula="of:=['RAW Impl'.A212]" office:value-type="string" office:string-value="setChannels">
            <text:p>setChannels</text:p>
          </table:table-cell>
          <table:table-cell table:style-name="Default" table:formula="of:=['RAW Impl'.F212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payloadtypeapi.h">
            <text:p>payloadtypeapi.h</text:p>
          </table:table-cell>
          <table:table-cell table:style-name="Default" table:formula="of:=SUBSTITUTE(['RAW Impl'.D213];&quot;line:&quot;;&quot;&quot;)" office:value-type="string" office:string-value="48">
            <text:p>48</text:p>
          </table:table-cell>
          <table:table-cell table:style-name="Default" table:formula="of:=SUBSTITUTE(['RAW Impl'.E21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3];&quot;returntype:&quot;;&quot;&quot;)" office:value-type="string" office:string-value="void">
            <text:p>void</text:p>
          </table:table-cell>
          <table:table-cell table:style-name="Default" table:formula="of:=['RAW Impl'.A213]" office:value-type="string" office:string-value="setClockRate">
            <text:p>setClockRate</text:p>
          </table:table-cell>
          <table:table-cell table:style-name="Default" table:formula="of:=['RAW Impl'.F213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152">
            <text:p>152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void">
            <text:p>void</text:p>
          </table:table-cell>
          <table:table-cell table:style-name="Default" table:formula="of:=['RAW Impl'.A214]" office:value-type="string" office:string-value="setDefaultProxy">
            <text:p>setDefaultProxy</text:p>
          </table:table-cell>
          <table:table-cell table:style-name="Default" table:formula="of:=['RAW Impl'.F214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proxyconfigapi.h">
            <text:p>proxyconfigapi.h</text:p>
          </table:table-cell>
          <table:table-cell table:style-name="Default" table:formula="of:=SUBSTITUTE(['RAW Impl'.D215];&quot;line:&quot;;&quot;&quot;)" office:value-type="string" office:string-value="43">
            <text:p>43</text:p>
          </table:table-cell>
          <table:table-cell table:style-name="Default" table:formula="of:=SUBSTITUTE(['RAW Impl'.E21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5];&quot;returntype:&quot;;&quot;&quot;)" office:value-type="string" office:string-value="void">
            <text:p>void</text:p>
          </table:table-cell>
          <table:table-cell table:style-name="Default" table:formula="of:=['RAW Impl'.A215]" office:value-type="string" office:string-value="setDialEscapePlus">
            <text:p>setDialEscapePlus</text:p>
          </table:table-cell>
          <table:table-cell table:style-name="Default" table:formula="of:=['RAW Impl'.F215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proxyconfigapi.h">
            <text:p>proxyconfigapi.h</text:p>
          </table:table-cell>
          <table:table-cell table:style-name="Default" table:formula="of:=SUBSTITUTE(['RAW Impl'.D216];&quot;line:&quot;;&quot;&quot;)" office:value-type="string" office:string-value="46">
            <text:p>46</text:p>
          </table:table-cell>
          <table:table-cell table:style-name="Default" table:formula="of:=SUBSTITUTE(['RAW Impl'.E21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6];&quot;returntype:&quot;;&quot;&quot;)" office:value-type="string" office:string-value="void">
            <text:p>void</text:p>
          </table:table-cell>
          <table:table-cell table:style-name="Default" table:formula="of:=['RAW Impl'.A216]" office:value-type="string" office:string-value="setDialPrefix">
            <text:p>setDialPrefix</text:p>
          </table:table-cell>
          <table:table-cell table:style-name="Default" table:formula="of:=['RAW Impl'.F216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addressapi.h">
            <text:p>addressapi.h</text:p>
          </table:table-cell>
          <table:table-cell table:style-name="Default" table:formula="of:=SUBSTITUTE(['RAW Impl'.D217];&quot;line:&quot;;&quot;&quot;)" office:value-type="string" office:string-value="51">
            <text:p>51</text:p>
          </table:table-cell>
          <table:table-cell table:style-name="Default" table:formula="of:=SUBSTITUTE(['RAW Impl'.E21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setDisplayName">
            <text:p>setDisplayName</text:p>
          </table:table-cell>
          <table:table-cell table:style-name="Default" table:formula="of:=['RAW Impl'.F217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addressapi.h">
            <text:p>addressapi.h</text:p>
          </table:table-cell>
          <table:table-cell table:style-name="Default" table:formula="of:=SUBSTITUTE(['RAW Impl'.D218];&quot;line:&quot;;&quot;&quot;)" office:value-type="string" office:string-value="52">
            <text:p>52</text:p>
          </table:table-cell>
          <table:table-cell table:style-name="Default" table:formula="of:=SUBSTITUTE(['RAW Impl'.E21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8];&quot;returntype:&quot;;&quot;&quot;)" office:value-type="string" office:string-value="void">
            <text:p>void</text:p>
          </table:table-cell>
          <table:table-cell table:style-name="Default" table:formula="of:=['RAW Impl'.A218]" office:value-type="string" office:string-value="setDomain">
            <text:p>setDomain</text:p>
          </table:table-cell>
          <table:table-cell table:style-name="Default" table:formula="of:=['RAW Impl'.F218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payloadtypeapi.h">
            <text:p>payloadtypeapi.h</text:p>
          </table:table-cell>
          <table:table-cell table:style-name="Default" table:formula="of:=SUBSTITUTE(['RAW Impl'.D219];&quot;line:&quot;;&quot;&quot;)" office:value-type="string" office:string-value="78">
            <text:p>78</text:p>
          </table:table-cell>
          <table:table-cell table:style-name="Default" table:formula="of:=SUBSTITUTE(['RAW Impl'.E2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9];&quot;returntype:&quot;;&quot;&quot;)" office:value-type="string" office:string-value="void">
            <text:p>void</text:p>
          </table:table-cell>
          <table:table-cell table:style-name="Default" table:formula="of:=['RAW Impl'.A219]" office:value-type="string" office:string-value="setEnabled">
            <text:p>setEnabled</text:p>
          </table:table-cell>
          <table:table-cell table:style-name="Default" table:formula="of:=['RAW Impl'.F21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proxyconfigapi.h">
            <text:p>proxyconfigapi.h</text:p>
          </table:table-cell>
          <table:table-cell table:style-name="Default" table:formula="of:=SUBSTITUTE(['RAW Impl'.D220];&quot;line:&quot;;&quot;&quot;)" office:value-type="string" office:string-value="69">
            <text:p>69</text:p>
          </table:table-cell>
          <table:table-cell table:style-name="Default" table:formula="of:=SUBSTITUTE(['RAW Impl'.E22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setExpires">
            <text:p>setExpires</text:p>
          </table:table-cell>
          <table:table-cell table:style-name="Default" table:formula="of:=['RAW Impl'.F220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oreplugin.h">
            <text:p>coreplugin.h</text:p>
          </table:table-cell>
          <table:table-cell table:style-name="Default" table:formula="of:=SUBSTITUTE(['RAW Impl'.D221];&quot;line:&quot;;&quot;&quot;)" office:value-type="string" office:string-value="50">
            <text:p>50</text:p>
          </table:table-cell>
          <table:table-cell table:style-name="Default" table:formula="of:=SUBSTITUTE(['RAW Impl'.E221];&quot;returntype:&quot;;&quot;&quot;)" office:value-type="string" office:string-value="class:core">
            <text:p>class:core</text:p>
          </table:table-cell>
          <table:table-cell table:style-name="Default" table:formula="of:=SUBSTITUTE(['RAW Impl'.G221];&quot;returntype:&quot;;&quot;&quot;)" office:value-type="string" office:string-value="virtual void">
            <text:p>virtual void</text:p>
          </table:table-cell>
          <table:table-cell table:style-name="Default" table:formula="of:=['RAW Impl'.A221]" office:value-type="string" office:string-value="setFSPath">
            <text:p>setFSPath</text:p>
          </table:table-cell>
          <table:table-cell table:style-name="Default" table:formula="of:=['RAW Impl'.F221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payloadtypeapi.h">
            <text:p>payloadtypeapi.h</text:p>
          </table:table-cell>
          <table:table-cell table:style-name="Default" table:formula="of:=SUBSTITUTE(['RAW Impl'.D222];&quot;line:&quot;;&quot;&quot;)" office:value-type="string" office:string-value="75">
            <text:p>75</text:p>
          </table:table-cell>
          <table:table-cell table:style-name="Default" table:formula="of:=SUBSTITUTE(['RAW Impl'.E22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setFlags">
            <text:p>setFlags</text:p>
          </table:table-cell>
          <table:table-cell table:style-name="Default" table:formula="of:=['RAW Impl'.F222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proxyconfigapi.h">
            <text:p>proxyconfigapi.h</text:p>
          </table:table-cell>
          <table:table-cell table:style-name="Default" table:formula="of:=SUBSTITUTE(['RAW Impl'.D223];&quot;line:&quot;;&quot;&quot;)" office:value-type="string" office:string-value="63">
            <text:p>63</text:p>
          </table:table-cell>
          <table:table-cell table:style-name="Default" table:formula="of:=SUBSTITUTE(['RAW Impl'.E22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setIdentity">
            <text:p>setIdentity</text:p>
          </table:table-cell>
          <table:table-cell table:style-name="Default" table:formula="of:=['RAW Impl'.F223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97">
            <text:p>97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setMagic">
            <text:p>setMagic</text:p>
          </table:table-cell>
          <table:table-cell table:style-name="Default" table:formula="of:=['RAW Impl'.F224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videoapi.h">
            <text:p>videoapi.h</text:p>
          </table:table-cell>
          <table:table-cell table:style-name="Default" table:formula="of:=SUBSTITUTE(['RAW Impl'.D225];&quot;line:&quot;;&quot;&quot;)" office:value-type="string" office:string-value="41">
            <text:p>41</text:p>
          </table:table-cell>
          <table:table-cell table:style-name="Default" table:formula="of:=SUBSTITUTE(['RAW Impl'.E225];&quot;returntype:&quot;;&quot;&quot;)" office:value-type="string" office:string-value="class:VideoAPI">
            <text:p>class:Video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setMagic">
            <text:p>setMagic</text:p>
          </table:table-cell>
          <table:table-cell table:style-name="Default" table:formula="of:=['RAW Impl'.F22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payloadtypeapi.h">
            <text:p>payloadtypeapi.h</text:p>
          </table:table-cell>
          <table:table-cell table:style-name="Default" table:formula="of:=SUBSTITUTE(['RAW Impl'.D226];&quot;line:&quot;;&quot;&quot;)" office:value-type="string" office:string-value="63">
            <text:p>63</text:p>
          </table:table-cell>
          <table:table-cell table:style-name="Default" table:formula="of:=SUBSTITUTE(['RAW Impl'.E22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6];&quot;returntype:&quot;;&quot;&quot;)" office:value-type="string" office:string-value="void">
            <text:p>void</text:p>
          </table:table-cell>
          <table:table-cell table:style-name="Default" table:formula="of:=['RAW Impl'.A226]" office:value-type="string" office:string-value="setMimeType">
            <text:p>setMimeType</text:p>
          </table:table-cell>
          <table:table-cell table:style-name="Default" table:formula="of:=['RAW Impl'.F226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oreapi.h">
            <text:p>coreapi.h</text:p>
          </table:table-cell>
          <table:table-cell table:style-name="Default" table:formula="of:=SUBSTITUTE(['RAW Impl'.D227];&quot;line:&quot;;&quot;&quot;)" office:value-type="string" office:string-value="120">
            <text:p>120</text:p>
          </table:table-cell>
          <table:table-cell table:style-name="Default" table:formula="of:=SUBSTITUTE(['RAW Impl'.E227];&quot;returntype:&quot;;&quot;&quot;)" office:value-type="string" office:string-value="class:CoreAPI">
            <text:p>class:CoreAPI</text:p>
          </table:table-cell>
          <table:table-cell table:style-name="Default" table:formula="of:=SUBSTITUTE(['RAW Impl'.G227];&quot;returntype:&quot;;&quot;&quot;)" office:value-type="string" office:string-value="void">
            <text:p>void</text:p>
          </table:table-cell>
          <table:table-cell table:style-name="Default" table:formula="of:=['RAW Impl'.A227]" office:value-type="string" office:string-value="setNativePreviewWindowId">
            <text:p>setNativePreviewWindowId</text:p>
          </table:table-cell>
          <table:table-cell table:style-name="Default" table:formula="of:=['RAW Impl'.F227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18">
            <text:p>118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setNativeVideoWindowId">
            <text:p>setNativeVideoWindowId</text:p>
          </table:table-cell>
          <table:table-cell table:style-name="Default" table:formula="of:=['RAW Impl'.F228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payloadtypeapi.h">
            <text:p>payloadtypeapi.h</text:p>
          </table:table-cell>
          <table:table-cell table:style-name="Default" table:formula="of:=SUBSTITUTE(['RAW Impl'.D229];&quot;line:&quot;;&quot;&quot;)" office:value-type="string" office:string-value="60">
            <text:p>60</text:p>
          </table:table-cell>
          <table:table-cell table:style-name="Default" table:formula="of:=SUBSTITUTE(['RAW Impl'.E2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setNormalBitrate">
            <text:p>setNormalBitrate</text:p>
          </table:table-cell>
          <table:table-cell table:style-name="Default" table:formula="of:=['RAW Impl'.F229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authinfoapi.h">
            <text:p>authinfoapi.h</text:p>
          </table:table-cell>
          <table:table-cell table:style-name="Default" table:formula="of:=SUBSTITUTE(['RAW Impl'.D230];&quot;line:&quot;;&quot;&quot;)" office:value-type="string" office:string-value="47">
            <text:p>47</text:p>
          </table:table-cell>
          <table:table-cell table:style-name="Default" table:formula="of:=SUBSTITUTE(['RAW Impl'.E23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setPasswd">
            <text:p>setPasswd</text:p>
          </table:table-cell>
          <table:table-cell table:style-name="Default" table:formula="of:=['RAW Impl'.F230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payloadtypeapi.h">
            <text:p>payloadtypeapi.h</text:p>
          </table:table-cell>
          <table:table-cell table:style-name="Default" table:formula="of:=SUBSTITUTE(['RAW Impl'.D231];&quot;line:&quot;;&quot;&quot;)" office:value-type="string" office:string-value="57">
            <text:p>57</text:p>
          </table:table-cell>
          <table:table-cell table:style-name="Default" table:formula="of:=SUBSTITUTE(['RAW Impl'.E23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1];&quot;returntype:&quot;;&quot;&quot;)" office:value-type="string" office:string-value="void">
            <text:p>void</text:p>
          </table:table-cell>
          <table:table-cell table:style-name="Default" table:formula="of:=['RAW Impl'.A231]" office:value-type="string" office:string-value="setPatternLength">
            <text:p>setPatternLength</text:p>
          </table:table-cell>
          <table:table-cell table:style-name="Default" table:formula="of:=['RAW Impl'.F231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coreapi.h">
            <text:p>coreapi.h</text:p>
          </table:table-cell>
          <table:table-cell table:style-name="Default" table:formula="of:=SUBSTITUTE(['RAW Impl'.D232];&quot;line:&quot;;&quot;&quot;)" office:value-type="string" office:string-value="105">
            <text:p>105</text:p>
          </table:table-cell>
          <table:table-cell table:style-name="Default" table:formula="of:=SUBSTITUTE(['RAW Impl'.E232];&quot;returntype:&quot;;&quot;&quot;)" office:value-type="string" office:string-value="class:CoreAPI">
            <text:p>class:Core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setPlayLevel">
            <text:p>setPlayLevel</text:p>
          </table:table-cell>
          <table:table-cell table:style-name="Default" table:formula="of:=['RAW Impl'.F232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129">
            <text:p>129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setPlaybackDevice">
            <text:p>setPlaybackDevice</text:p>
          </table:table-cell>
          <table:table-cell table:style-name="Default" table:formula="of:=['RAW Impl'.F233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addressapi.h">
            <text:p>addressapi.h</text:p>
          </table:table-cell>
          <table:table-cell table:style-name="Default" table:formula="of:=SUBSTITUTE(['RAW Impl'.D234];&quot;line:&quot;;&quot;&quot;)" office:value-type="string" office:string-value="53">
            <text:p>53</text:p>
          </table:table-cell>
          <table:table-cell table:style-name="Default" table:formula="of:=SUBSTITUTE(['RAW Impl'.E23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setPort">
            <text:p>setPort</text:p>
          </table:table-cell>
          <table:table-cell table:style-name="Default" table:formula="of:=['RAW Impl'.F234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addressapi.h">
            <text:p>addressapi.h</text:p>
          </table:table-cell>
          <table:table-cell table:style-name="Default" table:formula="of:=SUBSTITUTE(['RAW Impl'.D235];&quot;line:&quot;;&quot;&quot;)" office:value-type="string" office:string-value="54">
            <text:p>54</text:p>
          </table:table-cell>
          <table:table-cell table:style-name="Default" table:formula="of:=SUBSTITUTE(['RAW Impl'.E23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setPortInt">
            <text:p>setPortInt</text:p>
          </table:table-cell>
          <table:table-cell table:style-name="Default" table:formula="of:=['RAW Impl'.F235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plugin.h">
            <text:p>coreplugin.h</text:p>
          </table:table-cell>
          <table:table-cell table:style-name="Default" table:formula="of:=SUBSTITUTE(['RAW Impl'.D236];&quot;line:&quot;;&quot;&quot;)" office:value-type="string" office:string-value="40">
            <text:p>40</text:p>
          </table:table-cell>
          <table:table-cell table:style-name="Default" table:formula="of:=SUBSTITUTE(['RAW Impl'.E236];&quot;returntype:&quot;;&quot;&quot;)" office:value-type="string" office:string-value="class:core">
            <text:p>class:core</text:p>
          </table:table-cell>
          <table:table-cell table:style-name="Default" table:formula="of:=SUBSTITUTE(['RAW Impl'.G236];&quot;returntype:&quot;;&quot;&quot;)" office:value-type="string" office:string-value="virtualbool">
            <text:p>virtualbool</text:p>
          </table:table-cell>
          <table:table-cell table:style-name="Default" table:formula="of:=['RAW Impl'.A236]" office:value-type="string" office:string-value="setReady">
            <text:p>setReady</text:p>
          </table:table-cell>
          <table:table-cell table:style-name="Default" table:formula="of:=['RAW Impl'.F2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videoplugin.h">
            <text:p>videoplugin.h</text:p>
          </table:table-cell>
          <table:table-cell table:style-name="Default" table:formula="of:=SUBSTITUTE(['RAW Impl'.D237];&quot;line:&quot;;&quot;&quot;)" office:value-type="string" office:string-value="44">
            <text:p>44</text:p>
          </table:table-cell>
          <table:table-cell table:style-name="Default" table:formula="of:=SUBSTITUTE(['RAW Impl'.E237];&quot;returntype:&quot;;&quot;&quot;)" office:value-type="string" office:string-value="class:video">
            <text:p>class:video</text:p>
          </table:table-cell>
          <table:table-cell table:style-name="Default" table:formula="of:=SUBSTITUTE(['RAW Impl'.G237];&quot;returntype:&quot;;&quot;&quot;)" office:value-type="string" office:string-value="virtualbool">
            <text:p>virtualbool</text:p>
          </table:table-cell>
          <table:table-cell table:style-name="Default" table:formula="of:=['RAW Impl'.A237]" office:value-type="string" office:string-value="setReady">
            <text:p>setReady</text:p>
          </table:table-cell>
          <table:table-cell table:style-name="Default" table:formula="of:=['RAW Impl'.F2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oreapi.h">
            <text:p>coreapi.h</text:p>
          </table:table-cell>
          <table:table-cell table:style-name="Default" table:formula="of:=SUBSTITUTE(['RAW Impl'.D238];&quot;line:&quot;;&quot;&quot;)" office:value-type="string" office:string-value="107">
            <text:p>107</text:p>
          </table:table-cell>
          <table:table-cell table:style-name="Default" table:formula="of:=SUBSTITUTE(['RAW Impl'.E238];&quot;returntype:&quot;;&quot;&quot;)" office:value-type="string" office:string-value="class:CoreAPI">
            <text:p>class:Core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setRecLevel">
            <text:p>setRecLevel</text:p>
          </table:table-cell>
          <table:table-cell table:style-name="Default" table:formula="of:=['RAW Impl'.F238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payloadtypeapi.h">
            <text:p>payloadtypeapi.h</text:p>
          </table:table-cell>
          <table:table-cell table:style-name="Default" table:formula="of:=SUBSTITUTE(['RAW Impl'.D239];&quot;line:&quot;;&quot;&quot;)" office:value-type="string" office:string-value="69">
            <text:p>69</text:p>
          </table:table-cell>
          <table:table-cell table:style-name="Default" table:formula="of:=SUBSTITUTE(['RAW Impl'.E23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setRecvFmtp">
            <text:p>setRecvFmtp</text:p>
          </table:table-cell>
          <table:table-cell table:style-name="Default" table:formula="of:=['RAW Impl'.F239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alllogapi.h">
            <text:p>calllogapi.h</text:p>
          </table:table-cell>
          <table:table-cell table:style-name="Default" table:formula="of:=SUBSTITUTE(['RAW Impl'.D240];&quot;line:&quot;;&quot;&quot;)" office:value-type="string" office:string-value="39">
            <text:p>39</text:p>
          </table:table-cell>
          <table:table-cell table:style-name="Default" table:formula="of:=SUBSTITUTE(['RAW Impl'.E24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setRefKey">
            <text:p>setRefKey</text:p>
          </table:table-cell>
          <table:table-cell table:style-name="Default" table:formula="of:=['RAW Impl'.F240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coreapi.h">
            <text:p>coreapi.h</text:p>
          </table:table-cell>
          <table:table-cell table:style-name="Default" table:formula="of:=SUBSTITUTE(['RAW Impl'.D241];&quot;line:&quot;;&quot;&quot;)" office:value-type="string" office:string-value="109">
            <text:p>109</text:p>
          </table:table-cell>
          <table:table-cell table:style-name="Default" table:formula="of:=SUBSTITUTE(['RAW Impl'.E241];&quot;returntype:&quot;;&quot;&quot;)" office:value-type="string" office:string-value="class:CoreAPI">
            <text:p>class:Core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setRingLevel">
            <text:p>setRingLevel</text:p>
          </table:table-cell>
          <table:table-cell table:style-name="Default" table:formula="of:=['RAW Impl'.F241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api.h">
            <text:p>coreapi.h</text:p>
          </table:table-cell>
          <table:table-cell table:style-name="Default" table:formula="of:=SUBSTITUTE(['RAW Impl'.D242];&quot;line:&quot;;&quot;&quot;)" office:value-type="string" office:string-value="128">
            <text:p>128</text:p>
          </table:table-cell>
          <table:table-cell table:style-name="Default" table:formula="of:=SUBSTITUTE(['RAW Impl'.E242];&quot;returntype:&quot;;&quot;&quot;)" office:value-type="string" office:string-value="class:CoreAPI">
            <text:p>class:CoreAPI</text:p>
          </table:table-cell>
          <table:table-cell table:style-name="Default" table:formula="of:=SUBSTITUTE(['RAW Impl'.G242];&quot;returntype:&quot;;&quot;&quot;)" office:value-type="string" office:string-value="void">
            <text:p>void</text:p>
          </table:table-cell>
          <table:table-cell table:style-name="Default" table:formula="of:=['RAW Impl'.A242]" office:value-type="string" office:string-value="setRingerDevice">
            <text:p>setRingerDevice</text:p>
          </table:table-cell>
          <table:table-cell table:style-name="Default" table:formula="of:=['RAW Impl'.F242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allstatsapi.h">
            <text:p>callstatsapi.h</text:p>
          </table:table-cell>
          <table:table-cell table:style-name="Default" table:formula="of:=SUBSTITUTE(['RAW Impl'.D243];&quot;line:&quot;;&quot;&quot;)" office:value-type="string" office:string-value="43">
            <text:p>43</text:p>
          </table:table-cell>
          <table:table-cell table:style-name="Default" table:formula="of:=SUBSTITUTE(['RAW Impl'.E24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43];&quot;returntype:&quot;;&quot;&quot;)" office:value-type="string" office:string-value="void">
            <text:p>void</text:p>
          </table:table-cell>
          <table:table-cell table:style-name="Default" table:formula="of:=['RAW Impl'.A243]" office:value-type="string" office:string-value="setRoundTripDelay">
            <text:p>setRoundTripDelay</text:p>
          </table:table-cell>
          <table:table-cell table:style-name="Default" table:formula="of:=['RAW Impl'.F243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proxyconfigapi.h">
            <text:p>proxyconfigapi.h</text:p>
          </table:table-cell>
          <table:table-cell table:style-name="Default" table:formula="of:=SUBSTITUTE(['RAW Impl'.D244];&quot;line:&quot;;&quot;&quot;)" office:value-type="string" office:string-value="66">
            <text:p>66</text:p>
          </table:table-cell>
          <table:table-cell table:style-name="Default" table:formula="of:=SUBSTITUTE(['RAW Impl'.E2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setRoute">
            <text:p>setRoute</text:p>
          </table:table-cell>
          <table:table-cell table:style-name="Default" table:formula="of:=['RAW Impl'.F244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payloadtypeapi.h">
            <text:p>payloadtypeapi.h</text:p>
          </table:table-cell>
          <table:table-cell table:style-name="Default" table:formula="of:=SUBSTITUTE(['RAW Impl'.D245];&quot;line:&quot;;&quot;&quot;)" office:value-type="string" office:string-value="72">
            <text:p>72</text:p>
          </table:table-cell>
          <table:table-cell table:style-name="Default" table:formula="of:=SUBSTITUTE(['RAW Impl'.E2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setSendFmtp">
            <text:p>setSendFmtp</text:p>
          </table:table-cell>
          <table:table-cell table:style-name="Default" table:formula="of:=['RAW Impl'.F245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proxyconfigapi.h">
            <text:p>proxyconfigapi.h</text:p>
          </table:table-cell>
          <table:table-cell table:style-name="Default" table:formula="of:=SUBSTITUTE(['RAW Impl'.D246];&quot;line:&quot;;&quot;&quot;)" office:value-type="string" office:string-value="60">
            <text:p>60</text:p>
          </table:table-cell>
          <table:table-cell table:style-name="Default" table:formula="of:=SUBSTITUTE(['RAW Impl'.E24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setServerAddr">
            <text:p>setServerAddr</text:p>
          </table:table-cell>
          <table:table-cell table:style-name="Default" table:formula="of:=['RAW Impl'.F246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proxyconfigapi.h">
            <text:p>proxyconfigapi.h</text:p>
          </table:table-cell>
          <table:table-cell table:style-name="Default" table:formula="of:=SUBSTITUTE(['RAW Impl'.D247];&quot;line:&quot;;&quot;&quot;)" office:value-type="string" office:string-value="55">
            <text:p>55</text:p>
          </table:table-cell>
          <table:table-cell table:style-name="Default" table:formula="of:=SUBSTITUTE(['RAW Impl'.E24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setSipSetup">
            <text:p>setSipSetup</text:p>
          </table:table-cell>
          <table:table-cell table:style-name="Default" table:formula="of:=['RAW Impl'.F247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allstatsapi.h">
            <text:p>callstatsapi.h</text:p>
          </table:table-cell>
          <table:table-cell table:style-name="Default" table:formula="of:=SUBSTITUTE(['RAW Impl'.D248];&quot;line:&quot;;&quot;&quot;)" office:value-type="string" office:string-value="40">
            <text:p>40</text:p>
          </table:table-cell>
          <table:table-cell table:style-name="Default" table:formula="of:=SUBSTITUTE(['RAW Impl'.E24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setType">
            <text:p>setType</text:p>
          </table:table-cell>
          <table:table-cell table:style-name="Default" table:formula="of:=['RAW Impl'.F248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payloadtypeapi.h">
            <text:p>payloadtypeapi.h</text:p>
          </table:table-cell>
          <table:table-cell table:style-name="Default" table:formula="of:=SUBSTITUTE(['RAW Impl'.D249];&quot;line:&quot;;&quot;&quot;)" office:value-type="string" office:string-value="45">
            <text:p>45</text:p>
          </table:table-cell>
          <table:table-cell table:style-name="Default" table:formula="of:=SUBSTITUTE(['RAW Impl'.E24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setType">
            <text:p>setType</text:p>
          </table:table-cell>
          <table:table-cell table:style-name="Default" table:formula="of:=['RAW Impl'.F249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authinfoapi.h">
            <text:p>authinfoapi.h</text:p>
          </table:table-cell>
          <table:table-cell table:style-name="Default" table:formula="of:=SUBSTITUTE(['RAW Impl'.D250];&quot;line:&quot;;&quot;&quot;)" office:value-type="string" office:string-value="41">
            <text:p>41</text:p>
          </table:table-cell>
          <table:table-cell table:style-name="Default" table:formula="of:=SUBSTITUTE(['RAW Impl'.E25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0];&quot;returntype:&quot;;&quot;&quot;)" office:value-type="string" office:string-value="void">
            <text:p>void</text:p>
          </table:table-cell>
          <table:table-cell table:style-name="Default" table:formula="of:=['RAW Impl'.A250]" office:value-type="string" office:string-value="setUserid">
            <text:p>setUserid</text:p>
          </table:table-cell>
          <table:table-cell table:style-name="Default" table:formula="of:=['RAW Impl'.F250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addressapi.h">
            <text:p>addressapi.h</text:p>
          </table:table-cell>
          <table:table-cell table:style-name="Default" table:formula="of:=SUBSTITUTE(['RAW Impl'.D251];&quot;line:&quot;;&quot;&quot;)" office:value-type="string" office:string-value="55">
            <text:p>55</text:p>
          </table:table-cell>
          <table:table-cell table:style-name="Default" table:formula="of:=SUBSTITUTE(['RAW Impl'.E25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51];&quot;returntype:&quot;;&quot;&quot;)" office:value-type="string" office:string-value="void">
            <text:p>void</text:p>
          </table:table-cell>
          <table:table-cell table:style-name="Default" table:formula="of:=['RAW Impl'.A251]" office:value-type="string" office:string-value="setUsername">
            <text:p>setUsername</text:p>
          </table:table-cell>
          <table:table-cell table:style-name="Default" table:formula="of:=['RAW Impl'.F251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authinfoapi.h">
            <text:p>authinfoapi.h</text:p>
          </table:table-cell>
          <table:table-cell table:style-name="Default" table:formula="of:=SUBSTITUTE(['RAW Impl'.D252];&quot;line:&quot;;&quot;&quot;)" office:value-type="string" office:string-value="44">
            <text:p>44</text:p>
          </table:table-cell>
          <table:table-cell table:style-name="Default" table:formula="of:=SUBSTITUTE(['RAW Impl'.E25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setUsername">
            <text:p>setUsername</text:p>
          </table:table-cell>
          <table:table-cell table:style-name="Default" table:formula="of:=['RAW Impl'.F252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oreapi.h">
            <text:p>coreapi.h</text:p>
          </table:table-cell>
          <table:table-cell table:style-name="Default" table:formula="of:=SUBSTITUTE(['RAW Impl'.D253];&quot;line:&quot;;&quot;&quot;)" office:value-type="string" office:string-value="145">
            <text:p>145</text:p>
          </table:table-cell>
          <table:table-cell table:style-name="Default" table:formula="of:=SUBSTITUTE(['RAW Impl'.E253];&quot;returntype:&quot;;&quot;&quot;)" office:value-type="string" office:string-value="class:CoreAPI">
            <text:p>class:CoreAPI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setVideoCodecs">
            <text:p>setVideoCodecs</text:p>
          </table:table-cell>
          <table:table-cell table:style-name="Default" table:formula="of:=['RAW Impl'.F253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138">
            <text:p>138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void">
            <text:p>void</text:p>
          </table:table-cell>
          <table:table-cell table:style-name="Default" table:formula="of:=['RAW Impl'.A254]" office:value-type="string" office:string-value="setVideoDevice">
            <text:p>setVideoDevice</text:p>
          </table:table-cell>
          <table:table-cell table:style-name="Default" table:formula="of:=['RAW Impl'.F25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videoapi.h">
            <text:p>videoapi.h</text:p>
          </table:table-cell>
          <table:table-cell table:style-name="Default" table:formula="of:=SUBSTITUTE(['RAW Impl'.D255];&quot;line:&quot;;&quot;&quot;)" office:value-type="string" office:string-value="36">
            <text:p>36</text:p>
          </table:table-cell>
          <table:table-cell table:style-name="Default" table:formula="of:=SUBSTITUTE(['RAW Impl'.E255];&quot;returntype:&quot;;&quot;&quot;)" office:value-type="string" office:string-value="class:VideoAPI">
            <text:p>class:VideoAPI</text:p>
          </table:table-cell>
          <table:table-cell table:style-name="Default" table:formula="of:=SUBSTITUTE(['RAW Impl'.G255];&quot;returntype:&quot;;&quot;&quot;)" office:value-type="string" office:string-value="void">
            <text:p>void</text:p>
          </table:table-cell>
          <table:table-cell table:style-name="Default" table:formula="of:=['RAW Impl'.A255]" office:value-type="string" office:string-value="setWindow">
            <text:p>setWindow</text:p>
          </table:table-cell>
          <table:table-cell table:style-name="Default" table:formula="of:=['RAW Impl'.F255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videowindow.h">
            <text:p>videowindow.h</text:p>
          </table:table-cell>
          <table:table-cell table:style-name="Default" table:formula="of:=SUBSTITUTE(['RAW Impl'.D256];&quot;line:&quot;;&quot;&quot;)" office:value-type="string" office:string-value="35">
            <text:p>35</text:p>
          </table:table-cell>
          <table:table-cell table:style-name="Default" table:formula="of:=SUBSTITUTE(['RAW Impl'.E25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56];&quot;returntype:&quot;;&quot;&quot;)" office:value-type="string" office:string-value="virtual void">
            <text:p>virtual void</text:p>
          </table:table-cell>
          <table:table-cell table:style-name="Default" table:formula="of:=['RAW Impl'.A256]" office:value-type="string" office:string-value="setWindow">
            <text:p>setWindow</text:p>
          </table:table-cell>
          <table:table-cell table:style-name="Default" table:formula="of:=['RAW Impl'.F256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payloadtypeapi.h">
            <text:p>payloadtypeapi.h</text:p>
          </table:table-cell>
          <table:table-cell table:style-name="Default" table:formula="of:=SUBSTITUTE(['RAW Impl'.D257];&quot;line:&quot;;&quot;&quot;)" office:value-type="string" office:string-value="54">
            <text:p>54</text:p>
          </table:table-cell>
          <table:table-cell table:style-name="Default" table:formula="of:=SUBSTITUTE(['RAW Impl'.E25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7];&quot;returntype:&quot;;&quot;&quot;)" office:value-type="string" office:string-value="void">
            <text:p>void</text:p>
          </table:table-cell>
          <table:table-cell table:style-name="Default" table:formula="of:=['RAW Impl'.A257]" office:value-type="string" office:string-value="setZeroPattern">
            <text:p>setZeroPattern</text:p>
          </table:table-cell>
          <table:table-cell table:style-name="Default" table:formula="of:=['RAW Impl'.F257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plugin.h">
            <text:p>coreplugin.h</text:p>
          </table:table-cell>
          <table:table-cell table:style-name="Default" table:formula="of:=SUBSTITUTE(['RAW Impl'.D258];&quot;line:&quot;;&quot;&quot;)" office:value-type="string" office:string-value="41">
            <text:p>41</text:p>
          </table:table-cell>
          <table:table-cell table:style-name="Default" table:formula="of:=SUBSTITUTE(['RAW Impl'.E258];&quot;returntype:&quot;;&quot;&quot;)" office:value-type="string" office:string-value="class:core">
            <text:p>class:core</text:p>
          </table:table-cell>
          <table:table-cell table:style-name="Default" table:formula="of:=SUBSTITUTE(['RAW Impl'.G258];&quot;returntype:&quot;;&quot;&quot;)" office:value-type="string" office:string-value="void">
            <text:p>void</text:p>
          </table:table-cell>
          <table:table-cell table:style-name="Default" table:formula="of:=['RAW Impl'.A258]" office:value-type="string" office:string-value="shutdown">
            <text:p>shutdown</text:p>
          </table:table-cell>
          <table:table-cell table:style-name="Default" table:formula="of:=['RAW Impl'.F2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videoplugin.h">
            <text:p>videoplugin.h</text:p>
          </table:table-cell>
          <table:table-cell table:style-name="Default" table:formula="of:=SUBSTITUTE(['RAW Impl'.D259];&quot;line:&quot;;&quot;&quot;)" office:value-type="string" office:string-value="45">
            <text:p>45</text:p>
          </table:table-cell>
          <table:table-cell table:style-name="Default" table:formula="of:=SUBSTITUTE(['RAW Impl'.E259];&quot;returntype:&quot;;&quot;&quot;)" office:value-type="string" office:string-value="class:video">
            <text:p>class:video</text:p>
          </table:table-cell>
          <table:table-cell table:style-name="Default" table:formula="of:=SUBSTITUTE(['RAW Impl'.G259];&quot;returntype:&quot;;&quot;&quot;)" office:value-type="string" office:string-value="void">
            <text:p>void</text:p>
          </table:table-cell>
          <table:table-cell table:style-name="Default" table:formula="of:=['RAW Impl'.A259]" office:value-type="string" office:string-value="shutdown">
            <text:p>shutdown</text:p>
          </table:table-cell>
          <table:table-cell table:style-name="Default" table:formula="of:=['RAW Impl'.F2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coreapi.h">
            <text:p>coreapi.h</text:p>
          </table:table-cell>
          <table:table-cell table:style-name="Default" table:formula="of:=SUBSTITUTE(['RAW Impl'.D260];&quot;line:&quot;;&quot;&quot;)" office:value-type="string" office:string-value="126">
            <text:p>126</text:p>
          </table:table-cell>
          <table:table-cell table:style-name="Default" table:formula="of:=SUBSTITUTE(['RAW Impl'.E260];&quot;returntype:&quot;;&quot;&quot;)" office:value-type="string" office:string-value="class:CoreAPI">
            <text:p>class:CoreAPI</text:p>
          </table:table-cell>
          <table:table-cell table:style-name="Default" table:formula="of:=SUBSTITUTE(['RAW Impl'.G260];&quot;returntype:&quot;;&quot;&quot;)" office:value-type="string" office:string-value="bool">
            <text:p>bool</text:p>
          </table:table-cell>
          <table:table-cell table:style-name="Default" table:formula="of:=['RAW Impl'.A260]" office:value-type="string" office:string-value="soundDeviceCanCapture">
            <text:p>soundDeviceCanCapture</text:p>
          </table:table-cell>
          <table:table-cell table:style-name="Default" table:formula="of:=['RAW Impl'.F260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oreapi.h">
            <text:p>coreapi.h</text:p>
          </table:table-cell>
          <table:table-cell table:style-name="Default" table:formula="of:=SUBSTITUTE(['RAW Impl'.D261];&quot;line:&quot;;&quot;&quot;)" office:value-type="string" office:string-value="127">
            <text:p>127</text:p>
          </table:table-cell>
          <table:table-cell table:style-name="Default" table:formula="of:=SUBSTITUTE(['RAW Impl'.E261];&quot;returntype:&quot;;&quot;&quot;)" office:value-type="string" office:string-value="class:CoreAPI">
            <text:p>class:CoreAPI</text:p>
          </table:table-cell>
          <table:table-cell table:style-name="Default" table:formula="of:=SUBSTITUTE(['RAW Impl'.G261];&quot;returntype:&quot;;&quot;&quot;)" office:value-type="string" office:string-value="bool">
            <text:p>bool</text:p>
          </table:table-cell>
          <table:table-cell table:style-name="Default" table:formula="of:=['RAW Impl'.A261]" office:value-type="string" office:string-value="soundDeviceCanPlayback">
            <text:p>soundDeviceCanPlayback</text:p>
          </table:table-cell>
          <table:table-cell table:style-name="Default" table:formula="of:=['RAW Impl'.F26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api.h">
            <text:p>coreapi.h</text:p>
          </table:table-cell>
          <table:table-cell table:style-name="Default" table:formula="of:=SUBSTITUTE(['RAW Impl'.D262];&quot;line:&quot;;&quot;&quot;)" office:value-type="string" office:string-value="165">
            <text:p>165</text:p>
          </table:table-cell>
          <table:table-cell table:style-name="Default" table:formula="of:=SUBSTITUTE(['RAW Impl'.E262];&quot;returntype:&quot;;&quot;&quot;)" office:value-type="string" office:string-value="class:CoreAPI">
            <text:p>class:CoreAPI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stopDtmf">
            <text:p>stopDtmf</text:p>
          </table:table-cell>
          <table:table-cell table:style-name="Default" table:formula="of:=['RAW Impl'.F2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oreapi.h">
            <text:p>coreapi.h</text:p>
          </table:table-cell>
          <table:table-cell table:style-name="Default" table:formula="of:=SUBSTITUTE(['RAW Impl'.D263];&quot;line:&quot;;&quot;&quot;)" office:value-type="string" office:string-value="102">
            <text:p>102</text:p>
          </table:table-cell>
          <table:table-cell table:style-name="Default" table:formula="of:=SUBSTITUTE(['RAW Impl'.E263];&quot;returntype:&quot;;&quot;&quot;)" office:value-type="string" office:string-value="class:CoreAPI">
            <text:p>class:CoreAPI</text:p>
          </table:table-cell>
          <table:table-cell table:style-name="Default" table:formula="of:=SUBSTITUTE(['RAW Impl'.G263];&quot;returntype:&quot;;&quot;&quot;)" office:value-type="string" office:string-value="void">
            <text:p>void</text:p>
          </table:table-cell>
          <table:table-cell table:style-name="Default" table:formula="of:=['RAW Impl'.A263]" office:value-type="string" office:string-value="terminateCall">
            <text:p>terminateCall</text:p>
          </table:table-cell>
          <table:table-cell table:style-name="Default" table:formula="of:=['RAW Impl'.F26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alllogapi.h">
            <text:p>calllogapi.h</text:p>
          </table:table-cell>
          <table:table-cell table:style-name="Default" table:formula="of:=SUBSTITUTE(['RAW Impl'.D264];&quot;line:&quot;;&quot;&quot;)" office:value-type="string" office:string-value="41">
            <text:p>41</text:p>
          </table:table-cell>
          <table:table-cell table:style-name="Default" table:formula="of:=SUBSTITUTE(['RAW Impl'.E26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64];&quot;returntype:&quot;;&quot;&quot;)" office:value-type="string" office:string-value="std::string">
            <text:p>std::string</text:p>
          </table:table-cell>
          <table:table-cell table:style-name="Default" table:formula="of:=['RAW Impl'.A264]" office:value-type="string" office:string-value="toStr">
            <text:p>toStr</text:p>
          </table:table-cell>
          <table:table-cell table:style-name="Default" table:formula="of:=['RAW Impl'.F2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videoplugin.h">
            <text:p>videoplugin.h</text:p>
          </table:table-cell>
          <table:table-cell table:style-name="Default" table:formula="of:=SUBSTITUTE(['RAW Impl'.D265];&quot;line:&quot;;&quot;&quot;)" office:value-type="string" office:string-value="39">
            <text:p>39</text:p>
          </table:table-cell>
          <table:table-cell table:style-name="Default" table:formula="of:=SUBSTITUTE(['RAW Impl'.E265];&quot;returntype:&quot;;&quot;&quot;)" office:value-type="string" office:string-value="class:video">
            <text:p>class:video</text:p>
          </table:table-cell>
          <table:table-cell table:style-name="Default" table:formula="of:=SUBSTITUTE(['RAW Impl'.G265];&quot;returntype:&quot;;&quot;&quot;)" office:value-type="string" office:string-value="void">
            <text:p>void</text:p>
          </table:table-cell>
          <table:table-cell table:style-name="Default" table:formula="of:=['RAW Impl'.A265]" office:value-type="string" office:string-value="video">
            <text:p>video</text:p>
          </table:table-cell>
          <table:table-cell table:style-name="Default" table:formula="of:=['RAW Impl'.F2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allparamsapi.h">
            <text:p>callparamsapi.h</text:p>
          </table:table-cell>
          <table:table-cell table:style-name="Default" table:formula="of:=SUBSTITUTE(['RAW Impl'.D266];&quot;line:&quot;;&quot;&quot;)" office:value-type="string" office:string-value="49">
            <text:p>49</text:p>
          </table:table-cell>
          <table:table-cell table:style-name="Default" table:formula="of:=SUBSTITUTE(['RAW Impl'.E26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66];&quot;returntype:&quot;;&quot;&quot;)" office:value-type="string" office:string-value="bool">
            <text:p>bool</text:p>
          </table:table-cell>
          <table:table-cell table:style-name="Default" table:formula="of:=['RAW Impl'.A266]" office:value-type="string" office:string-value="videoEnabled">
            <text:p>videoEnabled</text:p>
          </table:table-cell>
          <table:table-cell table:style-name="Default" table:formula="of:=['RAW Impl'.F2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coreapi.h">
            <text:p>coreapi.h</text:p>
          </table:table-cell>
          <table:table-cell table:style-name="Default" table:formula="of:=SUBSTITUTE(['RAW Impl'.D267];&quot;line:&quot;;&quot;&quot;)" office:value-type="string" office:string-value="115">
            <text:p>115</text:p>
          </table:table-cell>
          <table:table-cell table:style-name="Default" table:formula="of:=SUBSTITUTE(['RAW Impl'.E267];&quot;returntype:&quot;;&quot;&quot;)" office:value-type="string" office:string-value="class:CoreAPI">
            <text:p>class:CoreAPI</text:p>
          </table:table-cell>
          <table:table-cell table:style-name="Default" table:formula="of:=SUBSTITUTE(['RAW Impl'.G267];&quot;returntype:&quot;;&quot;&quot;)" office:value-type="string" office:string-value="bool">
            <text:p>bool</text:p>
          </table:table-cell>
          <table:table-cell table:style-name="Default" table:formula="of:=['RAW Impl'.A267]" office:value-type="string" office:string-value="videoEnabled">
            <text:p>videoEnabled</text:p>
          </table:table-cell>
          <table:table-cell table:style-name="Default" table:formula="of:=['RAW Impl'.F2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api.h">
            <text:p>coreapi.h</text:p>
          </table:table-cell>
          <table:table-cell table:style-name="Default" table:formula="of:=SUBSTITUTE(['RAW Impl'.D268];&quot;line:&quot;;&quot;&quot;)" office:value-type="string" office:string-value="117">
            <text:p>117</text:p>
          </table:table-cell>
          <table:table-cell table:style-name="Default" table:formula="of:=SUBSTITUTE(['RAW Impl'.E268];&quot;returntype:&quot;;&quot;&quot;)" office:value-type="string" office:string-value="class:CoreAPI">
            <text:p>class:CoreAPI</text:p>
          </table:table-cell>
          <table:table-cell table:style-name="Default" table:formula="of:=SUBSTITUTE(['RAW Impl'.G268];&quot;returntype:&quot;;&quot;&quot;)" office:value-type="string" office:string-value="bool">
            <text:p>bool</text:p>
          </table:table-cell>
          <table:table-cell table:style-name="Default" table:formula="of:=['RAW Impl'.A268]" office:value-type="string" office:string-value="videoPreviewEnabled">
            <text:p>videoPreviewEnabled</text:p>
          </table:table-cell>
          <table:table-cell table:style-name="Default" table:formula="of:=['RAW Impl'.F2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coreapi.h">
            <text:p>coreapi.h</text:p>
          </table:table-cell>
          <table:table-cell table:style-name="Default" table:formula="of:=SUBSTITUTE(['RAW Impl'.D269];&quot;line:&quot;;&quot;&quot;)" office:value-type="string" office:string-value="113">
            <text:p>113</text:p>
          </table:table-cell>
          <table:table-cell table:style-name="Default" table:formula="of:=SUBSTITUTE(['RAW Impl'.E269];&quot;returntype:&quot;;&quot;&quot;)" office:value-type="string" office:string-value="class:CoreAPI">
            <text:p>class:CoreAPI</text:p>
          </table:table-cell>
          <table:table-cell table:style-name="Default" table:formula="of:=SUBSTITUTE(['RAW Impl'.G269];&quot;returntype:&quot;;&quot;&quot;)" office:value-type="string" office:string-value="bool">
            <text:p>bool</text:p>
          </table:table-cell>
          <table:table-cell table:style-name="Default" table:formula="of:=['RAW Impl'.A269]" office:value-type="string" office:string-value="videoSupported">
            <text:p>videoSupported</text:p>
          </table:table-cell>
          <table:table-cell table:style-name="Default" table:formula="of:=['RAW Impl'.F2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coreapi.h">
            <text:p>coreapi.h</text:p>
          </table:table-cell>
          <table:table-cell table:style-name="Default" table:formula="of:=SUBSTITUTE(['RAW Impl'.D270];&quot;line:&quot;;&quot;&quot;)" office:value-type="string" office:string-value="228">
            <text:p>228</text:p>
          </table:table-cell>
          <table:table-cell table:style-name="Default" table:formula="of:=SUBSTITUTE(['RAW Impl'.E270];&quot;returntype:&quot;;&quot;&quot;)" office:value-type="string" office:string-value="class:CoreAPI">
            <text:p>class:CoreAPI</text:p>
          </table:table-cell>
          <table:table-cell table:style-name="Default" table:formula="of:=SUBSTITUTE(['RAW Impl'.G270];&quot;returntype:&quot;;&quot;&quot;)" office:value-type="string" office:string-value="void">
            <text:p>void</text:p>
          </table:table-cell>
          <table:table-cell table:style-name="Default" table:formula="of:=['RAW Impl'.A270]" office:value-type="string" office:string-value="wrapper_auth_info_requested">
            <text:p>wrapper_auth_info_requested</text:p>
          </table:table-cell>
          <table:table-cell table:style-name="Default" table:formula="of:=['RAW Impl'.F270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coreapi.h">
            <text:p>coreapi.h</text:p>
          </table:table-cell>
          <table:table-cell table:style-name="Default" table:formula="of:=SUBSTITUTE(['RAW Impl'.D271];&quot;line:&quot;;&quot;&quot;)" office:value-type="string" office:string-value="233">
            <text:p>233</text:p>
          </table:table-cell>
          <table:table-cell table:style-name="Default" table:formula="of:=SUBSTITUTE(['RAW Impl'.E271];&quot;returntype:&quot;;&quot;&quot;)" office:value-type="string" office:string-value="class:CoreAPI">
            <text:p>class:CoreAPI</text:p>
          </table:table-cell>
          <table:table-cell table:style-name="Default" table:formula="of:=SUBSTITUTE(['RAW Impl'.G271];&quot;returntype:&quot;;&quot;&quot;)" office:value-type="string" office:string-value="void">
            <text:p>void</text:p>
          </table:table-cell>
          <table:table-cell table:style-name="Default" table:formula="of:=['RAW Impl'.A271]" office:value-type="string" office:string-value="wrapper_buddy_info_updated">
            <text:p>wrapper_buddy_info_updated</text:p>
          </table:table-cell>
          <table:table-cell table:style-name="Default" table:formula="of:=['RAW Impl'.F271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oreapi.h">
            <text:p>coreapi.h</text:p>
          </table:table-cell>
          <table:table-cell table:style-name="Default" table:formula="of:=SUBSTITUTE(['RAW Impl'.D272];&quot;line:&quot;;&quot;&quot;)" office:value-type="string" office:string-value="240">
            <text:p>240</text:p>
          </table:table-cell>
          <table:table-cell table:style-name="Default" table:formula="of:=SUBSTITUTE(['RAW Impl'.E272];&quot;returntype:&quot;;&quot;&quot;)" office:value-type="string" office:string-value="class:CoreAPI">
            <text:p>class:Core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wrapper_call_encryption_changed">
            <text:p>wrapper_call_encryption_changed</text:p>
          </table:table-cell>
          <table:table-cell table:style-name="Default" table:formula="of:=['RAW Impl'.F272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api.h">
            <text:p>coreapi.h</text:p>
          </table:table-cell>
          <table:table-cell table:style-name="Default" table:formula="of:=SUBSTITUTE(['RAW Impl'.D273];&quot;line:&quot;;&quot;&quot;)" office:value-type="string" office:string-value="229">
            <text:p>229</text:p>
          </table:table-cell>
          <table:table-cell table:style-name="Default" table:formula="of:=SUBSTITUTE(['RAW Impl'.E273];&quot;returntype:&quot;;&quot;&quot;)" office:value-type="string" office:string-value="class:CoreAPI">
            <text:p>class:CoreAPI</text:p>
          </table:table-cell>
          <table:table-cell table:style-name="Default" table:formula="of:=SUBSTITUTE(['RAW Impl'.G273];&quot;returntype:&quot;;&quot;&quot;)" office:value-type="string" office:string-value="void">
            <text:p>void</text:p>
          </table:table-cell>
          <table:table-cell table:style-name="Default" table:formula="of:=['RAW Impl'.A273]" office:value-type="string" office:string-value="wrapper_call_log_updated">
            <text:p>wrapper_call_log_updated</text:p>
          </table:table-cell>
          <table:table-cell table:style-name="Default" table:formula="of:=['RAW Impl'.F273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oreapi.h">
            <text:p>coreapi.h</text:p>
          </table:table-cell>
          <table:table-cell table:style-name="Default" table:formula="of:=SUBSTITUTE(['RAW Impl'.D274];&quot;line:&quot;;&quot;&quot;)" office:value-type="string" office:string-value="225">
            <text:p>225</text:p>
          </table:table-cell>
          <table:table-cell table:style-name="Default" table:formula="of:=SUBSTITUTE(['RAW Impl'.E274];&quot;returntype:&quot;;&quot;&quot;)" office:value-type="string" office:string-value="class:CoreAPI">
            <text:p>class:CoreAPI</text:p>
          </table:table-cell>
          <table:table-cell table:style-name="Default" table:formula="of:=SUBSTITUTE(['RAW Impl'.G274];&quot;returntype:&quot;;&quot;&quot;)" office:value-type="string" office:string-value="void">
            <text:p>void</text:p>
          </table:table-cell>
          <table:table-cell table:style-name="Default" table:formula="of:=['RAW Impl'.A274]" office:value-type="string" office:string-value="wrapper_call_state_changed">
            <text:p>wrapper_call_state_changed</text:p>
          </table:table-cell>
          <table:table-cell table:style-name="Default" table:formula="of:=['RAW Impl'.F274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api.h">
            <text:p>coreapi.h</text:p>
          </table:table-cell>
          <table:table-cell table:style-name="Default" table:formula="of:=SUBSTITUTE(['RAW Impl'.D275];&quot;line:&quot;;&quot;&quot;)" office:value-type="string" office:string-value="236">
            <text:p>236</text:p>
          </table:table-cell>
          <table:table-cell table:style-name="Default" table:formula="of:=SUBSTITUTE(['RAW Impl'.E275];&quot;returntype:&quot;;&quot;&quot;)" office:value-type="string" office:string-value="class:CoreAPI">
            <text:p>class:CoreAPI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wrapper_display_message">
            <text:p>wrapper_display_message</text:p>
          </table:table-cell>
          <table:table-cell table:style-name="Default" table:formula="of:=['RAW Impl'.F275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oreapi.h">
            <text:p>coreapi.h</text:p>
          </table:table-cell>
          <table:table-cell table:style-name="Default" table:formula="of:=SUBSTITUTE(['RAW Impl'.D276];&quot;line:&quot;;&quot;&quot;)" office:value-type="string" office:string-value="235">
            <text:p>235</text:p>
          </table:table-cell>
          <table:table-cell table:style-name="Default" table:formula="of:=SUBSTITUTE(['RAW Impl'.E276];&quot;returntype:&quot;;&quot;&quot;)" office:value-type="string" office:string-value="class:CoreAPI">
            <text:p>class:CoreAPI</text:p>
          </table:table-cell>
          <table:table-cell table:style-name="Default" table:formula="of:=SUBSTITUTE(['RAW Impl'.G276];&quot;returntype:&quot;;&quot;&quot;)" office:value-type="string" office:string-value="void">
            <text:p>void</text:p>
          </table:table-cell>
          <table:table-cell table:style-name="Default" table:formula="of:=['RAW Impl'.A276]" office:value-type="string" office:string-value="wrapper_display_status">
            <text:p>wrapper_display_status</text:p>
          </table:table-cell>
          <table:table-cell table:style-name="Default" table:formula="of:=['RAW Impl'.F27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coreapi.h">
            <text:p>coreapi.h</text:p>
          </table:table-cell>
          <table:table-cell table:style-name="Default" table:formula="of:=SUBSTITUTE(['RAW Impl'.D277];&quot;line:&quot;;&quot;&quot;)" office:value-type="string" office:string-value="238">
            <text:p>238</text:p>
          </table:table-cell>
          <table:table-cell table:style-name="Default" table:formula="of:=SUBSTITUTE(['RAW Impl'.E277];&quot;returntype:&quot;;&quot;&quot;)" office:value-type="string" office:string-value="class:CoreAPI">
            <text:p>class:CoreAPI</text:p>
          </table:table-cell>
          <table:table-cell table:style-name="Default" table:formula="of:=SUBSTITUTE(['RAW Impl'.G277];&quot;returntype:&quot;;&quot;&quot;)" office:value-type="string" office:string-value="void">
            <text:p>void</text:p>
          </table:table-cell>
          <table:table-cell table:style-name="Default" table:formula="of:=['RAW Impl'.A277]" office:value-type="string" office:string-value="wrapper_display_url">
            <text:p>wrapper_display_url</text:p>
          </table:table-cell>
          <table:table-cell table:style-name="Default" table:formula="of:=['RAW Impl'.F277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coreapi.h">
            <text:p>coreapi.h</text:p>
          </table:table-cell>
          <table:table-cell table:style-name="Default" table:formula="of:=SUBSTITUTE(['RAW Impl'.D278];&quot;line:&quot;;&quot;&quot;)" office:value-type="string" office:string-value="237">
            <text:p>237</text:p>
          </table:table-cell>
          <table:table-cell table:style-name="Default" table:formula="of:=SUBSTITUTE(['RAW Impl'.E278];&quot;returntype:&quot;;&quot;&quot;)" office:value-type="string" office:string-value="class:CoreAPI">
            <text:p>class:CoreAPI</text:p>
          </table:table-cell>
          <table:table-cell table:style-name="Default" table:formula="of:=SUBSTITUTE(['RAW Impl'.G278];&quot;returntype:&quot;;&quot;&quot;)" office:value-type="string" office:string-value="void">
            <text:p>void</text:p>
          </table:table-cell>
          <table:table-cell table:style-name="Default" table:formula="of:=['RAW Impl'.A278]" office:value-type="string" office:string-value="wrapper_display_warning">
            <text:p>wrapper_display_warning</text:p>
          </table:table-cell>
          <table:table-cell table:style-name="Default" table:formula="of:=['RAW Impl'.F278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oreapi.h">
            <text:p>coreapi.h</text:p>
          </table:table-cell>
          <table:table-cell table:style-name="Default" table:formula="of:=SUBSTITUTE(['RAW Impl'.D279];&quot;line:&quot;;&quot;&quot;)" office:value-type="string" office:string-value="231">
            <text:p>231</text:p>
          </table:table-cell>
          <table:table-cell table:style-name="Default" table:formula="of:=SUBSTITUTE(['RAW Impl'.E279];&quot;returntype:&quot;;&quot;&quot;)" office:value-type="string" office:string-value="class:CoreAPI">
            <text:p>class:CoreAPI</text:p>
          </table:table-cell>
          <table:table-cell table:style-name="Default" table:formula="of:=SUBSTITUTE(['RAW Impl'.G279];&quot;returntype:&quot;;&quot;&quot;)" office:value-type="string" office:string-value="void">
            <text:p>void</text:p>
          </table:table-cell>
          <table:table-cell table:style-name="Default" table:formula="of:=['RAW Impl'.A279]" office:value-type="string" office:string-value="wrapper_dtmf_received">
            <text:p>wrapper_dtmf_received</text:p>
          </table:table-cell>
          <table:table-cell table:style-name="Default" table:formula="of:=['RAW Impl'.F279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223">
            <text:p>223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void">
            <text:p>void</text:p>
          </table:table-cell>
          <table:table-cell table:style-name="Default" table:formula="of:=['RAW Impl'.A280]" office:value-type="string" office:string-value="wrapper_global_state_changed">
            <text:p>wrapper_global_state_changed</text:p>
          </table:table-cell>
          <table:table-cell table:style-name="Default" table:formula="of:=['RAW Impl'.F280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227">
            <text:p>227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wrapper_new_subscription_request">
            <text:p>wrapper_new_subscription_request</text:p>
          </table:table-cell>
          <table:table-cell table:style-name="Default" table:formula="of:=['RAW Impl'.F281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226">
            <text:p>226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wrapper_notify_presence_recv">
            <text:p>wrapper_notify_presence_recv</text:p>
          </table:table-cell>
          <table:table-cell table:style-name="Default" table:formula="of:=['RAW Impl'.F282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coreapi.h">
            <text:p>coreapi.h</text:p>
          </table:table-cell>
          <table:table-cell table:style-name="Default" table:formula="of:=SUBSTITUTE(['RAW Impl'.D283];&quot;line:&quot;;&quot;&quot;)" office:value-type="string" office:string-value="234">
            <text:p>234</text:p>
          </table:table-cell>
          <table:table-cell table:style-name="Default" table:formula="of:=SUBSTITUTE(['RAW Impl'.E283];&quot;returntype:&quot;;&quot;&quot;)" office:value-type="string" office:string-value="class:CoreAPI">
            <text:p>class:CoreAPI</text:p>
          </table:table-cell>
          <table:table-cell table:style-name="Default" table:formula="of:=SUBSTITUTE(['RAW Impl'.G283];&quot;returntype:&quot;;&quot;&quot;)" office:value-type="string" office:string-value="void">
            <text:p>void</text:p>
          </table:table-cell>
          <table:table-cell table:style-name="Default" table:formula="of:=['RAW Impl'.A283]" office:value-type="string" office:string-value="wrapper_notify_recv">
            <text:p>wrapper_notify_recv</text:p>
          </table:table-cell>
          <table:table-cell table:style-name="Default" table:formula="of:=['RAW Impl'.F283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oreapi.h">
            <text:p>coreapi.h</text:p>
          </table:table-cell>
          <table:table-cell table:style-name="Default" table:formula="of:=SUBSTITUTE(['RAW Impl'.D284];&quot;line:&quot;;&quot;&quot;)" office:value-type="string" office:string-value="232">
            <text:p>232</text:p>
          </table:table-cell>
          <table:table-cell table:style-name="Default" table:formula="of:=SUBSTITUTE(['RAW Impl'.E284];&quot;returntype:&quot;;&quot;&quot;)" office:value-type="string" office:string-value="class:CoreAPI">
            <text:p>class:CoreAPI</text:p>
          </table:table-cell>
          <table:table-cell table:style-name="Default" table:formula="of:=SUBSTITUTE(['RAW Impl'.G284];&quot;returntype:&quot;;&quot;&quot;)" office:value-type="string" office:string-value="void">
            <text:p>void</text:p>
          </table:table-cell>
          <table:table-cell table:style-name="Default" table:formula="of:=['RAW Impl'.A284]" office:value-type="string" office:string-value="wrapper_refer_received">
            <text:p>wrapper_refer_received</text:p>
          </table:table-cell>
          <table:table-cell table:style-name="Default" table:formula="of:=['RAW Impl'.F284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coreapi.h">
            <text:p>coreapi.h</text:p>
          </table:table-cell>
          <table:table-cell table:style-name="Default" table:formula="of:=SUBSTITUTE(['RAW Impl'.D285];&quot;line:&quot;;&quot;&quot;)" office:value-type="string" office:string-value="224">
            <text:p>224</text:p>
          </table:table-cell>
          <table:table-cell table:style-name="Default" table:formula="of:=SUBSTITUTE(['RAW Impl'.E285];&quot;returntype:&quot;;&quot;&quot;)" office:value-type="string" office:string-value="class:CoreAPI">
            <text:p>class:CoreAPI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wrapper_registration_state_changed">
            <text:p>wrapper_registration_state_changed</text:p>
          </table:table-cell>
          <table:table-cell table:style-name="Default" table:formula="of:=['RAW Impl'.F285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oreapi.h">
            <text:p>coreapi.h</text:p>
          </table:table-cell>
          <table:table-cell table:style-name="Default" table:formula="of:=SUBSTITUTE(['RAW Impl'.D286];&quot;line:&quot;;&quot;&quot;)" office:value-type="string" office:string-value="239">
            <text:p>239</text:p>
          </table:table-cell>
          <table:table-cell table:style-name="Default" table:formula="of:=SUBSTITUTE(['RAW Impl'.E286];&quot;returntype:&quot;;&quot;&quot;)" office:value-type="string" office:string-value="class:CoreAPI">
            <text:p>class:CoreAPI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wrapper_show">
            <text:p>wrapper_show</text:p>
          </table:table-cell>
          <table:table-cell table:style-name="Default" table:formula="of:=['RAW Impl'.F2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230">
            <text:p>230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void">
            <text:p>void</text:p>
          </table:table-cell>
          <table:table-cell table:style-name="Default" table:formula="of:=['RAW Impl'.A287]" office:value-type="string" office:string-value="wrapper_text_received">
            <text:p>wrapper_text_received</text:p>
          </table:table-cell>
          <table:table-cell table:style-name="Default" table:formula="of:=['RAW Impl'.F287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allapi.h">
            <text:p>callapi.h</text:p>
          </table:table-cell>
          <table:table-cell table:style-name="Default" table:formula="of:=SUBSTITUTE(['RAW Impl'.D288];&quot;line:&quot;;&quot;&quot;)" office:value-type="string" office:string-value="76">
            <text:p>76</text:p>
          </table:table-cell>
          <table:table-cell table:style-name="Default" table:formula="of:=SUBSTITUTE(['RAW Impl'.E288];&quot;returntype:&quot;;&quot;&quot;)" office:value-type="string" office:string-value="class:CallAPI">
            <text:p>class:Call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zoomVideo">
            <text:p>zoomVideo</text:p>
          </table:table-cell>
          <table:table-cell table:style-name="Default" table:formula="of:=['RAW Impl'.F288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addressapi.h">
            <text:p>addressapi.h</text:p>
          </table:table-cell>
          <table:table-cell table:style-name="Default" table:formula="of:=SUBSTITUTE(['RAW Impl'.D289];&quot;line:&quot;;&quot;&quot;)" office:value-type="string" office:string-value="39">
            <text:p>39</text:p>
          </table:table-cell>
          <table:table-cell table:style-name="Default" table:formula="of:=SUBSTITUTE(['RAW Impl'.E28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89];&quot;returntype:&quot;;&quot;&quot;)" office:value-type="string" office:string-value="virtual">
            <text:p>virtual</text:p>
          </table:table-cell>
          <table:table-cell table:style-name="Default" table:formula="of:=['RAW Impl'.A289]" office:value-type="string" office:string-value="~AddressAPI">
            <text:p>~AddressAPI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authinfoapi.h">
            <text:p>authinfoapi.h</text:p>
          </table:table-cell>
          <table:table-cell table:style-name="Default" table:formula="of:=SUBSTITUTE(['RAW Impl'.D290];&quot;line:&quot;;&quot;&quot;)" office:value-type="string" office:string-value="38">
            <text:p>38</text:p>
          </table:table-cell>
          <table:table-cell table:style-name="Default" table:formula="of:=SUBSTITUTE(['RAW Impl'.E29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90];&quot;returntype:&quot;;&quot;&quot;)">
            <text:p/>
          </table:table-cell>
          <table:table-cell table:style-name="Default" table:formula="of:=['RAW Impl'.A290]" office:value-type="string" office:string-value="~AuthInfoAPI">
            <text:p>~AuthInfoAPI</text:p>
          </table:table-cell>
          <table:table-cell table:style-name="Default" table:formula="of:=['RAW Impl'.F2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allapi.h">
            <text:p>callapi.h</text:p>
          </table:table-cell>
          <table:table-cell table:style-name="Default" table:formula="of:=SUBSTITUTE(['RAW Impl'.D291];&quot;line:&quot;;&quot;&quot;)" office:value-type="string" office:string-value="41">
            <text:p>41</text:p>
          </table:table-cell>
          <table:table-cell table:style-name="Default" table:formula="of:=SUBSTITUTE(['RAW Impl'.E291];&quot;returntype:&quot;;&quot;&quot;)" office:value-type="string" office:string-value="class:CallAPI">
            <text:p>class:CallAPI</text:p>
          </table:table-cell>
          <table:table-cell table:style-name="Default" table:formula="of:=SUBSTITUTE(['RAW Impl'.G291];&quot;returntype:&quot;;&quot;&quot;)" office:value-type="string" office:string-value="virtual">
            <text:p>virtual</text:p>
          </table:table-cell>
          <table:table-cell table:style-name="Default" table:formula="of:=['RAW Impl'.A291]" office:value-type="string" office:string-value="~CallAPI">
            <text:p>~CallAPI</text:p>
          </table:table-cell>
          <table:table-cell table:style-name="Default" table:formula="of:=['RAW Impl'.F29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alllogapi.h">
            <text:p>calllogapi.h</text:p>
          </table:table-cell>
          <table:table-cell table:style-name="Default" table:formula="of:=SUBSTITUTE(['RAW Impl'.D292];&quot;line:&quot;;&quot;&quot;)" office:value-type="string" office:string-value="36">
            <text:p>36</text:p>
          </table:table-cell>
          <table:table-cell table:style-name="Default" table:formula="of:=SUBSTITUTE(['RAW Impl'.E29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92];&quot;returntype:&quot;;&quot;&quot;)" office:value-type="string" office:string-value="virtual">
            <text:p>virtual</text:p>
          </table:table-cell>
          <table:table-cell table:style-name="Default" table:formula="of:=['RAW Impl'.A292]" office:value-type="string" office:string-value="~CallLogAPI">
            <text:p>~CallLogAPI</text:p>
          </table:table-cell>
          <table:table-cell table:style-name="Default" table:formula="of:=['RAW Impl'.F29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allparamsapi.h">
            <text:p>callparamsapi.h</text:p>
          </table:table-cell>
          <table:table-cell table:style-name="Default" table:formula="of:=SUBSTITUTE(['RAW Impl'.D293];&quot;line:&quot;;&quot;&quot;)" office:value-type="string" office:string-value="38">
            <text:p>38</text:p>
          </table:table-cell>
          <table:table-cell table:style-name="Default" table:formula="of:=SUBSTITUTE(['RAW Impl'.E29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3];&quot;returntype:&quot;;&quot;&quot;)">
            <text:p/>
          </table:table-cell>
          <table:table-cell table:style-name="Default" table:formula="of:=['RAW Impl'.A293]" office:value-type="string" office:string-value="~CallParamsAPI">
            <text:p>~CallParamsAPI</text:p>
          </table:table-cell>
          <table:table-cell table:style-name="Default" table:formula="of:=['RAW Impl'.F29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allstatsapi.h">
            <text:p>callstatsapi.h</text:p>
          </table:table-cell>
          <table:table-cell table:style-name="Default" table:formula="of:=SUBSTITUTE(['RAW Impl'.D294];&quot;line:&quot;;&quot;&quot;)" office:value-type="string" office:string-value="37">
            <text:p>37</text:p>
          </table:table-cell>
          <table:table-cell table:style-name="Default" table:formula="of:=SUBSTITUTE(['RAW Impl'.E29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94];&quot;returntype:&quot;;&quot;&quot;)">
            <text:p/>
          </table:table-cell>
          <table:table-cell table:style-name="Default" table:formula="of:=['RAW Impl'.A294]" office:value-type="string" office:string-value="~CallStatsAPI">
            <text:p>~CallStatsAPI</text:p>
          </table:table-cell>
          <table:table-cell table:style-name="Default" table:formula="of:=['RAW Impl'.F29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87">
            <text:p>87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>
            <text:p/>
          </table:table-cell>
          <table:table-cell table:style-name="Default" table:formula="of:=['RAW Impl'.A295]" office:value-type="string" office:string-value="~CoreAPI">
            <text:p>~CoreAPI</text:p>
          </table:table-cell>
          <table:table-cell table:style-name="Default" table:formula="of:=['RAW Impl'.F2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payloadtypeapi.h">
            <text:p>payloadtypeapi.h</text:p>
          </table:table-cell>
          <table:table-cell table:style-name="Default" table:formula="of:=SUBSTITUTE(['RAW Impl'.D296];&quot;line:&quot;;&quot;&quot;)" office:value-type="string" office:string-value="39">
            <text:p>39</text:p>
          </table:table-cell>
          <table:table-cell table:style-name="Default" table:formula="of:=SUBSTITUTE(['RAW Impl'.E29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96];&quot;returntype:&quot;;&quot;&quot;)">
            <text:p/>
          </table:table-cell>
          <table:table-cell table:style-name="Default" table:formula="of:=['RAW Impl'.A296]" office:value-type="string" office:string-value="~PayloadTypeAPI">
            <text:p>~PayloadTypeAPI</text:p>
          </table:table-cell>
          <table:table-cell table:style-name="Default" table:formula="of:=['RAW Impl'.F2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proxyconfigapi.h">
            <text:p>proxyconfigapi.h</text:p>
          </table:table-cell>
          <table:table-cell table:style-name="Default" table:formula="of:=SUBSTITUTE(['RAW Impl'.D297];&quot;line:&quot;;&quot;&quot;)" office:value-type="string" office:string-value="38">
            <text:p>38</text:p>
          </table:table-cell>
          <table:table-cell table:style-name="Default" table:formula="of:=SUBSTITUTE(['RAW Impl'.E2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97];&quot;returntype:&quot;;&quot;&quot;)">
            <text:p/>
          </table:table-cell>
          <table:table-cell table:style-name="Default" table:formula="of:=['RAW Impl'.A297]" office:value-type="string" office:string-value="~ProxyConfigAPI">
            <text:p>~ProxyConfigAPI</text:p>
          </table:table-cell>
          <table:table-cell table:style-name="Default" table:formula="of:=['RAW Impl'.F29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videoapi.h">
            <text:p>videoapi.h</text:p>
          </table:table-cell>
          <table:table-cell table:style-name="Default" table:formula="of:=SUBSTITUTE(['RAW Impl'.D298];&quot;line:&quot;;&quot;&quot;)" office:value-type="string" office:string-value="34">
            <text:p>34</text:p>
          </table:table-cell>
          <table:table-cell table:style-name="Default" table:formula="of:=SUBSTITUTE(['RAW Impl'.E29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98];&quot;returntype:&quot;;&quot;&quot;)">
            <text:p/>
          </table:table-cell>
          <table:table-cell table:style-name="Default" table:formula="of:=['RAW Impl'.A298]" office:value-type="string" office:string-value="~VideoAPI">
            <text:p>~VideoAPI</text:p>
          </table:table-cell>
          <table:table-cell table:style-name="Default" table:formula="of:=['RAW Impl'.F2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plugin.h">
            <text:p>coreplugin.h</text:p>
          </table:table-cell>
          <table:table-cell table:style-name="Default" table:formula="of:=SUBSTITUTE(['RAW Impl'.D299];&quot;line:&quot;;&quot;&quot;)" office:value-type="string" office:string-value="36">
            <text:p>36</text:p>
          </table:table-cell>
          <table:table-cell table:style-name="Default" table:formula="of:=SUBSTITUTE(['RAW Impl'.E299];&quot;returntype:&quot;;&quot;&quot;)" office:value-type="string" office:string-value="class:core">
            <text:p>class:core</text:p>
          </table:table-cell>
          <table:table-cell table:style-name="Default" table:formula="of:=SUBSTITUTE(['RAW Impl'.G299];&quot;returntype:&quot;;&quot;&quot;)" office:value-type="string" office:string-value="virtual">
            <text:p>virtual</text:p>
          </table:table-cell>
          <table:table-cell table:style-name="Default" table:formula="of:=['RAW Impl'.A299]" office:value-type="string" office:string-value="~core">
            <text:p>~core</text:p>
          </table:table-cell>
          <table:table-cell table:style-name="Default" table:formula="of:=['RAW Impl'.F29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videoplugin.h">
            <text:p>videoplugin.h</text:p>
          </table:table-cell>
          <table:table-cell table:style-name="Default" table:formula="of:=SUBSTITUTE(['RAW Impl'.D300];&quot;line:&quot;;&quot;&quot;)" office:value-type="string" office:string-value="40">
            <text:p>40</text:p>
          </table:table-cell>
          <table:table-cell table:style-name="Default" table:formula="of:=SUBSTITUTE(['RAW Impl'.E300];&quot;returntype:&quot;;&quot;&quot;)" office:value-type="string" office:string-value="class:video">
            <text:p>class:video</text:p>
          </table:table-cell>
          <table:table-cell table:style-name="Default" table:formula="of:=SUBSTITUTE(['RAW Impl'.G300];&quot;returntype:&quot;;&quot;&quot;)" office:value-type="string" office:string-value="virtual">
            <text:p>virtual</text:p>
          </table:table-cell>
          <table:table-cell table:style-name="Default" table:formula="of:=['RAW Impl'.A300]" office:value-type="string" office:string-value="~video">
            <text:p>~video</text:p>
          </table:table-cell>
          <table:table-cell table:style-name="Default" table:formula="of:=['RAW Impl'.F3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34">
          <table:table-cell table:number-columns-repeated="2"/>
          <table:table-cell table:style-name="ce80" table:number-columns-repeated="2"/>
          <table:table-cell/>
          <table:table-cell table:style-name="ce80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81" table:formula="of:=NOTATION(SUBSTITUTE([.E7];&quot;linphone_call_&quot;;&quot;&quot;))" office:value-type="string" office:string-value="cameraEnabled">
            <text:p>cameraEnabled</text:p>
          </table:table-cell>
          <table:table-cell table:style-name="ce82" office:value-type="string">
            <text:p>cameraEnabled</text:p>
          </table:table-cell>
          <table:table-cell table:style-name="ce82" office:value-type="string">
            <text:p>boolean</text:p>
          </table:table-cell>
          <table:table-cell table:style-name="ce83" table:formula="of:=SEEKIMPL(&quot;Impl&quot;;&quot;class:CallAPI&quot;;[.A7])" office:value-type="string" office:string-value="Yes">
            <text:p>Yes</text:p>
          </table:table-cell>
          <table:table-cell table:style-name="ce82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82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85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31T16:48:20</dc:date>
    <dc:creator>Yann Diorcet</dc:creator>
    <meta:editing-duration>PT19H28M36S</meta:editing-duration>
    <meta:editing-cycles>357</meta:editing-cycles>
    <meta:generator>LibreOffice/3.5$Linux_X86_64 LibreOffice_project/350m1$Build-2</meta:generator>
    <meta:document-statistic meta:table-count="15" meta:cell-count="1177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